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yfile" table:style-name="ta1">
        <table:shapes>
          <draw:frame draw:z-index="0" draw:style-name="gr1" draw:text-style-name="P1" svg:width="1049.61pt" svg:height="270.28pt" svg:x="282.47pt" svg:y="40.68pt">
            <loext:p draw:notify-on-update-of-ranges="myfile.B2:myfile.B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.46203685522845E+015" calcext:value-type="float">
            <text:p>1.46203685522845E+015</text:p>
          </table:table-cell>
          <table:table-cell/>
        </table:table-row>
        <table:table-row table:style-name="ro1">
          <table:table-cell office:value-type="float" office:value="1.46203685522963E+015" calcext:value-type="float">
            <text:p>1.46203685522963E+015</text:p>
          </table:table-cell>
          <table:table-cell table:formula="of:=[.A2]-[.A1]-1000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.46203685523074E+015" calcext:value-type="float">
            <text:p>1.46203685523074E+015</text:p>
          </table:table-cell>
          <table:table-cell table:formula="of:=[.A3]-[.A2]-100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.4620368552319E+015" calcext:value-type="float">
            <text:p>1.4620368552319E+015</text:p>
          </table:table-cell>
          <table:table-cell table:formula="of:=[.A4]-[.A3]-1000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.46203685523305E+015" calcext:value-type="float">
            <text:p>1.46203685523305E+015</text:p>
          </table:table-cell>
          <table:table-cell table:formula="of:=[.A5]-[.A4]-1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.46203685523421E+015" calcext:value-type="float">
            <text:p>1.46203685523421E+015</text:p>
          </table:table-cell>
          <table:table-cell table:formula="of:=[.A6]-[.A5]-1000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.46203685523537E+015" calcext:value-type="float">
            <text:p>1.46203685523537E+015</text:p>
          </table:table-cell>
          <table:table-cell table:formula="of:=[.A7]-[.A6]-1000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.4620368552365E+015" calcext:value-type="float">
            <text:p>1.4620368552365E+015</text:p>
          </table:table-cell>
          <table:table-cell table:formula="of:=[.A8]-[.A7]-100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.46203685523764E+015" calcext:value-type="float">
            <text:p>1.46203685523764E+015</text:p>
          </table:table-cell>
          <table:table-cell table:formula="of:=[.A9]-[.A8]-1000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.46203685523878E+015" calcext:value-type="float">
            <text:p>1.46203685523878E+015</text:p>
          </table:table-cell>
          <table:table-cell table:formula="of:=[.A10]-[.A9]-1000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.46203685523992E+015" calcext:value-type="float">
            <text:p>1.46203685523992E+015</text:p>
          </table:table-cell>
          <table:table-cell table:formula="of:=[.A11]-[.A10]-1000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.46203685524107E+015" calcext:value-type="float">
            <text:p>1.46203685524107E+015</text:p>
          </table:table-cell>
          <table:table-cell table:formula="of:=[.A12]-[.A11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24221E+015" calcext:value-type="float">
            <text:p>1.46203685524221E+015</text:p>
          </table:table-cell>
          <table:table-cell table:formula="of:=[.A13]-[.A12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524336E+015" calcext:value-type="float">
            <text:p>1.46203685524336E+015</text:p>
          </table:table-cell>
          <table:table-cell table:formula="of:=[.A14]-[.A13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24454E+015" calcext:value-type="float">
            <text:p>1.46203685524454E+015</text:p>
          </table:table-cell>
          <table:table-cell table:formula="of:=[.A15]-[.A14]-1000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.46203685524571E+015" calcext:value-type="float">
            <text:p>1.46203685524571E+015</text:p>
          </table:table-cell>
          <table:table-cell table:formula="of:=[.A16]-[.A15]-1000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.46203685524688E+015" calcext:value-type="float">
            <text:p>1.46203685524688E+015</text:p>
          </table:table-cell>
          <table:table-cell table:formula="of:=[.A17]-[.A16]-1000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.46203685524802E+015" calcext:value-type="float">
            <text:p>1.46203685524802E+015</text:p>
          </table:table-cell>
          <table:table-cell table:formula="of:=[.A18]-[.A17]-1000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.46203685524918E+015" calcext:value-type="float">
            <text:p>1.46203685524918E+015</text:p>
          </table:table-cell>
          <table:table-cell table:formula="of:=[.A19]-[.A18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525033E+015" calcext:value-type="float">
            <text:p>1.46203685525033E+015</text:p>
          </table:table-cell>
          <table:table-cell table:formula="of:=[.A20]-[.A19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525146E+015" calcext:value-type="float">
            <text:p>1.46203685525146E+015</text:p>
          </table:table-cell>
          <table:table-cell table:formula="of:=[.A21]-[.A20]-1000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.46203685525258E+015" calcext:value-type="float">
            <text:p>1.46203685525258E+015</text:p>
          </table:table-cell>
          <table:table-cell table:formula="of:=[.A22]-[.A21]-1000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.46203685525376E+015" calcext:value-type="float">
            <text:p>1.46203685525376E+015</text:p>
          </table:table-cell>
          <table:table-cell table:formula="of:=[.A23]-[.A22]-1000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.46203685525493E+015" calcext:value-type="float">
            <text:p>1.46203685525493E+015</text:p>
          </table:table-cell>
          <table:table-cell table:formula="of:=[.A24]-[.A23]-1000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.46203685525608E+015" calcext:value-type="float">
            <text:p>1.46203685525608E+015</text:p>
          </table:table-cell>
          <table:table-cell table:formula="of:=[.A25]-[.A24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25723E+015" calcext:value-type="float">
            <text:p>1.46203685525723E+015</text:p>
          </table:table-cell>
          <table:table-cell table:formula="of:=[.A26]-[.A25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525838E+015" calcext:value-type="float">
            <text:p>1.46203685525838E+015</text:p>
          </table:table-cell>
          <table:table-cell table:formula="of:=[.A27]-[.A26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525952E+015" calcext:value-type="float">
            <text:p>1.46203685525952E+015</text:p>
          </table:table-cell>
          <table:table-cell table:formula="of:=[.A28]-[.A27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26068E+015" calcext:value-type="float">
            <text:p>1.46203685526068E+015</text:p>
          </table:table-cell>
          <table:table-cell table:formula="of:=[.A29]-[.A28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26182E+015" calcext:value-type="float">
            <text:p>1.46203685526182E+015</text:p>
          </table:table-cell>
          <table:table-cell table:formula="of:=[.A30]-[.A29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526297E+015" calcext:value-type="float">
            <text:p>1.46203685526297E+015</text:p>
          </table:table-cell>
          <table:table-cell table:formula="of:=[.A31]-[.A30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526412E+015" calcext:value-type="float">
            <text:p>1.46203685526412E+015</text:p>
          </table:table-cell>
          <table:table-cell table:formula="of:=[.A32]-[.A31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26523E+015" calcext:value-type="float">
            <text:p>1.46203685526523E+015</text:p>
          </table:table-cell>
          <table:table-cell table:formula="of:=[.A33]-[.A32]-1000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46203685526636E+015" calcext:value-type="float">
            <text:p>1.46203685526636E+015</text:p>
          </table:table-cell>
          <table:table-cell table:formula="of:=[.A34]-[.A33]-1000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.46203685526747E+015" calcext:value-type="float">
            <text:p>1.46203685526747E+015</text:p>
          </table:table-cell>
          <table:table-cell table:formula="of:=[.A35]-[.A34]-1000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.46203685526858E+015" calcext:value-type="float">
            <text:p>1.46203685526858E+015</text:p>
          </table:table-cell>
          <table:table-cell table:formula="of:=[.A36]-[.A35]-1000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.46203685526968E+015" calcext:value-type="float">
            <text:p>1.46203685526968E+015</text:p>
          </table:table-cell>
          <table:table-cell table:formula="of:=[.A37]-[.A36]-1000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.46203685527078E+015" calcext:value-type="float">
            <text:p>1.46203685527078E+015</text:p>
          </table:table-cell>
          <table:table-cell table:formula="of:=[.A38]-[.A37]-1000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.46203685527192E+015" calcext:value-type="float">
            <text:p>1.46203685527192E+015</text:p>
          </table:table-cell>
          <table:table-cell table:formula="of:=[.A39]-[.A38]-1000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.46203685527307E+015" calcext:value-type="float">
            <text:p>1.46203685527307E+015</text:p>
          </table:table-cell>
          <table:table-cell table:formula="of:=[.A40]-[.A39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527421E+015" calcext:value-type="float">
            <text:p>1.46203685527421E+015</text:p>
          </table:table-cell>
          <table:table-cell table:formula="of:=[.A41]-[.A40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527537E+015" calcext:value-type="float">
            <text:p>1.46203685527537E+015</text:p>
          </table:table-cell>
          <table:table-cell table:formula="of:=[.A42]-[.A41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527654E+015" calcext:value-type="float">
            <text:p>1.46203685527654E+015</text:p>
          </table:table-cell>
          <table:table-cell table:formula="of:=[.A43]-[.A42]-100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.46203685527769E+015" calcext:value-type="float">
            <text:p>1.46203685527769E+015</text:p>
          </table:table-cell>
          <table:table-cell table:formula="of:=[.A44]-[.A43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27884E+015" calcext:value-type="float">
            <text:p>1.46203685527884E+015</text:p>
          </table:table-cell>
          <table:table-cell table:formula="of:=[.A45]-[.A44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27999E+015" calcext:value-type="float">
            <text:p>1.46203685527999E+015</text:p>
          </table:table-cell>
          <table:table-cell table:formula="of:=[.A46]-[.A45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28112E+015" calcext:value-type="float">
            <text:p>1.46203685528112E+015</text:p>
          </table:table-cell>
          <table:table-cell table:formula="of:=[.A47]-[.A46]-1000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.46203685528228E+015" calcext:value-type="float">
            <text:p>1.46203685528228E+015</text:p>
          </table:table-cell>
          <table:table-cell table:formula="of:=[.A48]-[.A47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528343E+015" calcext:value-type="float">
            <text:p>1.46203685528343E+015</text:p>
          </table:table-cell>
          <table:table-cell table:formula="of:=[.A49]-[.A48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28455E+015" calcext:value-type="float">
            <text:p>1.46203685528455E+015</text:p>
          </table:table-cell>
          <table:table-cell table:formula="of:=[.A50]-[.A49]-1000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.46203685528566E+015" calcext:value-type="float">
            <text:p>1.46203685528566E+015</text:p>
          </table:table-cell>
          <table:table-cell table:formula="of:=[.A51]-[.A50]-1000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.46203685528882E+015" calcext:value-type="float">
            <text:p>1.46203685528882E+015</text:p>
          </table:table-cell>
          <table:table-cell table:formula="of:=[.A52]-[.A51]-1000"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1.46203685528997E+015" calcext:value-type="float">
            <text:p>1.46203685528997E+015</text:p>
          </table:table-cell>
          <table:table-cell table:formula="of:=[.A53]-[.A52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52911E+015" calcext:value-type="float">
            <text:p>1.4620368552911E+015</text:p>
          </table:table-cell>
          <table:table-cell table:formula="of:=[.A54]-[.A53]-1000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.46203685529223E+015" calcext:value-type="float">
            <text:p>1.46203685529223E+015</text:p>
          </table:table-cell>
          <table:table-cell table:formula="of:=[.A55]-[.A54]-1000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.46203685529336E+015" calcext:value-type="float">
            <text:p>1.46203685529336E+015</text:p>
          </table:table-cell>
          <table:table-cell table:formula="of:=[.A56]-[.A55]-1000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.46203685529449E+015" calcext:value-type="float">
            <text:p>1.46203685529449E+015</text:p>
          </table:table-cell>
          <table:table-cell table:formula="of:=[.A57]-[.A56]-1000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.46203685529564E+015" calcext:value-type="float">
            <text:p>1.46203685529564E+015</text:p>
          </table:table-cell>
          <table:table-cell table:formula="of:=[.A58]-[.A57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29676E+015" calcext:value-type="float">
            <text:p>1.46203685529676E+015</text:p>
          </table:table-cell>
          <table:table-cell table:formula="of:=[.A59]-[.A58]-1000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.46203685529788E+015" calcext:value-type="float">
            <text:p>1.46203685529788E+015</text:p>
          </table:table-cell>
          <table:table-cell table:formula="of:=[.A60]-[.A59]-1000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.462036855299E+015" calcext:value-type="float">
            <text:p>1.462036855299E+015</text:p>
          </table:table-cell>
          <table:table-cell table:formula="of:=[.A61]-[.A60]-1000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.46203685530013E+015" calcext:value-type="float">
            <text:p>1.46203685530013E+015</text:p>
          </table:table-cell>
          <table:table-cell table:formula="of:=[.A62]-[.A61]-1000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.46203685530125E+015" calcext:value-type="float">
            <text:p>1.46203685530125E+015</text:p>
          </table:table-cell>
          <table:table-cell table:formula="of:=[.A63]-[.A62]-1000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.46203685530237E+015" calcext:value-type="float">
            <text:p>1.46203685530237E+015</text:p>
          </table:table-cell>
          <table:table-cell table:formula="of:=[.A64]-[.A63]-1000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.46203685530349E+015" calcext:value-type="float">
            <text:p>1.46203685530349E+015</text:p>
          </table:table-cell>
          <table:table-cell table:formula="of:=[.A65]-[.A64]-1000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.46203685530461E+015" calcext:value-type="float">
            <text:p>1.46203685530461E+015</text:p>
          </table:table-cell>
          <table:table-cell table:formula="of:=[.A66]-[.A65]-1000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.46203685530578E+015" calcext:value-type="float">
            <text:p>1.46203685530578E+015</text:p>
          </table:table-cell>
          <table:table-cell table:formula="of:=[.A67]-[.A66]-1000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.46203685530695E+015" calcext:value-type="float">
            <text:p>1.46203685530695E+015</text:p>
          </table:table-cell>
          <table:table-cell table:formula="of:=[.A68]-[.A67]-1000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.46203685530809E+015" calcext:value-type="float">
            <text:p>1.46203685530809E+015</text:p>
          </table:table-cell>
          <table:table-cell table:formula="of:=[.A69]-[.A68]-1000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.46203685530924E+015" calcext:value-type="float">
            <text:p>1.46203685530924E+015</text:p>
          </table:table-cell>
          <table:table-cell table:formula="of:=[.A70]-[.A69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531038E+015" calcext:value-type="float">
            <text:p>1.46203685531038E+015</text:p>
          </table:table-cell>
          <table:table-cell table:formula="of:=[.A71]-[.A70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531153E+015" calcext:value-type="float">
            <text:p>1.46203685531153E+015</text:p>
          </table:table-cell>
          <table:table-cell table:formula="of:=[.A72]-[.A71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531267E+015" calcext:value-type="float">
            <text:p>1.46203685531267E+015</text:p>
          </table:table-cell>
          <table:table-cell table:formula="of:=[.A73]-[.A72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531381E+015" calcext:value-type="float">
            <text:p>1.46203685531381E+015</text:p>
          </table:table-cell>
          <table:table-cell table:formula="of:=[.A74]-[.A73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531494E+015" calcext:value-type="float">
            <text:p>1.46203685531494E+015</text:p>
          </table:table-cell>
          <table:table-cell table:formula="of:=[.A75]-[.A74]-1000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.46203685531607E+015" calcext:value-type="float">
            <text:p>1.46203685531607E+015</text:p>
          </table:table-cell>
          <table:table-cell table:formula="of:=[.A76]-[.A75]-100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.46203685531722E+015" calcext:value-type="float">
            <text:p>1.46203685531722E+015</text:p>
          </table:table-cell>
          <table:table-cell table:formula="of:=[.A77]-[.A76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531835E+015" calcext:value-type="float">
            <text:p>1.46203685531835E+015</text:p>
          </table:table-cell>
          <table:table-cell table:formula="of:=[.A78]-[.A77]-100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.46203685531945E+015" calcext:value-type="float">
            <text:p>1.46203685531945E+015</text:p>
          </table:table-cell>
          <table:table-cell table:formula="of:=[.A79]-[.A78]-1000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.46203685532063E+015" calcext:value-type="float">
            <text:p>1.46203685532063E+015</text:p>
          </table:table-cell>
          <table:table-cell table:formula="of:=[.A80]-[.A79]-1000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.46203685532179E+015" calcext:value-type="float">
            <text:p>1.46203685532179E+015</text:p>
          </table:table-cell>
          <table:table-cell table:formula="of:=[.A81]-[.A80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532294E+015" calcext:value-type="float">
            <text:p>1.46203685532294E+015</text:p>
          </table:table-cell>
          <table:table-cell table:formula="of:=[.A82]-[.A81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32408E+015" calcext:value-type="float">
            <text:p>1.46203685532408E+015</text:p>
          </table:table-cell>
          <table:table-cell table:formula="of:=[.A83]-[.A82]-1000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.46203685532523E+015" calcext:value-type="float">
            <text:p>1.46203685532523E+015</text:p>
          </table:table-cell>
          <table:table-cell table:formula="of:=[.A84]-[.A83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32636E+015" calcext:value-type="float">
            <text:p>1.46203685532636E+015</text:p>
          </table:table-cell>
          <table:table-cell table:formula="of:=[.A85]-[.A84]-1000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.46203685532751E+015" calcext:value-type="float">
            <text:p>1.46203685532751E+015</text:p>
          </table:table-cell>
          <table:table-cell table:formula="of:=[.A86]-[.A85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32866E+015" calcext:value-type="float">
            <text:p>1.46203685532866E+015</text:p>
          </table:table-cell>
          <table:table-cell table:formula="of:=[.A87]-[.A86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532981E+015" calcext:value-type="float">
            <text:p>1.46203685532981E+015</text:p>
          </table:table-cell>
          <table:table-cell table:formula="of:=[.A88]-[.A87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33097E+015" calcext:value-type="float">
            <text:p>1.46203685533097E+015</text:p>
          </table:table-cell>
          <table:table-cell table:formula="of:=[.A89]-[.A88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533211E+015" calcext:value-type="float">
            <text:p>1.46203685533211E+015</text:p>
          </table:table-cell>
          <table:table-cell table:formula="of:=[.A90]-[.A89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33326E+015" calcext:value-type="float">
            <text:p>1.46203685533326E+015</text:p>
          </table:table-cell>
          <table:table-cell table:formula="of:=[.A91]-[.A90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33442E+015" calcext:value-type="float">
            <text:p>1.46203685533442E+015</text:p>
          </table:table-cell>
          <table:table-cell table:formula="of:=[.A92]-[.A91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533557E+015" calcext:value-type="float">
            <text:p>1.46203685533557E+015</text:p>
          </table:table-cell>
          <table:table-cell table:formula="of:=[.A93]-[.A92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33672E+015" calcext:value-type="float">
            <text:p>1.46203685533672E+015</text:p>
          </table:table-cell>
          <table:table-cell table:formula="of:=[.A94]-[.A93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33787E+015" calcext:value-type="float">
            <text:p>1.46203685533787E+015</text:p>
          </table:table-cell>
          <table:table-cell table:formula="of:=[.A95]-[.A94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33902E+015" calcext:value-type="float">
            <text:p>1.46203685533902E+015</text:p>
          </table:table-cell>
          <table:table-cell table:formula="of:=[.A96]-[.A95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34017E+015" calcext:value-type="float">
            <text:p>1.46203685534017E+015</text:p>
          </table:table-cell>
          <table:table-cell table:formula="of:=[.A97]-[.A96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34132E+015" calcext:value-type="float">
            <text:p>1.46203685534132E+015</text:p>
          </table:table-cell>
          <table:table-cell table:formula="of:=[.A98]-[.A97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34247E+015" calcext:value-type="float">
            <text:p>1.46203685534247E+015</text:p>
          </table:table-cell>
          <table:table-cell table:formula="of:=[.A99]-[.A98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34361E+015" calcext:value-type="float">
            <text:p>1.46203685534361E+015</text:p>
          </table:table-cell>
          <table:table-cell table:formula="of:=[.A100]-[.A99]-1000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.4620368553447E+015" calcext:value-type="float">
            <text:p>1.4620368553447E+015</text:p>
          </table:table-cell>
          <table:table-cell table:formula="of:=[.A101]-[.A100]-1000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.46203685534579E+015" calcext:value-type="float">
            <text:p>1.46203685534579E+015</text:p>
          </table:table-cell>
          <table:table-cell table:formula="of:=[.A102]-[.A101]-1000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.4620368553469E+015" calcext:value-type="float">
            <text:p>1.4620368553469E+015</text:p>
          </table:table-cell>
          <table:table-cell table:formula="of:=[.A103]-[.A102]-1000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.46203685534806E+015" calcext:value-type="float">
            <text:p>1.46203685534806E+015</text:p>
          </table:table-cell>
          <table:table-cell table:formula="of:=[.A104]-[.A103]-1000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.46203685534926E+015" calcext:value-type="float">
            <text:p>1.46203685534926E+015</text:p>
          </table:table-cell>
          <table:table-cell table:formula="of:=[.A105]-[.A104]-1000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.46203685535043E+015" calcext:value-type="float">
            <text:p>1.46203685535043E+015</text:p>
          </table:table-cell>
          <table:table-cell table:formula="of:=[.A106]-[.A105]-1000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.46203685535157E+015" calcext:value-type="float">
            <text:p>1.46203685535157E+015</text:p>
          </table:table-cell>
          <table:table-cell table:formula="of:=[.A107]-[.A106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535274E+015" calcext:value-type="float">
            <text:p>1.46203685535274E+015</text:p>
          </table:table-cell>
          <table:table-cell table:formula="of:=[.A108]-[.A107]-1000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.4620368553539E+015" calcext:value-type="float">
            <text:p>1.4620368553539E+015</text:p>
          </table:table-cell>
          <table:table-cell table:formula="of:=[.A109]-[.A108]-1000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.46203685535506E+015" calcext:value-type="float">
            <text:p>1.46203685535506E+015</text:p>
          </table:table-cell>
          <table:table-cell table:formula="of:=[.A110]-[.A109]-1000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.46203685535622E+015" calcext:value-type="float">
            <text:p>1.46203685535622E+015</text:p>
          </table:table-cell>
          <table:table-cell table:formula="of:=[.A111]-[.A110]-1000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.46203685535738E+015" calcext:value-type="float">
            <text:p>1.46203685535738E+015</text:p>
          </table:table-cell>
          <table:table-cell table:formula="of:=[.A112]-[.A111]-1000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.46203685535854E+015" calcext:value-type="float">
            <text:p>1.46203685535854E+015</text:p>
          </table:table-cell>
          <table:table-cell table:formula="of:=[.A113]-[.A112]-1000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.46203685535969E+015" calcext:value-type="float">
            <text:p>1.46203685535969E+015</text:p>
          </table:table-cell>
          <table:table-cell table:formula="of:=[.A114]-[.A113]-1000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.46203685536085E+015" calcext:value-type="float">
            <text:p>1.46203685536085E+015</text:p>
          </table:table-cell>
          <table:table-cell table:formula="of:=[.A115]-[.A114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536201E+015" calcext:value-type="float">
            <text:p>1.46203685536201E+015</text:p>
          </table:table-cell>
          <table:table-cell table:formula="of:=[.A116]-[.A115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536317E+015" calcext:value-type="float">
            <text:p>1.46203685536317E+015</text:p>
          </table:table-cell>
          <table:table-cell table:formula="of:=[.A117]-[.A116]-100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.46203685536432E+015" calcext:value-type="float">
            <text:p>1.46203685536432E+015</text:p>
          </table:table-cell>
          <table:table-cell table:formula="of:=[.A118]-[.A117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536548E+015" calcext:value-type="float">
            <text:p>1.46203685536548E+015</text:p>
          </table:table-cell>
          <table:table-cell table:formula="of:=[.A119]-[.A118]-1000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.46203685536664E+015" calcext:value-type="float">
            <text:p>1.46203685536664E+015</text:p>
          </table:table-cell>
          <table:table-cell table:formula="of:=[.A120]-[.A119]-100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.4620368553678E+015" calcext:value-type="float">
            <text:p>1.4620368553678E+015</text:p>
          </table:table-cell>
          <table:table-cell table:formula="of:=[.A121]-[.A120]-1000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.46203685536893E+015" calcext:value-type="float">
            <text:p>1.46203685536893E+015</text:p>
          </table:table-cell>
          <table:table-cell table:formula="of:=[.A122]-[.A121]-1000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.46203685537008E+015" calcext:value-type="float">
            <text:p>1.46203685537008E+015</text:p>
          </table:table-cell>
          <table:table-cell table:formula="of:=[.A123]-[.A122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537126E+015" calcext:value-type="float">
            <text:p>1.46203685537126E+015</text:p>
          </table:table-cell>
          <table:table-cell table:formula="of:=[.A124]-[.A123]-1000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.46203685537242E+015" calcext:value-type="float">
            <text:p>1.46203685537242E+015</text:p>
          </table:table-cell>
          <table:table-cell table:formula="of:=[.A125]-[.A124]-1000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.46203685537357E+015" calcext:value-type="float">
            <text:p>1.46203685537357E+015</text:p>
          </table:table-cell>
          <table:table-cell table:formula="of:=[.A126]-[.A125]-1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.46203685537473E+015" calcext:value-type="float">
            <text:p>1.46203685537473E+015</text:p>
          </table:table-cell>
          <table:table-cell table:formula="of:=[.A127]-[.A126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537587E+015" calcext:value-type="float">
            <text:p>1.46203685537587E+015</text:p>
          </table:table-cell>
          <table:table-cell table:formula="of:=[.A128]-[.A127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5377E+015" calcext:value-type="float">
            <text:p>1.462036855377E+015</text:p>
          </table:table-cell>
          <table:table-cell table:formula="of:=[.A129]-[.A128]-1000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.46203685537811E+015" calcext:value-type="float">
            <text:p>1.46203685537811E+015</text:p>
          </table:table-cell>
          <table:table-cell table:formula="of:=[.A130]-[.A129]-1000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.46203685537926E+015" calcext:value-type="float">
            <text:p>1.46203685537926E+015</text:p>
          </table:table-cell>
          <table:table-cell table:formula="of:=[.A131]-[.A130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38048E+015" calcext:value-type="float">
            <text:p>1.46203685538048E+015</text:p>
          </table:table-cell>
          <table:table-cell table:formula="of:=[.A132]-[.A131]-1000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.46203685538167E+015" calcext:value-type="float">
            <text:p>1.46203685538167E+015</text:p>
          </table:table-cell>
          <table:table-cell table:formula="of:=[.A133]-[.A132]-1000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.46203685538287E+015" calcext:value-type="float">
            <text:p>1.46203685538287E+015</text:p>
          </table:table-cell>
          <table:table-cell table:formula="of:=[.A134]-[.A133]-1000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.46203685538404E+015" calcext:value-type="float">
            <text:p>1.46203685538404E+015</text:p>
          </table:table-cell>
          <table:table-cell table:formula="of:=[.A135]-[.A134]-1000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.4620368553852E+015" calcext:value-type="float">
            <text:p>1.4620368553852E+015</text:p>
          </table:table-cell>
          <table:table-cell table:formula="of:=[.A136]-[.A135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538638E+015" calcext:value-type="float">
            <text:p>1.46203685538638E+015</text:p>
          </table:table-cell>
          <table:table-cell table:formula="of:=[.A137]-[.A136]-1000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.46203685538753E+015" calcext:value-type="float">
            <text:p>1.46203685538753E+015</text:p>
          </table:table-cell>
          <table:table-cell table:formula="of:=[.A138]-[.A137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3887E+015" calcext:value-type="float">
            <text:p>1.4620368553887E+015</text:p>
          </table:table-cell>
          <table:table-cell table:formula="of:=[.A139]-[.A138]-1000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.46203685538985E+015" calcext:value-type="float">
            <text:p>1.46203685538985E+015</text:p>
          </table:table-cell>
          <table:table-cell table:formula="of:=[.A140]-[.A139]-1000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.46203685539103E+015" calcext:value-type="float">
            <text:p>1.46203685539103E+015</text:p>
          </table:table-cell>
          <table:table-cell table:formula="of:=[.A141]-[.A140]-1000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.46203685539219E+015" calcext:value-type="float">
            <text:p>1.46203685539219E+015</text:p>
          </table:table-cell>
          <table:table-cell table:formula="of:=[.A142]-[.A141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539334E+015" calcext:value-type="float">
            <text:p>1.46203685539334E+015</text:p>
          </table:table-cell>
          <table:table-cell table:formula="of:=[.A143]-[.A142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53945E+015" calcext:value-type="float">
            <text:p>1.4620368553945E+015</text:p>
          </table:table-cell>
          <table:table-cell table:formula="of:=[.A144]-[.A143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539568E+015" calcext:value-type="float">
            <text:p>1.46203685539568E+015</text:p>
          </table:table-cell>
          <table:table-cell table:formula="of:=[.A145]-[.A144]-1000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.46203685539678E+015" calcext:value-type="float">
            <text:p>1.46203685539678E+015</text:p>
          </table:table-cell>
          <table:table-cell table:formula="of:=[.A146]-[.A145]-1000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.4620368553979E+015" calcext:value-type="float">
            <text:p>1.4620368553979E+015</text:p>
          </table:table-cell>
          <table:table-cell table:formula="of:=[.A147]-[.A146]-1000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.46203685539906E+015" calcext:value-type="float">
            <text:p>1.46203685539906E+015</text:p>
          </table:table-cell>
          <table:table-cell table:formula="of:=[.A148]-[.A147]-1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.46203685540021E+015" calcext:value-type="float">
            <text:p>1.46203685540021E+015</text:p>
          </table:table-cell>
          <table:table-cell table:formula="of:=[.A149]-[.A148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40136E+015" calcext:value-type="float">
            <text:p>1.46203685540136E+015</text:p>
          </table:table-cell>
          <table:table-cell table:formula="of:=[.A150]-[.A149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40248E+015" calcext:value-type="float">
            <text:p>1.46203685540248E+015</text:p>
          </table:table-cell>
          <table:table-cell table:formula="of:=[.A151]-[.A150]-1000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.46203685540365E+015" calcext:value-type="float">
            <text:p>1.46203685540365E+015</text:p>
          </table:table-cell>
          <table:table-cell table:formula="of:=[.A152]-[.A151]-1000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.4620368554048E+015" calcext:value-type="float">
            <text:p>1.4620368554048E+015</text:p>
          </table:table-cell>
          <table:table-cell table:formula="of:=[.A153]-[.A152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540595E+015" calcext:value-type="float">
            <text:p>1.46203685540595E+015</text:p>
          </table:table-cell>
          <table:table-cell table:formula="of:=[.A154]-[.A153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40708E+015" calcext:value-type="float">
            <text:p>1.46203685540708E+015</text:p>
          </table:table-cell>
          <table:table-cell table:formula="of:=[.A155]-[.A154]-1000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.46203685540819E+015" calcext:value-type="float">
            <text:p>1.46203685540819E+015</text:p>
          </table:table-cell>
          <table:table-cell table:formula="of:=[.A156]-[.A155]-1000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.46203685540931E+015" calcext:value-type="float">
            <text:p>1.46203685540931E+015</text:p>
          </table:table-cell>
          <table:table-cell table:formula="of:=[.A157]-[.A156]-1000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.46203685541042E+015" calcext:value-type="float">
            <text:p>1.46203685541042E+015</text:p>
          </table:table-cell>
          <table:table-cell table:formula="of:=[.A158]-[.A157]-100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.46203685541152E+015" calcext:value-type="float">
            <text:p>1.46203685541152E+015</text:p>
          </table:table-cell>
          <table:table-cell table:formula="of:=[.A159]-[.A158]-1000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.46203685541266E+015" calcext:value-type="float">
            <text:p>1.46203685541266E+015</text:p>
          </table:table-cell>
          <table:table-cell table:formula="of:=[.A160]-[.A159]-1000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.46203685541381E+015" calcext:value-type="float">
            <text:p>1.46203685541381E+015</text:p>
          </table:table-cell>
          <table:table-cell table:formula="of:=[.A161]-[.A160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41496E+015" calcext:value-type="float">
            <text:p>1.46203685541496E+015</text:p>
          </table:table-cell>
          <table:table-cell table:formula="of:=[.A162]-[.A161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41611E+015" calcext:value-type="float">
            <text:p>1.46203685541611E+015</text:p>
          </table:table-cell>
          <table:table-cell table:formula="of:=[.A163]-[.A162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41726E+015" calcext:value-type="float">
            <text:p>1.46203685541726E+015</text:p>
          </table:table-cell>
          <table:table-cell table:formula="of:=[.A164]-[.A163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41839E+015" calcext:value-type="float">
            <text:p>1.46203685541839E+015</text:p>
          </table:table-cell>
          <table:table-cell table:formula="of:=[.A165]-[.A164]-1000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.46203685541956E+015" calcext:value-type="float">
            <text:p>1.46203685541956E+015</text:p>
          </table:table-cell>
          <table:table-cell table:formula="of:=[.A166]-[.A165]-1000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.46203685542071E+015" calcext:value-type="float">
            <text:p>1.46203685542071E+015</text:p>
          </table:table-cell>
          <table:table-cell table:formula="of:=[.A167]-[.A166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542186E+015" calcext:value-type="float">
            <text:p>1.46203685542186E+015</text:p>
          </table:table-cell>
          <table:table-cell table:formula="of:=[.A168]-[.A167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42301E+015" calcext:value-type="float">
            <text:p>1.46203685542301E+015</text:p>
          </table:table-cell>
          <table:table-cell table:formula="of:=[.A169]-[.A168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542416E+015" calcext:value-type="float">
            <text:p>1.46203685542416E+015</text:p>
          </table:table-cell>
          <table:table-cell table:formula="of:=[.A170]-[.A169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42531E+015" calcext:value-type="float">
            <text:p>1.46203685542531E+015</text:p>
          </table:table-cell>
          <table:table-cell table:formula="of:=[.A171]-[.A170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42646E+015" calcext:value-type="float">
            <text:p>1.46203685542646E+015</text:p>
          </table:table-cell>
          <table:table-cell table:formula="of:=[.A172]-[.A171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42763E+015" calcext:value-type="float">
            <text:p>1.46203685542763E+015</text:p>
          </table:table-cell>
          <table:table-cell table:formula="of:=[.A173]-[.A172]-1000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.46203685542879E+015" calcext:value-type="float">
            <text:p>1.46203685542879E+015</text:p>
          </table:table-cell>
          <table:table-cell table:formula="of:=[.A174]-[.A173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542994E+015" calcext:value-type="float">
            <text:p>1.46203685542994E+015</text:p>
          </table:table-cell>
          <table:table-cell table:formula="of:=[.A175]-[.A174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43109E+015" calcext:value-type="float">
            <text:p>1.46203685543109E+015</text:p>
          </table:table-cell>
          <table:table-cell table:formula="of:=[.A176]-[.A175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43224E+015" calcext:value-type="float">
            <text:p>1.46203685543224E+015</text:p>
          </table:table-cell>
          <table:table-cell table:formula="of:=[.A177]-[.A176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43339E+015" calcext:value-type="float">
            <text:p>1.46203685543339E+015</text:p>
          </table:table-cell>
          <table:table-cell table:formula="of:=[.A178]-[.A177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43451E+015" calcext:value-type="float">
            <text:p>1.46203685543451E+015</text:p>
          </table:table-cell>
          <table:table-cell table:formula="of:=[.A179]-[.A178]-1000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.46203685543564E+015" calcext:value-type="float">
            <text:p>1.46203685543564E+015</text:p>
          </table:table-cell>
          <table:table-cell table:formula="of:=[.A180]-[.A179]-1000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.46203685543676E+015" calcext:value-type="float">
            <text:p>1.46203685543676E+015</text:p>
          </table:table-cell>
          <table:table-cell table:formula="of:=[.A181]-[.A180]-1000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.46203685543788E+015" calcext:value-type="float">
            <text:p>1.46203685543788E+015</text:p>
          </table:table-cell>
          <table:table-cell table:formula="of:=[.A182]-[.A181]-1000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.46203685543905E+015" calcext:value-type="float">
            <text:p>1.46203685543905E+015</text:p>
          </table:table-cell>
          <table:table-cell table:formula="of:=[.A183]-[.A182]-1000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.46203685544024E+015" calcext:value-type="float">
            <text:p>1.46203685544024E+015</text:p>
          </table:table-cell>
          <table:table-cell table:formula="of:=[.A184]-[.A183]-1000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.46203685544142E+015" calcext:value-type="float">
            <text:p>1.46203685544142E+015</text:p>
          </table:table-cell>
          <table:table-cell table:formula="of:=[.A185]-[.A184]-1000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.46203685544261E+015" calcext:value-type="float">
            <text:p>1.46203685544261E+015</text:p>
          </table:table-cell>
          <table:table-cell table:formula="of:=[.A186]-[.A185]-1000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.46203685544378E+015" calcext:value-type="float">
            <text:p>1.46203685544378E+015</text:p>
          </table:table-cell>
          <table:table-cell table:formula="of:=[.A187]-[.A186]-1000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.46203685544496E+015" calcext:value-type="float">
            <text:p>1.46203685544496E+015</text:p>
          </table:table-cell>
          <table:table-cell table:formula="of:=[.A188]-[.A187]-1000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.46203685544613E+015" calcext:value-type="float">
            <text:p>1.46203685544613E+015</text:p>
          </table:table-cell>
          <table:table-cell table:formula="of:=[.A189]-[.A188]-1000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.46203685544731E+015" calcext:value-type="float">
            <text:p>1.46203685544731E+015</text:p>
          </table:table-cell>
          <table:table-cell table:formula="of:=[.A190]-[.A189]-1000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.46203685544847E+015" calcext:value-type="float">
            <text:p>1.46203685544847E+015</text:p>
          </table:table-cell>
          <table:table-cell table:formula="of:=[.A191]-[.A190]-1000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.46203685544963E+015" calcext:value-type="float">
            <text:p>1.46203685544963E+015</text:p>
          </table:table-cell>
          <table:table-cell table:formula="of:=[.A192]-[.A191]-1000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.46203685545081E+015" calcext:value-type="float">
            <text:p>1.46203685545081E+015</text:p>
          </table:table-cell>
          <table:table-cell table:formula="of:=[.A193]-[.A192]-1000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.46203685545193E+015" calcext:value-type="float">
            <text:p>1.46203685545193E+015</text:p>
          </table:table-cell>
          <table:table-cell table:formula="of:=[.A194]-[.A193]-1000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.46203685545308E+015" calcext:value-type="float">
            <text:p>1.46203685545308E+015</text:p>
          </table:table-cell>
          <table:table-cell table:formula="of:=[.A195]-[.A194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545423E+015" calcext:value-type="float">
            <text:p>1.46203685545423E+015</text:p>
          </table:table-cell>
          <table:table-cell table:formula="of:=[.A196]-[.A195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45539E+015" calcext:value-type="float">
            <text:p>1.46203685545539E+015</text:p>
          </table:table-cell>
          <table:table-cell table:formula="of:=[.A197]-[.A196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545654E+015" calcext:value-type="float">
            <text:p>1.46203685545654E+015</text:p>
          </table:table-cell>
          <table:table-cell table:formula="of:=[.A198]-[.A197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45769E+015" calcext:value-type="float">
            <text:p>1.46203685545769E+015</text:p>
          </table:table-cell>
          <table:table-cell table:formula="of:=[.A199]-[.A198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45885E+015" calcext:value-type="float">
            <text:p>1.46203685545885E+015</text:p>
          </table:table-cell>
          <table:table-cell table:formula="of:=[.A200]-[.A199]-1000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.46203685546001E+015" calcext:value-type="float">
            <text:p>1.46203685546001E+015</text:p>
          </table:table-cell>
          <table:table-cell table:formula="of:=[.A201]-[.A200]-1000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.46203685546113E+015" calcext:value-type="float">
            <text:p>1.46203685546113E+015</text:p>
          </table:table-cell>
          <table:table-cell table:formula="of:=[.A202]-[.A201]-100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46203685546226E+015" calcext:value-type="float">
            <text:p>1.46203685546226E+015</text:p>
          </table:table-cell>
          <table:table-cell table:formula="of:=[.A203]-[.A202]-1000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.46203685546342E+015" calcext:value-type="float">
            <text:p>1.46203685546342E+015</text:p>
          </table:table-cell>
          <table:table-cell table:formula="of:=[.A204]-[.A203]-1000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.46203685546458E+015" calcext:value-type="float">
            <text:p>1.46203685546458E+015</text:p>
          </table:table-cell>
          <table:table-cell table:formula="of:=[.A205]-[.A204]-1000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.46203685546573E+015" calcext:value-type="float">
            <text:p>1.46203685546573E+015</text:p>
          </table:table-cell>
          <table:table-cell table:formula="of:=[.A206]-[.A205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546686E+015" calcext:value-type="float">
            <text:p>1.46203685546686E+015</text:p>
          </table:table-cell>
          <table:table-cell table:formula="of:=[.A207]-[.A206]-1000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.46203685546797E+015" calcext:value-type="float">
            <text:p>1.46203685546797E+015</text:p>
          </table:table-cell>
          <table:table-cell table:formula="of:=[.A208]-[.A207]-1000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.46203685546915E+015" calcext:value-type="float">
            <text:p>1.46203685546915E+015</text:p>
          </table:table-cell>
          <table:table-cell table:formula="of:=[.A209]-[.A208]-1000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.46203685547031E+015" calcext:value-type="float">
            <text:p>1.46203685547031E+015</text:p>
          </table:table-cell>
          <table:table-cell table:formula="of:=[.A210]-[.A209]-1000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.46203685547147E+015" calcext:value-type="float">
            <text:p>1.46203685547147E+015</text:p>
          </table:table-cell>
          <table:table-cell table:formula="of:=[.A211]-[.A210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547262E+015" calcext:value-type="float">
            <text:p>1.46203685547262E+015</text:p>
          </table:table-cell>
          <table:table-cell table:formula="of:=[.A212]-[.A211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47377E+015" calcext:value-type="float">
            <text:p>1.46203685547377E+015</text:p>
          </table:table-cell>
          <table:table-cell table:formula="of:=[.A213]-[.A212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47493E+015" calcext:value-type="float">
            <text:p>1.46203685547493E+015</text:p>
          </table:table-cell>
          <table:table-cell table:formula="of:=[.A214]-[.A213]-1000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.46203685547611E+015" calcext:value-type="float">
            <text:p>1.46203685547611E+015</text:p>
          </table:table-cell>
          <table:table-cell table:formula="of:=[.A215]-[.A214]-1000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.46203685547726E+015" calcext:value-type="float">
            <text:p>1.46203685547726E+015</text:p>
          </table:table-cell>
          <table:table-cell table:formula="of:=[.A216]-[.A215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47843E+015" calcext:value-type="float">
            <text:p>1.46203685547843E+015</text:p>
          </table:table-cell>
          <table:table-cell table:formula="of:=[.A217]-[.A216]-1000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.46203685547959E+015" calcext:value-type="float">
            <text:p>1.46203685547959E+015</text:p>
          </table:table-cell>
          <table:table-cell table:formula="of:=[.A218]-[.A217]-100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.4620368554808E+015" calcext:value-type="float">
            <text:p>1.4620368554808E+015</text:p>
          </table:table-cell>
          <table:table-cell table:formula="of:=[.A219]-[.A218]-1000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.46203685548194E+015" calcext:value-type="float">
            <text:p>1.46203685548194E+015</text:p>
          </table:table-cell>
          <table:table-cell table:formula="of:=[.A220]-[.A219]-1000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.46203685548309E+015" calcext:value-type="float">
            <text:p>1.46203685548309E+015</text:p>
          </table:table-cell>
          <table:table-cell table:formula="of:=[.A221]-[.A220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548424E+015" calcext:value-type="float">
            <text:p>1.46203685548424E+015</text:p>
          </table:table-cell>
          <table:table-cell table:formula="of:=[.A222]-[.A221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548539E+015" calcext:value-type="float">
            <text:p>1.46203685548539E+015</text:p>
          </table:table-cell>
          <table:table-cell table:formula="of:=[.A223]-[.A222]-1000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.46203685548655E+015" calcext:value-type="float">
            <text:p>1.46203685548655E+015</text:p>
          </table:table-cell>
          <table:table-cell table:formula="of:=[.A224]-[.A223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54877E+015" calcext:value-type="float">
            <text:p>1.4620368554877E+015</text:p>
          </table:table-cell>
          <table:table-cell table:formula="of:=[.A225]-[.A224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48882E+015" calcext:value-type="float">
            <text:p>1.46203685548882E+015</text:p>
          </table:table-cell>
          <table:table-cell table:formula="of:=[.A226]-[.A225]-1000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.46203685548997E+015" calcext:value-type="float">
            <text:p>1.46203685548997E+015</text:p>
          </table:table-cell>
          <table:table-cell table:formula="of:=[.A227]-[.A226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549113E+015" calcext:value-type="float">
            <text:p>1.46203685549113E+015</text:p>
          </table:table-cell>
          <table:table-cell table:formula="of:=[.A228]-[.A227]-1000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.46203685549228E+015" calcext:value-type="float">
            <text:p>1.46203685549228E+015</text:p>
          </table:table-cell>
          <table:table-cell table:formula="of:=[.A229]-[.A228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49343E+015" calcext:value-type="float">
            <text:p>1.46203685549343E+015</text:p>
          </table:table-cell>
          <table:table-cell table:formula="of:=[.A230]-[.A229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49458E+015" calcext:value-type="float">
            <text:p>1.46203685549458E+015</text:p>
          </table:table-cell>
          <table:table-cell table:formula="of:=[.A231]-[.A230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549573E+015" calcext:value-type="float">
            <text:p>1.46203685549573E+015</text:p>
          </table:table-cell>
          <table:table-cell table:formula="of:=[.A232]-[.A231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49687E+015" calcext:value-type="float">
            <text:p>1.46203685549687E+015</text:p>
          </table:table-cell>
          <table:table-cell table:formula="of:=[.A233]-[.A232]-1000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.46203685549798E+015" calcext:value-type="float">
            <text:p>1.46203685549798E+015</text:p>
          </table:table-cell>
          <table:table-cell table:formula="of:=[.A234]-[.A233]-1000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.4620368554991E+015" calcext:value-type="float">
            <text:p>1.4620368554991E+015</text:p>
          </table:table-cell>
          <table:table-cell table:formula="of:=[.A235]-[.A234]-1000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.46203685550026E+015" calcext:value-type="float">
            <text:p>1.46203685550026E+015</text:p>
          </table:table-cell>
          <table:table-cell table:formula="of:=[.A236]-[.A235]-1000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.46203685550141E+015" calcext:value-type="float">
            <text:p>1.46203685550141E+015</text:p>
          </table:table-cell>
          <table:table-cell table:formula="of:=[.A237]-[.A236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550255E+015" calcext:value-type="float">
            <text:p>1.46203685550255E+015</text:p>
          </table:table-cell>
          <table:table-cell table:formula="of:=[.A238]-[.A237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550373E+015" calcext:value-type="float">
            <text:p>1.46203685550373E+015</text:p>
          </table:table-cell>
          <table:table-cell table:formula="of:=[.A239]-[.A238]-1000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.46203685550489E+015" calcext:value-type="float">
            <text:p>1.46203685550489E+015</text:p>
          </table:table-cell>
          <table:table-cell table:formula="of:=[.A240]-[.A239]-1000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.46203685550604E+015" calcext:value-type="float">
            <text:p>1.46203685550604E+015</text:p>
          </table:table-cell>
          <table:table-cell table:formula="of:=[.A241]-[.A240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550719E+015" calcext:value-type="float">
            <text:p>1.46203685550719E+015</text:p>
          </table:table-cell>
          <table:table-cell table:formula="of:=[.A242]-[.A241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50833E+015" calcext:value-type="float">
            <text:p>1.46203685550833E+015</text:p>
          </table:table-cell>
          <table:table-cell table:formula="of:=[.A243]-[.A242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550948E+015" calcext:value-type="float">
            <text:p>1.46203685550948E+015</text:p>
          </table:table-cell>
          <table:table-cell table:formula="of:=[.A244]-[.A243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551063E+015" calcext:value-type="float">
            <text:p>1.46203685551063E+015</text:p>
          </table:table-cell>
          <table:table-cell table:formula="of:=[.A245]-[.A244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51177E+015" calcext:value-type="float">
            <text:p>1.46203685551177E+015</text:p>
          </table:table-cell>
          <table:table-cell table:formula="of:=[.A246]-[.A245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551292E+015" calcext:value-type="float">
            <text:p>1.46203685551292E+015</text:p>
          </table:table-cell>
          <table:table-cell table:formula="of:=[.A247]-[.A246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551406E+015" calcext:value-type="float">
            <text:p>1.46203685551406E+015</text:p>
          </table:table-cell>
          <table:table-cell table:formula="of:=[.A248]-[.A247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551521E+015" calcext:value-type="float">
            <text:p>1.46203685551521E+015</text:p>
          </table:table-cell>
          <table:table-cell table:formula="of:=[.A249]-[.A248]-1000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.46203685551635E+015" calcext:value-type="float">
            <text:p>1.46203685551635E+015</text:p>
          </table:table-cell>
          <table:table-cell table:formula="of:=[.A250]-[.A249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55175E+015" calcext:value-type="float">
            <text:p>1.4620368555175E+015</text:p>
          </table:table-cell>
          <table:table-cell table:formula="of:=[.A251]-[.A250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51865E+015" calcext:value-type="float">
            <text:p>1.46203685551865E+015</text:p>
          </table:table-cell>
          <table:table-cell table:formula="of:=[.A252]-[.A251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551979E+015" calcext:value-type="float">
            <text:p>1.46203685551979E+015</text:p>
          </table:table-cell>
          <table:table-cell table:formula="of:=[.A253]-[.A252]-1000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.46203685552093E+015" calcext:value-type="float">
            <text:p>1.46203685552093E+015</text:p>
          </table:table-cell>
          <table:table-cell table:formula="of:=[.A254]-[.A253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552208E+015" calcext:value-type="float">
            <text:p>1.46203685552208E+015</text:p>
          </table:table-cell>
          <table:table-cell table:formula="of:=[.A255]-[.A254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552323E+015" calcext:value-type="float">
            <text:p>1.46203685552323E+015</text:p>
          </table:table-cell>
          <table:table-cell table:formula="of:=[.A256]-[.A255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52437E+015" calcext:value-type="float">
            <text:p>1.46203685552437E+015</text:p>
          </table:table-cell>
          <table:table-cell table:formula="of:=[.A257]-[.A256]-1000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.46203685552551E+015" calcext:value-type="float">
            <text:p>1.46203685552551E+015</text:p>
          </table:table-cell>
          <table:table-cell table:formula="of:=[.A258]-[.A257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552663E+015" calcext:value-type="float">
            <text:p>1.46203685552663E+015</text:p>
          </table:table-cell>
          <table:table-cell table:formula="of:=[.A259]-[.A258]-1000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.46203685552808E+015" calcext:value-type="float">
            <text:p>1.46203685552808E+015</text:p>
          </table:table-cell>
          <table:table-cell table:formula="of:=[.A260]-[.A259]-1000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.46203685552927E+015" calcext:value-type="float">
            <text:p>1.46203685552927E+015</text:p>
          </table:table-cell>
          <table:table-cell table:formula="of:=[.A261]-[.A260]-1000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.46203685553039E+015" calcext:value-type="float">
            <text:p>1.46203685553039E+015</text:p>
          </table:table-cell>
          <table:table-cell table:formula="of:=[.A262]-[.A261]-1000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.46203685553154E+015" calcext:value-type="float">
            <text:p>1.46203685553154E+015</text:p>
          </table:table-cell>
          <table:table-cell table:formula="of:=[.A263]-[.A262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553272E+015" calcext:value-type="float">
            <text:p>1.46203685553272E+015</text:p>
          </table:table-cell>
          <table:table-cell table:formula="of:=[.A264]-[.A263]-1000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.4620368555339E+015" calcext:value-type="float">
            <text:p>1.4620368555339E+015</text:p>
          </table:table-cell>
          <table:table-cell table:formula="of:=[.A265]-[.A264]-1000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.46203685553504E+015" calcext:value-type="float">
            <text:p>1.46203685553504E+015</text:p>
          </table:table-cell>
          <table:table-cell table:formula="of:=[.A266]-[.A265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553629E+015" calcext:value-type="float">
            <text:p>1.46203685553629E+015</text:p>
          </table:table-cell>
          <table:table-cell table:formula="of:=[.A267]-[.A266]-1000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.46203685553742E+015" calcext:value-type="float">
            <text:p>1.46203685553742E+015</text:p>
          </table:table-cell>
          <table:table-cell table:formula="of:=[.A268]-[.A267]-1000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.46203685553855E+015" calcext:value-type="float">
            <text:p>1.46203685553855E+015</text:p>
          </table:table-cell>
          <table:table-cell table:formula="of:=[.A269]-[.A268]-100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.46203685553969E+015" calcext:value-type="float">
            <text:p>1.46203685553969E+015</text:p>
          </table:table-cell>
          <table:table-cell table:formula="of:=[.A270]-[.A269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54084E+015" calcext:value-type="float">
            <text:p>1.46203685554084E+015</text:p>
          </table:table-cell>
          <table:table-cell table:formula="of:=[.A271]-[.A270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542E+015" calcext:value-type="float">
            <text:p>1.462036855542E+015</text:p>
          </table:table-cell>
          <table:table-cell table:formula="of:=[.A272]-[.A271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554315E+015" calcext:value-type="float">
            <text:p>1.46203685554315E+015</text:p>
          </table:table-cell>
          <table:table-cell table:formula="of:=[.A273]-[.A272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55443E+015" calcext:value-type="float">
            <text:p>1.4620368555443E+015</text:p>
          </table:table-cell>
          <table:table-cell table:formula="of:=[.A274]-[.A273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54545E+015" calcext:value-type="float">
            <text:p>1.46203685554545E+015</text:p>
          </table:table-cell>
          <table:table-cell table:formula="of:=[.A275]-[.A274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5466E+015" calcext:value-type="float">
            <text:p>1.4620368555466E+015</text:p>
          </table:table-cell>
          <table:table-cell table:formula="of:=[.A276]-[.A275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54773E+015" calcext:value-type="float">
            <text:p>1.46203685554773E+015</text:p>
          </table:table-cell>
          <table:table-cell table:formula="of:=[.A277]-[.A276]-1000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.46203685554887E+015" calcext:value-type="float">
            <text:p>1.46203685554887E+015</text:p>
          </table:table-cell>
          <table:table-cell table:formula="of:=[.A278]-[.A277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555003E+015" calcext:value-type="float">
            <text:p>1.46203685555003E+015</text:p>
          </table:table-cell>
          <table:table-cell table:formula="of:=[.A279]-[.A278]-1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.46203685555119E+015" calcext:value-type="float">
            <text:p>1.46203685555119E+015</text:p>
          </table:table-cell>
          <table:table-cell table:formula="of:=[.A280]-[.A279]-100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.46203685555235E+015" calcext:value-type="float">
            <text:p>1.46203685555235E+015</text:p>
          </table:table-cell>
          <table:table-cell table:formula="of:=[.A281]-[.A280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555351E+015" calcext:value-type="float">
            <text:p>1.46203685555351E+015</text:p>
          </table:table-cell>
          <table:table-cell table:formula="of:=[.A282]-[.A281]-1000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.46203685555467E+015" calcext:value-type="float">
            <text:p>1.46203685555467E+015</text:p>
          </table:table-cell>
          <table:table-cell table:formula="of:=[.A283]-[.A282]-100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.46203685555583E+015" calcext:value-type="float">
            <text:p>1.46203685555583E+015</text:p>
          </table:table-cell>
          <table:table-cell table:formula="of:=[.A284]-[.A283]-1000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.462036855557E+015" calcext:value-type="float">
            <text:p>1.462036855557E+015</text:p>
          </table:table-cell>
          <table:table-cell table:formula="of:=[.A285]-[.A284]-1000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.46203685555814E+015" calcext:value-type="float">
            <text:p>1.46203685555814E+015</text:p>
          </table:table-cell>
          <table:table-cell table:formula="of:=[.A286]-[.A285]-1000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.46203685555925E+015" calcext:value-type="float">
            <text:p>1.46203685555925E+015</text:p>
          </table:table-cell>
          <table:table-cell table:formula="of:=[.A287]-[.A286]-1000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.46203685556038E+015" calcext:value-type="float">
            <text:p>1.46203685556038E+015</text:p>
          </table:table-cell>
          <table:table-cell table:formula="of:=[.A288]-[.A287]-1000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.46203685556159E+015" calcext:value-type="float">
            <text:p>1.46203685556159E+015</text:p>
          </table:table-cell>
          <table:table-cell table:formula="of:=[.A289]-[.A288]-1000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.46203685556275E+015" calcext:value-type="float">
            <text:p>1.46203685556275E+015</text:p>
          </table:table-cell>
          <table:table-cell table:formula="of:=[.A290]-[.A289]-1000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.4620368555639E+015" calcext:value-type="float">
            <text:p>1.4620368555639E+015</text:p>
          </table:table-cell>
          <table:table-cell table:formula="of:=[.A291]-[.A290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56505E+015" calcext:value-type="float">
            <text:p>1.46203685556505E+015</text:p>
          </table:table-cell>
          <table:table-cell table:formula="of:=[.A292]-[.A291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5662E+015" calcext:value-type="float">
            <text:p>1.4620368555662E+015</text:p>
          </table:table-cell>
          <table:table-cell table:formula="of:=[.A293]-[.A292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56735E+015" calcext:value-type="float">
            <text:p>1.46203685556735E+015</text:p>
          </table:table-cell>
          <table:table-cell table:formula="of:=[.A294]-[.A293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55685E+015" calcext:value-type="float">
            <text:p>1.4620368555685E+015</text:p>
          </table:table-cell>
          <table:table-cell table:formula="of:=[.A295]-[.A294]-1000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.46203685556964E+015" calcext:value-type="float">
            <text:p>1.46203685556964E+015</text:p>
          </table:table-cell>
          <table:table-cell table:formula="of:=[.A296]-[.A295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5708E+015" calcext:value-type="float">
            <text:p>1.4620368555708E+015</text:p>
          </table:table-cell>
          <table:table-cell table:formula="of:=[.A297]-[.A296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57194E+015" calcext:value-type="float">
            <text:p>1.46203685557194E+015</text:p>
          </table:table-cell>
          <table:table-cell table:formula="of:=[.A298]-[.A297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57309E+015" calcext:value-type="float">
            <text:p>1.46203685557309E+015</text:p>
          </table:table-cell>
          <table:table-cell table:formula="of:=[.A299]-[.A298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57424E+015" calcext:value-type="float">
            <text:p>1.46203685557424E+015</text:p>
          </table:table-cell>
          <table:table-cell table:formula="of:=[.A300]-[.A299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557539E+015" calcext:value-type="float">
            <text:p>1.46203685557539E+015</text:p>
          </table:table-cell>
          <table:table-cell table:formula="of:=[.A301]-[.A300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57654E+015" calcext:value-type="float">
            <text:p>1.46203685557654E+015</text:p>
          </table:table-cell>
          <table:table-cell table:formula="of:=[.A302]-[.A301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57769E+015" calcext:value-type="float">
            <text:p>1.46203685557769E+015</text:p>
          </table:table-cell>
          <table:table-cell table:formula="of:=[.A303]-[.A302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57882E+015" calcext:value-type="float">
            <text:p>1.46203685557882E+015</text:p>
          </table:table-cell>
          <table:table-cell table:formula="of:=[.A304]-[.A303]-1000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.46203685557994E+015" calcext:value-type="float">
            <text:p>1.46203685557994E+015</text:p>
          </table:table-cell>
          <table:table-cell table:formula="of:=[.A305]-[.A304]-100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46203685558103E+015" calcext:value-type="float">
            <text:p>1.46203685558103E+015</text:p>
          </table:table-cell>
          <table:table-cell table:formula="of:=[.A306]-[.A305]-1000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.46203685558219E+015" calcext:value-type="float">
            <text:p>1.46203685558219E+015</text:p>
          </table:table-cell>
          <table:table-cell table:formula="of:=[.A307]-[.A306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58342E+015" calcext:value-type="float">
            <text:p>1.46203685558342E+015</text:p>
          </table:table-cell>
          <table:table-cell table:formula="of:=[.A308]-[.A307]-1000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.46203685558457E+015" calcext:value-type="float">
            <text:p>1.46203685558457E+015</text:p>
          </table:table-cell>
          <table:table-cell table:formula="of:=[.A309]-[.A308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58572E+015" calcext:value-type="float">
            <text:p>1.46203685558572E+015</text:p>
          </table:table-cell>
          <table:table-cell table:formula="of:=[.A310]-[.A309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58687E+015" calcext:value-type="float">
            <text:p>1.46203685558687E+015</text:p>
          </table:table-cell>
          <table:table-cell table:formula="of:=[.A311]-[.A310]-1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.46203685558802E+015" calcext:value-type="float">
            <text:p>1.46203685558802E+015</text:p>
          </table:table-cell>
          <table:table-cell table:formula="of:=[.A312]-[.A311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58917E+015" calcext:value-type="float">
            <text:p>1.46203685558917E+015</text:p>
          </table:table-cell>
          <table:table-cell table:formula="of:=[.A313]-[.A312]-1000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.46203685559031E+015" calcext:value-type="float">
            <text:p>1.46203685559031E+015</text:p>
          </table:table-cell>
          <table:table-cell table:formula="of:=[.A314]-[.A313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59147E+015" calcext:value-type="float">
            <text:p>1.46203685559147E+015</text:p>
          </table:table-cell>
          <table:table-cell table:formula="of:=[.A315]-[.A314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5926E+015" calcext:value-type="float">
            <text:p>1.4620368555926E+015</text:p>
          </table:table-cell>
          <table:table-cell table:formula="of:=[.A316]-[.A315]-1000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.46203685559375E+015" calcext:value-type="float">
            <text:p>1.46203685559375E+015</text:p>
          </table:table-cell>
          <table:table-cell table:formula="of:=[.A317]-[.A316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59491E+015" calcext:value-type="float">
            <text:p>1.46203685559491E+015</text:p>
          </table:table-cell>
          <table:table-cell table:formula="of:=[.A318]-[.A317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559606E+015" calcext:value-type="float">
            <text:p>1.46203685559606E+015</text:p>
          </table:table-cell>
          <table:table-cell table:formula="of:=[.A319]-[.A318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59721E+015" calcext:value-type="float">
            <text:p>1.46203685559721E+015</text:p>
          </table:table-cell>
          <table:table-cell table:formula="of:=[.A320]-[.A319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59836E+015" calcext:value-type="float">
            <text:p>1.46203685559836E+015</text:p>
          </table:table-cell>
          <table:table-cell table:formula="of:=[.A321]-[.A320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59951E+015" calcext:value-type="float">
            <text:p>1.46203685559951E+015</text:p>
          </table:table-cell>
          <table:table-cell table:formula="of:=[.A322]-[.A321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560066E+015" calcext:value-type="float">
            <text:p>1.46203685560066E+015</text:p>
          </table:table-cell>
          <table:table-cell table:formula="of:=[.A323]-[.A322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60185E+015" calcext:value-type="float">
            <text:p>1.46203685560185E+015</text:p>
          </table:table-cell>
          <table:table-cell table:formula="of:=[.A324]-[.A323]-1000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.46203685560302E+015" calcext:value-type="float">
            <text:p>1.46203685560302E+015</text:p>
          </table:table-cell>
          <table:table-cell table:formula="of:=[.A325]-[.A324]-1000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.46203685560417E+015" calcext:value-type="float">
            <text:p>1.46203685560417E+015</text:p>
          </table:table-cell>
          <table:table-cell table:formula="of:=[.A326]-[.A325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60533E+015" calcext:value-type="float">
            <text:p>1.46203685560533E+015</text:p>
          </table:table-cell>
          <table:table-cell table:formula="of:=[.A327]-[.A326]-1000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.46203685560647E+015" calcext:value-type="float">
            <text:p>1.46203685560647E+015</text:p>
          </table:table-cell>
          <table:table-cell table:formula="of:=[.A328]-[.A327]-1000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.4620368556076E+015" calcext:value-type="float">
            <text:p>1.4620368556076E+015</text:p>
          </table:table-cell>
          <table:table-cell table:formula="of:=[.A329]-[.A328]-1000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.46203685560876E+015" calcext:value-type="float">
            <text:p>1.46203685560876E+015</text:p>
          </table:table-cell>
          <table:table-cell table:formula="of:=[.A330]-[.A329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560991E+015" calcext:value-type="float">
            <text:p>1.46203685560991E+015</text:p>
          </table:table-cell>
          <table:table-cell table:formula="of:=[.A331]-[.A330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561107E+015" calcext:value-type="float">
            <text:p>1.46203685561107E+015</text:p>
          </table:table-cell>
          <table:table-cell table:formula="of:=[.A332]-[.A331]-1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.46203685561222E+015" calcext:value-type="float">
            <text:p>1.46203685561222E+015</text:p>
          </table:table-cell>
          <table:table-cell table:formula="of:=[.A333]-[.A332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56134E+015" calcext:value-type="float">
            <text:p>1.4620368556134E+015</text:p>
          </table:table-cell>
          <table:table-cell table:formula="of:=[.A334]-[.A333]-1000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.46203685561462E+015" calcext:value-type="float">
            <text:p>1.46203685561462E+015</text:p>
          </table:table-cell>
          <table:table-cell table:formula="of:=[.A335]-[.A334]-100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.46203685561581E+015" calcext:value-type="float">
            <text:p>1.46203685561581E+015</text:p>
          </table:table-cell>
          <table:table-cell table:formula="of:=[.A336]-[.A335]-1000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.46203685561698E+015" calcext:value-type="float">
            <text:p>1.46203685561698E+015</text:p>
          </table:table-cell>
          <table:table-cell table:formula="of:=[.A337]-[.A336]-1000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.46203685561816E+015" calcext:value-type="float">
            <text:p>1.46203685561816E+015</text:p>
          </table:table-cell>
          <table:table-cell table:formula="of:=[.A338]-[.A337]-1000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.46203685561931E+015" calcext:value-type="float">
            <text:p>1.46203685561931E+015</text:p>
          </table:table-cell>
          <table:table-cell table:formula="of:=[.A339]-[.A338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62042E+015" calcext:value-type="float">
            <text:p>1.46203685562042E+015</text:p>
          </table:table-cell>
          <table:table-cell table:formula="of:=[.A340]-[.A339]-1000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.46203685562157E+015" calcext:value-type="float">
            <text:p>1.46203685562157E+015</text:p>
          </table:table-cell>
          <table:table-cell table:formula="of:=[.A341]-[.A340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62273E+015" calcext:value-type="float">
            <text:p>1.46203685562273E+015</text:p>
          </table:table-cell>
          <table:table-cell table:formula="of:=[.A342]-[.A341]-1000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.46203685562394E+015" calcext:value-type="float">
            <text:p>1.46203685562394E+015</text:p>
          </table:table-cell>
          <table:table-cell table:formula="of:=[.A343]-[.A342]-1000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.46203685562514E+015" calcext:value-type="float">
            <text:p>1.46203685562514E+015</text:p>
          </table:table-cell>
          <table:table-cell table:formula="of:=[.A344]-[.A343]-1000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.46203685562629E+015" calcext:value-type="float">
            <text:p>1.46203685562629E+015</text:p>
          </table:table-cell>
          <table:table-cell table:formula="of:=[.A345]-[.A344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562745E+015" calcext:value-type="float">
            <text:p>1.46203685562745E+015</text:p>
          </table:table-cell>
          <table:table-cell table:formula="of:=[.A346]-[.A345]-1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.4620368556286E+015" calcext:value-type="float">
            <text:p>1.4620368556286E+015</text:p>
          </table:table-cell>
          <table:table-cell table:formula="of:=[.A347]-[.A346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562975E+015" calcext:value-type="float">
            <text:p>1.46203685562975E+015</text:p>
          </table:table-cell>
          <table:table-cell table:formula="of:=[.A348]-[.A347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63091E+015" calcext:value-type="float">
            <text:p>1.46203685563091E+015</text:p>
          </table:table-cell>
          <table:table-cell table:formula="of:=[.A349]-[.A348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63206E+015" calcext:value-type="float">
            <text:p>1.46203685563206E+015</text:p>
          </table:table-cell>
          <table:table-cell table:formula="of:=[.A350]-[.A349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563321E+015" calcext:value-type="float">
            <text:p>1.46203685563321E+015</text:p>
          </table:table-cell>
          <table:table-cell table:formula="of:=[.A351]-[.A350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63437E+015" calcext:value-type="float">
            <text:p>1.46203685563437E+015</text:p>
          </table:table-cell>
          <table:table-cell table:formula="of:=[.A352]-[.A351]-1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.46203685563553E+015" calcext:value-type="float">
            <text:p>1.46203685563553E+015</text:p>
          </table:table-cell>
          <table:table-cell table:formula="of:=[.A353]-[.A352]-1000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.46203685563668E+015" calcext:value-type="float">
            <text:p>1.46203685563668E+015</text:p>
          </table:table-cell>
          <table:table-cell table:formula="of:=[.A354]-[.A353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563779E+015" calcext:value-type="float">
            <text:p>1.46203685563779E+015</text:p>
          </table:table-cell>
          <table:table-cell table:formula="of:=[.A355]-[.A354]-1000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.46203685563891E+015" calcext:value-type="float">
            <text:p>1.46203685563891E+015</text:p>
          </table:table-cell>
          <table:table-cell table:formula="of:=[.A356]-[.A355]-1000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.46203685564005E+015" calcext:value-type="float">
            <text:p>1.46203685564005E+015</text:p>
          </table:table-cell>
          <table:table-cell table:formula="of:=[.A357]-[.A356]-1000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.4620368556412E+015" calcext:value-type="float">
            <text:p>1.4620368556412E+015</text:p>
          </table:table-cell>
          <table:table-cell table:formula="of:=[.A358]-[.A357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64235E+015" calcext:value-type="float">
            <text:p>1.46203685564235E+015</text:p>
          </table:table-cell>
          <table:table-cell table:formula="of:=[.A359]-[.A358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64351E+015" calcext:value-type="float">
            <text:p>1.46203685564351E+015</text:p>
          </table:table-cell>
          <table:table-cell table:formula="of:=[.A360]-[.A359]-1000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.46203685564466E+015" calcext:value-type="float">
            <text:p>1.46203685564466E+015</text:p>
          </table:table-cell>
          <table:table-cell table:formula="of:=[.A361]-[.A360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564582E+015" calcext:value-type="float">
            <text:p>1.46203685564582E+015</text:p>
          </table:table-cell>
          <table:table-cell table:formula="of:=[.A362]-[.A361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564697E+015" calcext:value-type="float">
            <text:p>1.46203685564697E+015</text:p>
          </table:table-cell>
          <table:table-cell table:formula="of:=[.A363]-[.A362]-1000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.46203685564813E+015" calcext:value-type="float">
            <text:p>1.46203685564813E+015</text:p>
          </table:table-cell>
          <table:table-cell table:formula="of:=[.A364]-[.A363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64925E+015" calcext:value-type="float">
            <text:p>1.46203685564925E+015</text:p>
          </table:table-cell>
          <table:table-cell table:formula="of:=[.A365]-[.A364]-1000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.46203685565037E+015" calcext:value-type="float">
            <text:p>1.46203685565037E+015</text:p>
          </table:table-cell>
          <table:table-cell table:formula="of:=[.A366]-[.A365]-1000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46203685565153E+015" calcext:value-type="float">
            <text:p>1.46203685565153E+015</text:p>
          </table:table-cell>
          <table:table-cell table:formula="of:=[.A367]-[.A366]-1000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.46203685565269E+015" calcext:value-type="float">
            <text:p>1.46203685565269E+015</text:p>
          </table:table-cell>
          <table:table-cell table:formula="of:=[.A368]-[.A367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565384E+015" calcext:value-type="float">
            <text:p>1.46203685565384E+015</text:p>
          </table:table-cell>
          <table:table-cell table:formula="of:=[.A369]-[.A368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5655E+015" calcext:value-type="float">
            <text:p>1.462036855655E+015</text:p>
          </table:table-cell>
          <table:table-cell table:formula="of:=[.A370]-[.A369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565615E+015" calcext:value-type="float">
            <text:p>1.46203685565615E+015</text:p>
          </table:table-cell>
          <table:table-cell table:formula="of:=[.A371]-[.A370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65731E+015" calcext:value-type="float">
            <text:p>1.46203685565731E+015</text:p>
          </table:table-cell>
          <table:table-cell table:formula="of:=[.A372]-[.A371]-1000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.46203685565847E+015" calcext:value-type="float">
            <text:p>1.46203685565847E+015</text:p>
          </table:table-cell>
          <table:table-cell table:formula="of:=[.A373]-[.A372]-1000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.46203685565966E+015" calcext:value-type="float">
            <text:p>1.46203685565966E+015</text:p>
          </table:table-cell>
          <table:table-cell table:formula="of:=[.A374]-[.A373]-1000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.46203685566078E+015" calcext:value-type="float">
            <text:p>1.46203685566078E+015</text:p>
          </table:table-cell>
          <table:table-cell table:formula="of:=[.A375]-[.A374]-100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46203685566195E+015" calcext:value-type="float">
            <text:p>1.46203685566195E+015</text:p>
          </table:table-cell>
          <table:table-cell table:formula="of:=[.A376]-[.A375]-1000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.46203685566313E+015" calcext:value-type="float">
            <text:p>1.46203685566313E+015</text:p>
          </table:table-cell>
          <table:table-cell table:formula="of:=[.A377]-[.A376]-1000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.46203685566426E+015" calcext:value-type="float">
            <text:p>1.46203685566426E+015</text:p>
          </table:table-cell>
          <table:table-cell table:formula="of:=[.A378]-[.A377]-1000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.46203685566541E+015" calcext:value-type="float">
            <text:p>1.46203685566541E+015</text:p>
          </table:table-cell>
          <table:table-cell table:formula="of:=[.A379]-[.A378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566656E+015" calcext:value-type="float">
            <text:p>1.46203685566656E+015</text:p>
          </table:table-cell>
          <table:table-cell table:formula="of:=[.A380]-[.A379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6677E+015" calcext:value-type="float">
            <text:p>1.4620368556677E+015</text:p>
          </table:table-cell>
          <table:table-cell table:formula="of:=[.A381]-[.A380]-1000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.46203685566885E+015" calcext:value-type="float">
            <text:p>1.46203685566885E+015</text:p>
          </table:table-cell>
          <table:table-cell table:formula="of:=[.A382]-[.A381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567E+015" calcext:value-type="float">
            <text:p>1.46203685567E+015</text:p>
          </table:table-cell>
          <table:table-cell table:formula="of:=[.A383]-[.A382]-1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.46203685567115E+015" calcext:value-type="float">
            <text:p>1.46203685567115E+015</text:p>
          </table:table-cell>
          <table:table-cell table:formula="of:=[.A384]-[.A383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6723E+015" calcext:value-type="float">
            <text:p>1.4620368556723E+015</text:p>
          </table:table-cell>
          <table:table-cell table:formula="of:=[.A385]-[.A384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567344E+015" calcext:value-type="float">
            <text:p>1.46203685567344E+015</text:p>
          </table:table-cell>
          <table:table-cell table:formula="of:=[.A386]-[.A385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567459E+015" calcext:value-type="float">
            <text:p>1.46203685567459E+015</text:p>
          </table:table-cell>
          <table:table-cell table:formula="of:=[.A387]-[.A386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67574E+015" calcext:value-type="float">
            <text:p>1.46203685567574E+015</text:p>
          </table:table-cell>
          <table:table-cell table:formula="of:=[.A388]-[.A387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567688E+015" calcext:value-type="float">
            <text:p>1.46203685567688E+015</text:p>
          </table:table-cell>
          <table:table-cell table:formula="of:=[.A389]-[.A388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567803E+015" calcext:value-type="float">
            <text:p>1.46203685567803E+015</text:p>
          </table:table-cell>
          <table:table-cell table:formula="of:=[.A390]-[.A389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567915E+015" calcext:value-type="float">
            <text:p>1.46203685567915E+015</text:p>
          </table:table-cell>
          <table:table-cell table:formula="of:=[.A391]-[.A390]-1000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.46203685568029E+015" calcext:value-type="float">
            <text:p>1.46203685568029E+015</text:p>
          </table:table-cell>
          <table:table-cell table:formula="of:=[.A392]-[.A391]-1000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.46203685568143E+015" calcext:value-type="float">
            <text:p>1.46203685568143E+015</text:p>
          </table:table-cell>
          <table:table-cell table:formula="of:=[.A393]-[.A392]-1000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.46203685568256E+015" calcext:value-type="float">
            <text:p>1.46203685568256E+015</text:p>
          </table:table-cell>
          <table:table-cell table:formula="of:=[.A394]-[.A393]-1000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.46203685568367E+015" calcext:value-type="float">
            <text:p>1.46203685568367E+015</text:p>
          </table:table-cell>
          <table:table-cell table:formula="of:=[.A395]-[.A394]-1000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.4620368556848E+015" calcext:value-type="float">
            <text:p>1.4620368556848E+015</text:p>
          </table:table-cell>
          <table:table-cell table:formula="of:=[.A396]-[.A395]-1000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.46203685568593E+015" calcext:value-type="float">
            <text:p>1.46203685568593E+015</text:p>
          </table:table-cell>
          <table:table-cell table:formula="of:=[.A397]-[.A396]-1000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.4620368556871E+015" calcext:value-type="float">
            <text:p>1.4620368556871E+015</text:p>
          </table:table-cell>
          <table:table-cell table:formula="of:=[.A398]-[.A397]-1000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.46203685568824E+015" calcext:value-type="float">
            <text:p>1.46203685568824E+015</text:p>
          </table:table-cell>
          <table:table-cell table:formula="of:=[.A399]-[.A398]-1000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.46203685568941E+015" calcext:value-type="float">
            <text:p>1.46203685568941E+015</text:p>
          </table:table-cell>
          <table:table-cell table:formula="of:=[.A400]-[.A399]-1000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.4620368556906E+015" calcext:value-type="float">
            <text:p>1.4620368556906E+015</text:p>
          </table:table-cell>
          <table:table-cell table:formula="of:=[.A401]-[.A400]-1000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.46203685569173E+015" calcext:value-type="float">
            <text:p>1.46203685569173E+015</text:p>
          </table:table-cell>
          <table:table-cell table:formula="of:=[.A402]-[.A401]-1000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.46203685569288E+015" calcext:value-type="float">
            <text:p>1.46203685569288E+015</text:p>
          </table:table-cell>
          <table:table-cell table:formula="of:=[.A403]-[.A402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569403E+015" calcext:value-type="float">
            <text:p>1.46203685569403E+015</text:p>
          </table:table-cell>
          <table:table-cell table:formula="of:=[.A404]-[.A403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569519E+015" calcext:value-type="float">
            <text:p>1.46203685569519E+015</text:p>
          </table:table-cell>
          <table:table-cell table:formula="of:=[.A405]-[.A404]-100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.46203685569633E+015" calcext:value-type="float">
            <text:p>1.46203685569633E+015</text:p>
          </table:table-cell>
          <table:table-cell table:formula="of:=[.A406]-[.A405]-1000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.46203685569747E+015" calcext:value-type="float">
            <text:p>1.46203685569747E+015</text:p>
          </table:table-cell>
          <table:table-cell table:formula="of:=[.A407]-[.A406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56986E+015" calcext:value-type="float">
            <text:p>1.4620368556986E+015</text:p>
          </table:table-cell>
          <table:table-cell table:formula="of:=[.A408]-[.A407]-1000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.46203685569975E+015" calcext:value-type="float">
            <text:p>1.46203685569975E+015</text:p>
          </table:table-cell>
          <table:table-cell table:formula="of:=[.A409]-[.A408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70088E+015" calcext:value-type="float">
            <text:p>1.46203685570088E+015</text:p>
          </table:table-cell>
          <table:table-cell table:formula="of:=[.A410]-[.A409]-1000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.46203685570201E+015" calcext:value-type="float">
            <text:p>1.46203685570201E+015</text:p>
          </table:table-cell>
          <table:table-cell table:formula="of:=[.A411]-[.A410]-1000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.46203685570315E+015" calcext:value-type="float">
            <text:p>1.46203685570315E+015</text:p>
          </table:table-cell>
          <table:table-cell table:formula="of:=[.A412]-[.A411]-1000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.46203685570431E+015" calcext:value-type="float">
            <text:p>1.46203685570431E+015</text:p>
          </table:table-cell>
          <table:table-cell table:formula="of:=[.A413]-[.A412]-1000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.46203685570548E+015" calcext:value-type="float">
            <text:p>1.46203685570548E+015</text:p>
          </table:table-cell>
          <table:table-cell table:formula="of:=[.A414]-[.A413]-1000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.46203685570665E+015" calcext:value-type="float">
            <text:p>1.46203685570665E+015</text:p>
          </table:table-cell>
          <table:table-cell table:formula="of:=[.A415]-[.A414]-1000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.46203685570782E+015" calcext:value-type="float">
            <text:p>1.46203685570782E+015</text:p>
          </table:table-cell>
          <table:table-cell table:formula="of:=[.A416]-[.A415]-1000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.46203685570898E+015" calcext:value-type="float">
            <text:p>1.46203685570898E+015</text:p>
          </table:table-cell>
          <table:table-cell table:formula="of:=[.A417]-[.A416]-1000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.46203685571015E+015" calcext:value-type="float">
            <text:p>1.46203685571015E+015</text:p>
          </table:table-cell>
          <table:table-cell table:formula="of:=[.A418]-[.A417]-1000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.4620368557113E+015" calcext:value-type="float">
            <text:p>1.4620368557113E+015</text:p>
          </table:table-cell>
          <table:table-cell table:formula="of:=[.A419]-[.A418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571243E+015" calcext:value-type="float">
            <text:p>1.46203685571243E+015</text:p>
          </table:table-cell>
          <table:table-cell table:formula="of:=[.A420]-[.A419]-1000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.46203685571355E+015" calcext:value-type="float">
            <text:p>1.46203685571355E+015</text:p>
          </table:table-cell>
          <table:table-cell table:formula="of:=[.A421]-[.A420]-1000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.46203685571472E+015" calcext:value-type="float">
            <text:p>1.46203685571472E+015</text:p>
          </table:table-cell>
          <table:table-cell table:formula="of:=[.A422]-[.A421]-1000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.46203685571592E+015" calcext:value-type="float">
            <text:p>1.46203685571592E+015</text:p>
          </table:table-cell>
          <table:table-cell table:formula="of:=[.A423]-[.A422]-1000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.46203685571713E+015" calcext:value-type="float">
            <text:p>1.46203685571713E+015</text:p>
          </table:table-cell>
          <table:table-cell table:formula="of:=[.A424]-[.A423]-1000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.46203685571828E+015" calcext:value-type="float">
            <text:p>1.46203685571828E+015</text:p>
          </table:table-cell>
          <table:table-cell table:formula="of:=[.A425]-[.A424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71943E+015" calcext:value-type="float">
            <text:p>1.46203685571943E+015</text:p>
          </table:table-cell>
          <table:table-cell table:formula="of:=[.A426]-[.A425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72059E+015" calcext:value-type="float">
            <text:p>1.46203685572059E+015</text:p>
          </table:table-cell>
          <table:table-cell table:formula="of:=[.A427]-[.A426]-1000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.46203685572174E+015" calcext:value-type="float">
            <text:p>1.46203685572174E+015</text:p>
          </table:table-cell>
          <table:table-cell table:formula="of:=[.A428]-[.A427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57229E+015" calcext:value-type="float">
            <text:p>1.4620368557229E+015</text:p>
          </table:table-cell>
          <table:table-cell table:formula="of:=[.A429]-[.A428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572406E+015" calcext:value-type="float">
            <text:p>1.46203685572406E+015</text:p>
          </table:table-cell>
          <table:table-cell table:formula="of:=[.A430]-[.A429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572521E+015" calcext:value-type="float">
            <text:p>1.46203685572521E+015</text:p>
          </table:table-cell>
          <table:table-cell table:formula="of:=[.A431]-[.A430]-1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.46203685572637E+015" calcext:value-type="float">
            <text:p>1.46203685572637E+015</text:p>
          </table:table-cell>
          <table:table-cell table:formula="of:=[.A432]-[.A431]-100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.46203685572753E+015" calcext:value-type="float">
            <text:p>1.46203685572753E+015</text:p>
          </table:table-cell>
          <table:table-cell table:formula="of:=[.A433]-[.A432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57287E+015" calcext:value-type="float">
            <text:p>1.4620368557287E+015</text:p>
          </table:table-cell>
          <table:table-cell table:formula="of:=[.A434]-[.A433]-1000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.46203685572985E+015" calcext:value-type="float">
            <text:p>1.46203685572985E+015</text:p>
          </table:table-cell>
          <table:table-cell table:formula="of:=[.A435]-[.A434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573102E+015" calcext:value-type="float">
            <text:p>1.46203685573102E+015</text:p>
          </table:table-cell>
          <table:table-cell table:formula="of:=[.A436]-[.A435]-1000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.46203685573219E+015" calcext:value-type="float">
            <text:p>1.46203685573219E+015</text:p>
          </table:table-cell>
          <table:table-cell table:formula="of:=[.A437]-[.A436]-1000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.46203685573336E+015" calcext:value-type="float">
            <text:p>1.46203685573336E+015</text:p>
          </table:table-cell>
          <table:table-cell table:formula="of:=[.A438]-[.A437]-1000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.4620368557345E+015" calcext:value-type="float">
            <text:p>1.4620368557345E+015</text:p>
          </table:table-cell>
          <table:table-cell table:formula="of:=[.A439]-[.A438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573567E+015" calcext:value-type="float">
            <text:p>1.46203685573567E+015</text:p>
          </table:table-cell>
          <table:table-cell table:formula="of:=[.A440]-[.A439]-1000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.46203685573679E+015" calcext:value-type="float">
            <text:p>1.46203685573679E+015</text:p>
          </table:table-cell>
          <table:table-cell table:formula="of:=[.A441]-[.A440]-1000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.46203685573789E+015" calcext:value-type="float">
            <text:p>1.46203685573789E+015</text:p>
          </table:table-cell>
          <table:table-cell table:formula="of:=[.A442]-[.A441]-10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46203685573899E+015" calcext:value-type="float">
            <text:p>1.46203685573899E+015</text:p>
          </table:table-cell>
          <table:table-cell table:formula="of:=[.A443]-[.A442]-1000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.46203685574013E+015" calcext:value-type="float">
            <text:p>1.46203685574013E+015</text:p>
          </table:table-cell>
          <table:table-cell table:formula="of:=[.A444]-[.A443]-1000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.46203685574128E+015" calcext:value-type="float">
            <text:p>1.46203685574128E+015</text:p>
          </table:table-cell>
          <table:table-cell table:formula="of:=[.A445]-[.A444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74242E+015" calcext:value-type="float">
            <text:p>1.46203685574242E+015</text:p>
          </table:table-cell>
          <table:table-cell table:formula="of:=[.A446]-[.A445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574359E+015" calcext:value-type="float">
            <text:p>1.46203685574359E+015</text:p>
          </table:table-cell>
          <table:table-cell table:formula="of:=[.A447]-[.A446]-100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.46203685574475E+015" calcext:value-type="float">
            <text:p>1.46203685574475E+015</text:p>
          </table:table-cell>
          <table:table-cell table:formula="of:=[.A448]-[.A447]-100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.4620368557459E+015" calcext:value-type="float">
            <text:p>1.4620368557459E+015</text:p>
          </table:table-cell>
          <table:table-cell table:formula="of:=[.A449]-[.A448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74706E+015" calcext:value-type="float">
            <text:p>1.46203685574706E+015</text:p>
          </table:table-cell>
          <table:table-cell table:formula="of:=[.A450]-[.A449]-1000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.46203685574822E+015" calcext:value-type="float">
            <text:p>1.46203685574822E+015</text:p>
          </table:table-cell>
          <table:table-cell table:formula="of:=[.A451]-[.A450]-1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.46203685574938E+015" calcext:value-type="float">
            <text:p>1.46203685574938E+015</text:p>
          </table:table-cell>
          <table:table-cell table:formula="of:=[.A452]-[.A451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575058E+015" calcext:value-type="float">
            <text:p>1.46203685575058E+015</text:p>
          </table:table-cell>
          <table:table-cell table:formula="of:=[.A453]-[.A452]-1000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.4620368557518E+015" calcext:value-type="float">
            <text:p>1.4620368557518E+015</text:p>
          </table:table-cell>
          <table:table-cell table:formula="of:=[.A454]-[.A453]-1000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.46203685575298E+015" calcext:value-type="float">
            <text:p>1.46203685575298E+015</text:p>
          </table:table-cell>
          <table:table-cell table:formula="of:=[.A455]-[.A454]-1000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.46203685575413E+015" calcext:value-type="float">
            <text:p>1.46203685575413E+015</text:p>
          </table:table-cell>
          <table:table-cell table:formula="of:=[.A456]-[.A455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575528E+015" calcext:value-type="float">
            <text:p>1.46203685575528E+015</text:p>
          </table:table-cell>
          <table:table-cell table:formula="of:=[.A457]-[.A456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575643E+015" calcext:value-type="float">
            <text:p>1.46203685575643E+015</text:p>
          </table:table-cell>
          <table:table-cell table:formula="of:=[.A458]-[.A457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75756E+015" calcext:value-type="float">
            <text:p>1.46203685575756E+015</text:p>
          </table:table-cell>
          <table:table-cell table:formula="of:=[.A459]-[.A458]-100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.46203685575868E+015" calcext:value-type="float">
            <text:p>1.46203685575868E+015</text:p>
          </table:table-cell>
          <table:table-cell table:formula="of:=[.A460]-[.A459]-1000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.46203685575983E+015" calcext:value-type="float">
            <text:p>1.46203685575983E+015</text:p>
          </table:table-cell>
          <table:table-cell table:formula="of:=[.A461]-[.A460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76098E+015" calcext:value-type="float">
            <text:p>1.46203685576098E+015</text:p>
          </table:table-cell>
          <table:table-cell table:formula="of:=[.A462]-[.A461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576212E+015" calcext:value-type="float">
            <text:p>1.46203685576212E+015</text:p>
          </table:table-cell>
          <table:table-cell table:formula="of:=[.A463]-[.A462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76328E+015" calcext:value-type="float">
            <text:p>1.46203685576328E+015</text:p>
          </table:table-cell>
          <table:table-cell table:formula="of:=[.A464]-[.A463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576443E+015" calcext:value-type="float">
            <text:p>1.46203685576443E+015</text:p>
          </table:table-cell>
          <table:table-cell table:formula="of:=[.A465]-[.A464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76558E+015" calcext:value-type="float">
            <text:p>1.46203685576558E+015</text:p>
          </table:table-cell>
          <table:table-cell table:formula="of:=[.A466]-[.A465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76673E+015" calcext:value-type="float">
            <text:p>1.46203685576673E+015</text:p>
          </table:table-cell>
          <table:table-cell table:formula="of:=[.A467]-[.A466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76785E+015" calcext:value-type="float">
            <text:p>1.46203685576785E+015</text:p>
          </table:table-cell>
          <table:table-cell table:formula="of:=[.A468]-[.A467]-1000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.462036855769E+015" calcext:value-type="float">
            <text:p>1.462036855769E+015</text:p>
          </table:table-cell>
          <table:table-cell table:formula="of:=[.A469]-[.A468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77015E+015" calcext:value-type="float">
            <text:p>1.46203685577015E+015</text:p>
          </table:table-cell>
          <table:table-cell table:formula="of:=[.A470]-[.A469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7713E+015" calcext:value-type="float">
            <text:p>1.4620368557713E+015</text:p>
          </table:table-cell>
          <table:table-cell table:formula="of:=[.A471]-[.A470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77244E+015" calcext:value-type="float">
            <text:p>1.46203685577244E+015</text:p>
          </table:table-cell>
          <table:table-cell table:formula="of:=[.A472]-[.A471]-1000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.46203685577362E+015" calcext:value-type="float">
            <text:p>1.46203685577362E+015</text:p>
          </table:table-cell>
          <table:table-cell table:formula="of:=[.A473]-[.A472]-1000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.46203685577479E+015" calcext:value-type="float">
            <text:p>1.46203685577479E+015</text:p>
          </table:table-cell>
          <table:table-cell table:formula="of:=[.A474]-[.A473]-1000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.46203685577592E+015" calcext:value-type="float">
            <text:p>1.46203685577592E+015</text:p>
          </table:table-cell>
          <table:table-cell table:formula="of:=[.A475]-[.A474]-1000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.46203685577704E+015" calcext:value-type="float">
            <text:p>1.46203685577704E+015</text:p>
          </table:table-cell>
          <table:table-cell table:formula="of:=[.A476]-[.A475]-1000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46203685577818E+015" calcext:value-type="float">
            <text:p>1.46203685577818E+015</text:p>
          </table:table-cell>
          <table:table-cell table:formula="of:=[.A477]-[.A476]-1000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.46203685577934E+015" calcext:value-type="float">
            <text:p>1.46203685577934E+015</text:p>
          </table:table-cell>
          <table:table-cell table:formula="of:=[.A478]-[.A477]-100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.46203685578049E+015" calcext:value-type="float">
            <text:p>1.46203685578049E+015</text:p>
          </table:table-cell>
          <table:table-cell table:formula="of:=[.A479]-[.A478]-1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.46203685578168E+015" calcext:value-type="float">
            <text:p>1.46203685578168E+015</text:p>
          </table:table-cell>
          <table:table-cell table:formula="of:=[.A480]-[.A479]-1000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.46203685578285E+015" calcext:value-type="float">
            <text:p>1.46203685578285E+015</text:p>
          </table:table-cell>
          <table:table-cell table:formula="of:=[.A481]-[.A480]-1000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.46203685578399E+015" calcext:value-type="float">
            <text:p>1.46203685578399E+015</text:p>
          </table:table-cell>
          <table:table-cell table:formula="of:=[.A482]-[.A481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78512E+015" calcext:value-type="float">
            <text:p>1.46203685578512E+015</text:p>
          </table:table-cell>
          <table:table-cell table:formula="of:=[.A483]-[.A482]-1000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.46203685578628E+015" calcext:value-type="float">
            <text:p>1.46203685578628E+015</text:p>
          </table:table-cell>
          <table:table-cell table:formula="of:=[.A484]-[.A483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578744E+015" calcext:value-type="float">
            <text:p>1.46203685578744E+015</text:p>
          </table:table-cell>
          <table:table-cell table:formula="of:=[.A485]-[.A484]-1000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.46203685578862E+015" calcext:value-type="float">
            <text:p>1.46203685578862E+015</text:p>
          </table:table-cell>
          <table:table-cell table:formula="of:=[.A486]-[.A485]-1000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.46203685578979E+015" calcext:value-type="float">
            <text:p>1.46203685578979E+015</text:p>
          </table:table-cell>
          <table:table-cell table:formula="of:=[.A487]-[.A486]-1000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.46203685579094E+015" calcext:value-type="float">
            <text:p>1.46203685579094E+015</text:p>
          </table:table-cell>
          <table:table-cell table:formula="of:=[.A488]-[.A487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57921E+015" calcext:value-type="float">
            <text:p>1.4620368557921E+015</text:p>
          </table:table-cell>
          <table:table-cell table:formula="of:=[.A489]-[.A488]-1000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.46203685579326E+015" calcext:value-type="float">
            <text:p>1.46203685579326E+015</text:p>
          </table:table-cell>
          <table:table-cell table:formula="of:=[.A490]-[.A489]-1000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.46203685579442E+015" calcext:value-type="float">
            <text:p>1.46203685579442E+015</text:p>
          </table:table-cell>
          <table:table-cell table:formula="of:=[.A491]-[.A490]-1000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.4620368557956E+015" calcext:value-type="float">
            <text:p>1.4620368557956E+015</text:p>
          </table:table-cell>
          <table:table-cell table:formula="of:=[.A492]-[.A491]-1000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.46203685579678E+015" calcext:value-type="float">
            <text:p>1.46203685579678E+015</text:p>
          </table:table-cell>
          <table:table-cell table:formula="of:=[.A493]-[.A492]-1000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.46203685579796E+015" calcext:value-type="float">
            <text:p>1.46203685579796E+015</text:p>
          </table:table-cell>
          <table:table-cell table:formula="of:=[.A494]-[.A493]-1000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.46203685579914E+015" calcext:value-type="float">
            <text:p>1.46203685579914E+015</text:p>
          </table:table-cell>
          <table:table-cell table:formula="of:=[.A495]-[.A494]-100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.4620368558003E+015" calcext:value-type="float">
            <text:p>1.4620368558003E+015</text:p>
          </table:table-cell>
          <table:table-cell table:formula="of:=[.A496]-[.A495]-1000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.46203685580144E+015" calcext:value-type="float">
            <text:p>1.46203685580144E+015</text:p>
          </table:table-cell>
          <table:table-cell table:formula="of:=[.A497]-[.A496]-1000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.46203685580258E+015" calcext:value-type="float">
            <text:p>1.46203685580258E+015</text:p>
          </table:table-cell>
          <table:table-cell table:formula="of:=[.A498]-[.A497]-1000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.46203685580371E+015" calcext:value-type="float">
            <text:p>1.46203685580371E+015</text:p>
          </table:table-cell>
          <table:table-cell table:formula="of:=[.A499]-[.A498]-1000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.46203685580487E+015" calcext:value-type="float">
            <text:p>1.46203685580487E+015</text:p>
          </table:table-cell>
          <table:table-cell table:formula="of:=[.A500]-[.A499]-1000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.46203685580606E+015" calcext:value-type="float">
            <text:p>1.46203685580606E+015</text:p>
          </table:table-cell>
          <table:table-cell table:formula="of:=[.A501]-[.A500]-1000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.46203685580725E+015" calcext:value-type="float">
            <text:p>1.46203685580725E+015</text:p>
          </table:table-cell>
          <table:table-cell table:formula="of:=[.A502]-[.A501]-1000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.4620368558084E+015" calcext:value-type="float">
            <text:p>1.4620368558084E+015</text:p>
          </table:table-cell>
          <table:table-cell table:formula="of:=[.A503]-[.A502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80953E+015" calcext:value-type="float">
            <text:p>1.46203685580953E+015</text:p>
          </table:table-cell>
          <table:table-cell table:formula="of:=[.A504]-[.A503]-1000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.46203685581071E+015" calcext:value-type="float">
            <text:p>1.46203685581071E+015</text:p>
          </table:table-cell>
          <table:table-cell table:formula="of:=[.A505]-[.A504]-1000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.46203685581185E+015" calcext:value-type="float">
            <text:p>1.46203685581185E+015</text:p>
          </table:table-cell>
          <table:table-cell table:formula="of:=[.A506]-[.A505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813E+015" calcext:value-type="float">
            <text:p>1.462036855813E+015</text:p>
          </table:table-cell>
          <table:table-cell table:formula="of:=[.A507]-[.A506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81413E+015" calcext:value-type="float">
            <text:p>1.46203685581413E+015</text:p>
          </table:table-cell>
          <table:table-cell table:formula="of:=[.A508]-[.A507]-1000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.46203685581524E+015" calcext:value-type="float">
            <text:p>1.46203685581524E+015</text:p>
          </table:table-cell>
          <table:table-cell table:formula="of:=[.A509]-[.A508]-100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.46203685581638E+015" calcext:value-type="float">
            <text:p>1.46203685581638E+015</text:p>
          </table:table-cell>
          <table:table-cell table:formula="of:=[.A510]-[.A509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581748E+015" calcext:value-type="float">
            <text:p>1.46203685581748E+015</text:p>
          </table:table-cell>
          <table:table-cell table:formula="of:=[.A511]-[.A510]-1000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.46203685581862E+015" calcext:value-type="float">
            <text:p>1.46203685581862E+015</text:p>
          </table:table-cell>
          <table:table-cell table:formula="of:=[.A512]-[.A511]-1000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.46203685581975E+015" calcext:value-type="float">
            <text:p>1.46203685581975E+015</text:p>
          </table:table-cell>
          <table:table-cell table:formula="of:=[.A513]-[.A512]-1000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.46203685582087E+015" calcext:value-type="float">
            <text:p>1.46203685582087E+015</text:p>
          </table:table-cell>
          <table:table-cell table:formula="of:=[.A514]-[.A513]-1000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.46203685582201E+015" calcext:value-type="float">
            <text:p>1.46203685582201E+015</text:p>
          </table:table-cell>
          <table:table-cell table:formula="of:=[.A515]-[.A514]-1000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.46203685582314E+015" calcext:value-type="float">
            <text:p>1.46203685582314E+015</text:p>
          </table:table-cell>
          <table:table-cell table:formula="of:=[.A516]-[.A515]-1000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.46203685582427E+015" calcext:value-type="float">
            <text:p>1.46203685582427E+015</text:p>
          </table:table-cell>
          <table:table-cell table:formula="of:=[.A517]-[.A516]-1000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.4620368558254E+015" calcext:value-type="float">
            <text:p>1.4620368558254E+015</text:p>
          </table:table-cell>
          <table:table-cell table:formula="of:=[.A518]-[.A517]-1000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.46203685582654E+015" calcext:value-type="float">
            <text:p>1.46203685582654E+015</text:p>
          </table:table-cell>
          <table:table-cell table:formula="of:=[.A519]-[.A518]-1000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.46203685582767E+015" calcext:value-type="float">
            <text:p>1.46203685582767E+015</text:p>
          </table:table-cell>
          <table:table-cell table:formula="of:=[.A520]-[.A519]-1000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.4620368558288E+015" calcext:value-type="float">
            <text:p>1.4620368558288E+015</text:p>
          </table:table-cell>
          <table:table-cell table:formula="of:=[.A521]-[.A520]-1000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.46203685582993E+015" calcext:value-type="float">
            <text:p>1.46203685582993E+015</text:p>
          </table:table-cell>
          <table:table-cell table:formula="of:=[.A522]-[.A521]-1000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.46203685583103E+015" calcext:value-type="float">
            <text:p>1.46203685583103E+015</text:p>
          </table:table-cell>
          <table:table-cell table:formula="of:=[.A523]-[.A522]-1000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.46203685583213E+015" calcext:value-type="float">
            <text:p>1.46203685583213E+015</text:p>
          </table:table-cell>
          <table:table-cell table:formula="of:=[.A524]-[.A523]-1000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.46203685583322E+015" calcext:value-type="float">
            <text:p>1.46203685583322E+015</text:p>
          </table:table-cell>
          <table:table-cell table:formula="of:=[.A525]-[.A524]-1000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.46203685583433E+015" calcext:value-type="float">
            <text:p>1.46203685583433E+015</text:p>
          </table:table-cell>
          <table:table-cell table:formula="of:=[.A526]-[.A525]-1000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.46203685583543E+015" calcext:value-type="float">
            <text:p>1.46203685583543E+015</text:p>
          </table:table-cell>
          <table:table-cell table:formula="of:=[.A527]-[.A526]-1000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.4620368558366E+015" calcext:value-type="float">
            <text:p>1.4620368558366E+015</text:p>
          </table:table-cell>
          <table:table-cell table:formula="of:=[.A528]-[.A527]-1000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.46203685583779E+015" calcext:value-type="float">
            <text:p>1.46203685583779E+015</text:p>
          </table:table-cell>
          <table:table-cell table:formula="of:=[.A529]-[.A528]-1000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.46203685583895E+015" calcext:value-type="float">
            <text:p>1.46203685583895E+015</text:p>
          </table:table-cell>
          <table:table-cell table:formula="of:=[.A530]-[.A529]-100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.4620368558401E+015" calcext:value-type="float">
            <text:p>1.4620368558401E+015</text:p>
          </table:table-cell>
          <table:table-cell table:formula="of:=[.A531]-[.A530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84126E+015" calcext:value-type="float">
            <text:p>1.46203685584126E+015</text:p>
          </table:table-cell>
          <table:table-cell table:formula="of:=[.A532]-[.A531]-1000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.46203685584241E+015" calcext:value-type="float">
            <text:p>1.46203685584241E+015</text:p>
          </table:table-cell>
          <table:table-cell table:formula="of:=[.A533]-[.A532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584356E+015" calcext:value-type="float">
            <text:p>1.46203685584356E+015</text:p>
          </table:table-cell>
          <table:table-cell table:formula="of:=[.A534]-[.A533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584472E+015" calcext:value-type="float">
            <text:p>1.46203685584472E+015</text:p>
          </table:table-cell>
          <table:table-cell table:formula="of:=[.A535]-[.A534]-1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.46203685584588E+015" calcext:value-type="float">
            <text:p>1.46203685584588E+015</text:p>
          </table:table-cell>
          <table:table-cell table:formula="of:=[.A536]-[.A535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584703E+015" calcext:value-type="float">
            <text:p>1.46203685584703E+015</text:p>
          </table:table-cell>
          <table:table-cell table:formula="of:=[.A537]-[.A536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584818E+015" calcext:value-type="float">
            <text:p>1.46203685584818E+015</text:p>
          </table:table-cell>
          <table:table-cell table:formula="of:=[.A538]-[.A537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584935E+015" calcext:value-type="float">
            <text:p>1.46203685584935E+015</text:p>
          </table:table-cell>
          <table:table-cell table:formula="of:=[.A539]-[.A538]-1000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.46203685585053E+015" calcext:value-type="float">
            <text:p>1.46203685585053E+015</text:p>
          </table:table-cell>
          <table:table-cell table:formula="of:=[.A540]-[.A539]-1000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.46203685585169E+015" calcext:value-type="float">
            <text:p>1.46203685585169E+015</text:p>
          </table:table-cell>
          <table:table-cell table:formula="of:=[.A541]-[.A540]-1000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.46203685585288E+015" calcext:value-type="float">
            <text:p>1.46203685585288E+015</text:p>
          </table:table-cell>
          <table:table-cell table:formula="of:=[.A542]-[.A541]-1000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.46203685585404E+015" calcext:value-type="float">
            <text:p>1.46203685585404E+015</text:p>
          </table:table-cell>
          <table:table-cell table:formula="of:=[.A543]-[.A542]-1000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.46203685585521E+015" calcext:value-type="float">
            <text:p>1.46203685585521E+015</text:p>
          </table:table-cell>
          <table:table-cell table:formula="of:=[.A544]-[.A543]-1000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.46203685585637E+015" calcext:value-type="float">
            <text:p>1.46203685585637E+015</text:p>
          </table:table-cell>
          <table:table-cell table:formula="of:=[.A545]-[.A544]-1000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.46203685585754E+015" calcext:value-type="float">
            <text:p>1.46203685585754E+015</text:p>
          </table:table-cell>
          <table:table-cell table:formula="of:=[.A546]-[.A545]-1000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.46203685585871E+015" calcext:value-type="float">
            <text:p>1.46203685585871E+015</text:p>
          </table:table-cell>
          <table:table-cell table:formula="of:=[.A547]-[.A546]-1000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.46203685585987E+015" calcext:value-type="float">
            <text:p>1.46203685585987E+015</text:p>
          </table:table-cell>
          <table:table-cell table:formula="of:=[.A548]-[.A547]-1000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.46203685586104E+015" calcext:value-type="float">
            <text:p>1.46203685586104E+015</text:p>
          </table:table-cell>
          <table:table-cell table:formula="of:=[.A549]-[.A548]-1000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.46203685586219E+015" calcext:value-type="float">
            <text:p>1.46203685586219E+015</text:p>
          </table:table-cell>
          <table:table-cell table:formula="of:=[.A550]-[.A549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86332E+015" calcext:value-type="float">
            <text:p>1.46203685586332E+015</text:p>
          </table:table-cell>
          <table:table-cell table:formula="of:=[.A551]-[.A550]-1000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.46203685586449E+015" calcext:value-type="float">
            <text:p>1.46203685586449E+015</text:p>
          </table:table-cell>
          <table:table-cell table:formula="of:=[.A552]-[.A551]-100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.46203685586564E+015" calcext:value-type="float">
            <text:p>1.46203685586564E+015</text:p>
          </table:table-cell>
          <table:table-cell table:formula="of:=[.A553]-[.A552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86681E+015" calcext:value-type="float">
            <text:p>1.46203685586681E+015</text:p>
          </table:table-cell>
          <table:table-cell table:formula="of:=[.A554]-[.A553]-1000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.46203685586796E+015" calcext:value-type="float">
            <text:p>1.46203685586796E+015</text:p>
          </table:table-cell>
          <table:table-cell table:formula="of:=[.A555]-[.A554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86911E+015" calcext:value-type="float">
            <text:p>1.46203685586911E+015</text:p>
          </table:table-cell>
          <table:table-cell table:formula="of:=[.A556]-[.A555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587026E+015" calcext:value-type="float">
            <text:p>1.46203685587026E+015</text:p>
          </table:table-cell>
          <table:table-cell table:formula="of:=[.A557]-[.A556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87141E+015" calcext:value-type="float">
            <text:p>1.46203685587141E+015</text:p>
          </table:table-cell>
          <table:table-cell table:formula="of:=[.A558]-[.A557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587259E+015" calcext:value-type="float">
            <text:p>1.46203685587259E+015</text:p>
          </table:table-cell>
          <table:table-cell table:formula="of:=[.A559]-[.A558]-1000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.46203685587376E+015" calcext:value-type="float">
            <text:p>1.46203685587376E+015</text:p>
          </table:table-cell>
          <table:table-cell table:formula="of:=[.A560]-[.A559]-1000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.46203685587491E+015" calcext:value-type="float">
            <text:p>1.46203685587491E+015</text:p>
          </table:table-cell>
          <table:table-cell table:formula="of:=[.A561]-[.A560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87606E+015" calcext:value-type="float">
            <text:p>1.46203685587606E+015</text:p>
          </table:table-cell>
          <table:table-cell table:formula="of:=[.A562]-[.A561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587721E+015" calcext:value-type="float">
            <text:p>1.46203685587721E+015</text:p>
          </table:table-cell>
          <table:table-cell table:formula="of:=[.A563]-[.A562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87836E+015" calcext:value-type="float">
            <text:p>1.46203685587836E+015</text:p>
          </table:table-cell>
          <table:table-cell table:formula="of:=[.A564]-[.A563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87951E+015" calcext:value-type="float">
            <text:p>1.46203685587951E+015</text:p>
          </table:table-cell>
          <table:table-cell table:formula="of:=[.A565]-[.A564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88066E+015" calcext:value-type="float">
            <text:p>1.46203685588066E+015</text:p>
          </table:table-cell>
          <table:table-cell table:formula="of:=[.A566]-[.A565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88181E+015" calcext:value-type="float">
            <text:p>1.46203685588181E+015</text:p>
          </table:table-cell>
          <table:table-cell table:formula="of:=[.A567]-[.A566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88297E+015" calcext:value-type="float">
            <text:p>1.46203685588297E+015</text:p>
          </table:table-cell>
          <table:table-cell table:formula="of:=[.A568]-[.A567]-1000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.46203685588412E+015" calcext:value-type="float">
            <text:p>1.46203685588412E+015</text:p>
          </table:table-cell>
          <table:table-cell table:formula="of:=[.A569]-[.A568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88527E+015" calcext:value-type="float">
            <text:p>1.46203685588527E+015</text:p>
          </table:table-cell>
          <table:table-cell table:formula="of:=[.A570]-[.A569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588642E+015" calcext:value-type="float">
            <text:p>1.46203685588642E+015</text:p>
          </table:table-cell>
          <table:table-cell table:formula="of:=[.A571]-[.A570]-1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.46203685588757E+015" calcext:value-type="float">
            <text:p>1.46203685588757E+015</text:p>
          </table:table-cell>
          <table:table-cell table:formula="of:=[.A572]-[.A571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88873E+015" calcext:value-type="float">
            <text:p>1.46203685588873E+015</text:p>
          </table:table-cell>
          <table:table-cell table:formula="of:=[.A573]-[.A572]-1000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.46203685588986E+015" calcext:value-type="float">
            <text:p>1.46203685588986E+015</text:p>
          </table:table-cell>
          <table:table-cell table:formula="of:=[.A574]-[.A573]-1000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.46203685589102E+015" calcext:value-type="float">
            <text:p>1.46203685589102E+015</text:p>
          </table:table-cell>
          <table:table-cell table:formula="of:=[.A575]-[.A574]-1000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.46203685589217E+015" calcext:value-type="float">
            <text:p>1.46203685589217E+015</text:p>
          </table:table-cell>
          <table:table-cell table:formula="of:=[.A576]-[.A575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89331E+015" calcext:value-type="float">
            <text:p>1.46203685589331E+015</text:p>
          </table:table-cell>
          <table:table-cell table:formula="of:=[.A577]-[.A576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589444E+015" calcext:value-type="float">
            <text:p>1.46203685589444E+015</text:p>
          </table:table-cell>
          <table:table-cell table:formula="of:=[.A578]-[.A577]-1000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.46203685589557E+015" calcext:value-type="float">
            <text:p>1.46203685589557E+015</text:p>
          </table:table-cell>
          <table:table-cell table:formula="of:=[.A579]-[.A578]-1000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.46203685589674E+015" calcext:value-type="float">
            <text:p>1.46203685589674E+015</text:p>
          </table:table-cell>
          <table:table-cell table:formula="of:=[.A580]-[.A579]-1000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.46203685589792E+015" calcext:value-type="float">
            <text:p>1.46203685589792E+015</text:p>
          </table:table-cell>
          <table:table-cell table:formula="of:=[.A581]-[.A580]-1000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.46203685589908E+015" calcext:value-type="float">
            <text:p>1.46203685589908E+015</text:p>
          </table:table-cell>
          <table:table-cell table:formula="of:=[.A582]-[.A581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590023E+015" calcext:value-type="float">
            <text:p>1.46203685590023E+015</text:p>
          </table:table-cell>
          <table:table-cell table:formula="of:=[.A583]-[.A582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90138E+015" calcext:value-type="float">
            <text:p>1.46203685590138E+015</text:p>
          </table:table-cell>
          <table:table-cell table:formula="of:=[.A584]-[.A583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90254E+015" calcext:value-type="float">
            <text:p>1.46203685590254E+015</text:p>
          </table:table-cell>
          <table:table-cell table:formula="of:=[.A585]-[.A584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590368E+015" calcext:value-type="float">
            <text:p>1.46203685590368E+015</text:p>
          </table:table-cell>
          <table:table-cell table:formula="of:=[.A586]-[.A585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590484E+015" calcext:value-type="float">
            <text:p>1.46203685590484E+015</text:p>
          </table:table-cell>
          <table:table-cell table:formula="of:=[.A587]-[.A586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5906E+015" calcext:value-type="float">
            <text:p>1.462036855906E+015</text:p>
          </table:table-cell>
          <table:table-cell table:formula="of:=[.A588]-[.A587]-1000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.46203685590714E+015" calcext:value-type="float">
            <text:p>1.46203685590714E+015</text:p>
          </table:table-cell>
          <table:table-cell table:formula="of:=[.A589]-[.A588]-1000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.4620368559083E+015" calcext:value-type="float">
            <text:p>1.4620368559083E+015</text:p>
          </table:table-cell>
          <table:table-cell table:formula="of:=[.A590]-[.A589]-100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.46203685590945E+015" calcext:value-type="float">
            <text:p>1.46203685590945E+015</text:p>
          </table:table-cell>
          <table:table-cell table:formula="of:=[.A591]-[.A590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9106E+015" calcext:value-type="float">
            <text:p>1.4620368559106E+015</text:p>
          </table:table-cell>
          <table:table-cell table:formula="of:=[.A592]-[.A591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91175E+015" calcext:value-type="float">
            <text:p>1.46203685591175E+015</text:p>
          </table:table-cell>
          <table:table-cell table:formula="of:=[.A593]-[.A592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9129E+015" calcext:value-type="float">
            <text:p>1.4620368559129E+015</text:p>
          </table:table-cell>
          <table:table-cell table:formula="of:=[.A594]-[.A593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591405E+015" calcext:value-type="float">
            <text:p>1.46203685591405E+015</text:p>
          </table:table-cell>
          <table:table-cell table:formula="of:=[.A595]-[.A594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91521E+015" calcext:value-type="float">
            <text:p>1.46203685591521E+015</text:p>
          </table:table-cell>
          <table:table-cell table:formula="of:=[.A596]-[.A595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591636E+015" calcext:value-type="float">
            <text:p>1.46203685591636E+015</text:p>
          </table:table-cell>
          <table:table-cell table:formula="of:=[.A597]-[.A596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91751E+015" calcext:value-type="float">
            <text:p>1.46203685591751E+015</text:p>
          </table:table-cell>
          <table:table-cell table:formula="of:=[.A598]-[.A597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91864E+015" calcext:value-type="float">
            <text:p>1.46203685591864E+015</text:p>
          </table:table-cell>
          <table:table-cell table:formula="of:=[.A599]-[.A598]-1000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.46203685591976E+015" calcext:value-type="float">
            <text:p>1.46203685591976E+015</text:p>
          </table:table-cell>
          <table:table-cell table:formula="of:=[.A600]-[.A599]-1000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.46203685592092E+015" calcext:value-type="float">
            <text:p>1.46203685592092E+015</text:p>
          </table:table-cell>
          <table:table-cell table:formula="of:=[.A601]-[.A600]-1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.46203685592211E+015" calcext:value-type="float">
            <text:p>1.46203685592211E+015</text:p>
          </table:table-cell>
          <table:table-cell table:formula="of:=[.A602]-[.A601]-1000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.4620368559233E+015" calcext:value-type="float">
            <text:p>1.4620368559233E+015</text:p>
          </table:table-cell>
          <table:table-cell table:formula="of:=[.A603]-[.A602]-1000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.46203685592443E+015" calcext:value-type="float">
            <text:p>1.46203685592443E+015</text:p>
          </table:table-cell>
          <table:table-cell table:formula="of:=[.A604]-[.A603]-1000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.46203685592556E+015" calcext:value-type="float">
            <text:p>1.46203685592556E+015</text:p>
          </table:table-cell>
          <table:table-cell table:formula="of:=[.A605]-[.A604]-1000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.4620368559267E+015" calcext:value-type="float">
            <text:p>1.4620368559267E+015</text:p>
          </table:table-cell>
          <table:table-cell table:formula="of:=[.A606]-[.A605]-1000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.46203685592785E+015" calcext:value-type="float">
            <text:p>1.46203685592785E+015</text:p>
          </table:table-cell>
          <table:table-cell table:formula="of:=[.A607]-[.A606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592902E+015" calcext:value-type="float">
            <text:p>1.46203685592902E+015</text:p>
          </table:table-cell>
          <table:table-cell table:formula="of:=[.A608]-[.A607]-1000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.46203685593019E+015" calcext:value-type="float">
            <text:p>1.46203685593019E+015</text:p>
          </table:table-cell>
          <table:table-cell table:formula="of:=[.A609]-[.A608]-1000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.46203685593136E+015" calcext:value-type="float">
            <text:p>1.46203685593136E+015</text:p>
          </table:table-cell>
          <table:table-cell table:formula="of:=[.A610]-[.A609]-1000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.46203685593253E+015" calcext:value-type="float">
            <text:p>1.46203685593253E+015</text:p>
          </table:table-cell>
          <table:table-cell table:formula="of:=[.A611]-[.A610]-100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.46203685593371E+015" calcext:value-type="float">
            <text:p>1.46203685593371E+015</text:p>
          </table:table-cell>
          <table:table-cell table:formula="of:=[.A612]-[.A611]-1000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.46203685593489E+015" calcext:value-type="float">
            <text:p>1.46203685593489E+015</text:p>
          </table:table-cell>
          <table:table-cell table:formula="of:=[.A613]-[.A612]-1000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.46203685593605E+015" calcext:value-type="float">
            <text:p>1.46203685593605E+015</text:p>
          </table:table-cell>
          <table:table-cell table:formula="of:=[.A614]-[.A613]-1000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.46203685593722E+015" calcext:value-type="float">
            <text:p>1.46203685593722E+015</text:p>
          </table:table-cell>
          <table:table-cell table:formula="of:=[.A615]-[.A614]-1000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.46203685593839E+015" calcext:value-type="float">
            <text:p>1.46203685593839E+015</text:p>
          </table:table-cell>
          <table:table-cell table:formula="of:=[.A616]-[.A615]-1000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.46203685593954E+015" calcext:value-type="float">
            <text:p>1.46203685593954E+015</text:p>
          </table:table-cell>
          <table:table-cell table:formula="of:=[.A617]-[.A616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94069E+015" calcext:value-type="float">
            <text:p>1.46203685594069E+015</text:p>
          </table:table-cell>
          <table:table-cell table:formula="of:=[.A618]-[.A617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94186E+015" calcext:value-type="float">
            <text:p>1.46203685594186E+015</text:p>
          </table:table-cell>
          <table:table-cell table:formula="of:=[.A619]-[.A618]-1000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.46203685594302E+015" calcext:value-type="float">
            <text:p>1.46203685594302E+015</text:p>
          </table:table-cell>
          <table:table-cell table:formula="of:=[.A620]-[.A619]-1000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.46203685594419E+015" calcext:value-type="float">
            <text:p>1.46203685594419E+015</text:p>
          </table:table-cell>
          <table:table-cell table:formula="of:=[.A621]-[.A620]-1000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.46203685594533E+015" calcext:value-type="float">
            <text:p>1.46203685594533E+015</text:p>
          </table:table-cell>
          <table:table-cell table:formula="of:=[.A622]-[.A621]-1000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.46203685594646E+015" calcext:value-type="float">
            <text:p>1.46203685594646E+015</text:p>
          </table:table-cell>
          <table:table-cell table:formula="of:=[.A623]-[.A622]-100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.46203685594758E+015" calcext:value-type="float">
            <text:p>1.46203685594758E+015</text:p>
          </table:table-cell>
          <table:table-cell table:formula="of:=[.A624]-[.A623]-1000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.46203685594874E+015" calcext:value-type="float">
            <text:p>1.46203685594874E+015</text:p>
          </table:table-cell>
          <table:table-cell table:formula="of:=[.A625]-[.A624]-1000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.4620368559499E+015" calcext:value-type="float">
            <text:p>1.4620368559499E+015</text:p>
          </table:table-cell>
          <table:table-cell table:formula="of:=[.A626]-[.A625]-1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.46203685595102E+015" calcext:value-type="float">
            <text:p>1.46203685595102E+015</text:p>
          </table:table-cell>
          <table:table-cell table:formula="of:=[.A627]-[.A626]-1000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.46203685595217E+015" calcext:value-type="float">
            <text:p>1.46203685595217E+015</text:p>
          </table:table-cell>
          <table:table-cell table:formula="of:=[.A628]-[.A627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95331E+015" calcext:value-type="float">
            <text:p>1.46203685595331E+015</text:p>
          </table:table-cell>
          <table:table-cell table:formula="of:=[.A629]-[.A628]-1000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.46203685595444E+015" calcext:value-type="float">
            <text:p>1.46203685595444E+015</text:p>
          </table:table-cell>
          <table:table-cell table:formula="of:=[.A630]-[.A629]-1000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.46203685595558E+015" calcext:value-type="float">
            <text:p>1.46203685595558E+015</text:p>
          </table:table-cell>
          <table:table-cell table:formula="of:=[.A631]-[.A630]-1000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.46203685595674E+015" calcext:value-type="float">
            <text:p>1.46203685595674E+015</text:p>
          </table:table-cell>
          <table:table-cell table:formula="of:=[.A632]-[.A631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95789E+015" calcext:value-type="float">
            <text:p>1.46203685595789E+015</text:p>
          </table:table-cell>
          <table:table-cell table:formula="of:=[.A633]-[.A632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95903E+015" calcext:value-type="float">
            <text:p>1.46203685595903E+015</text:p>
          </table:table-cell>
          <table:table-cell table:formula="of:=[.A634]-[.A633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596018E+015" calcext:value-type="float">
            <text:p>1.46203685596018E+015</text:p>
          </table:table-cell>
          <table:table-cell table:formula="of:=[.A635]-[.A634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596133E+015" calcext:value-type="float">
            <text:p>1.46203685596133E+015</text:p>
          </table:table-cell>
          <table:table-cell table:formula="of:=[.A636]-[.A635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596248E+015" calcext:value-type="float">
            <text:p>1.46203685596248E+015</text:p>
          </table:table-cell>
          <table:table-cell table:formula="of:=[.A637]-[.A636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96364E+015" calcext:value-type="float">
            <text:p>1.46203685596364E+015</text:p>
          </table:table-cell>
          <table:table-cell table:formula="of:=[.A638]-[.A637]-1000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.46203685596479E+015" calcext:value-type="float">
            <text:p>1.46203685596479E+015</text:p>
          </table:table-cell>
          <table:table-cell table:formula="of:=[.A639]-[.A638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596593E+015" calcext:value-type="float">
            <text:p>1.46203685596593E+015</text:p>
          </table:table-cell>
          <table:table-cell table:formula="of:=[.A640]-[.A639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596711E+015" calcext:value-type="float">
            <text:p>1.46203685596711E+015</text:p>
          </table:table-cell>
          <table:table-cell table:formula="of:=[.A641]-[.A640]-1000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.46203685596829E+015" calcext:value-type="float">
            <text:p>1.46203685596829E+015</text:p>
          </table:table-cell>
          <table:table-cell table:formula="of:=[.A642]-[.A641]-1000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.46203685596944E+015" calcext:value-type="float">
            <text:p>1.46203685596944E+015</text:p>
          </table:table-cell>
          <table:table-cell table:formula="of:=[.A643]-[.A642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597059E+015" calcext:value-type="float">
            <text:p>1.46203685597059E+015</text:p>
          </table:table-cell>
          <table:table-cell table:formula="of:=[.A644]-[.A643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597174E+015" calcext:value-type="float">
            <text:p>1.46203685597174E+015</text:p>
          </table:table-cell>
          <table:table-cell table:formula="of:=[.A645]-[.A644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597289E+015" calcext:value-type="float">
            <text:p>1.46203685597289E+015</text:p>
          </table:table-cell>
          <table:table-cell table:formula="of:=[.A646]-[.A645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97403E+015" calcext:value-type="float">
            <text:p>1.46203685597403E+015</text:p>
          </table:table-cell>
          <table:table-cell table:formula="of:=[.A647]-[.A646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97518E+015" calcext:value-type="float">
            <text:p>1.46203685597518E+015</text:p>
          </table:table-cell>
          <table:table-cell table:formula="of:=[.A648]-[.A647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597633E+015" calcext:value-type="float">
            <text:p>1.46203685597633E+015</text:p>
          </table:table-cell>
          <table:table-cell table:formula="of:=[.A649]-[.A648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597748E+015" calcext:value-type="float">
            <text:p>1.46203685597748E+015</text:p>
          </table:table-cell>
          <table:table-cell table:formula="of:=[.A650]-[.A649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97863E+015" calcext:value-type="float">
            <text:p>1.46203685597863E+015</text:p>
          </table:table-cell>
          <table:table-cell table:formula="of:=[.A651]-[.A650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597979E+015" calcext:value-type="float">
            <text:p>1.46203685597979E+015</text:p>
          </table:table-cell>
          <table:table-cell table:formula="of:=[.A652]-[.A651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598094E+015" calcext:value-type="float">
            <text:p>1.46203685598094E+015</text:p>
          </table:table-cell>
          <table:table-cell table:formula="of:=[.A653]-[.A652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59821E+015" calcext:value-type="float">
            <text:p>1.4620368559821E+015</text:p>
          </table:table-cell>
          <table:table-cell table:formula="of:=[.A654]-[.A653]-1000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.46203685598326E+015" calcext:value-type="float">
            <text:p>1.46203685598326E+015</text:p>
          </table:table-cell>
          <table:table-cell table:formula="of:=[.A655]-[.A654]-1000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.46203685598441E+015" calcext:value-type="float">
            <text:p>1.46203685598441E+015</text:p>
          </table:table-cell>
          <table:table-cell table:formula="of:=[.A656]-[.A655]-1000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.46203685598552E+015" calcext:value-type="float">
            <text:p>1.46203685598552E+015</text:p>
          </table:table-cell>
          <table:table-cell table:formula="of:=[.A657]-[.A656]-1000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.46203685598676E+015" calcext:value-type="float">
            <text:p>1.46203685598676E+015</text:p>
          </table:table-cell>
          <table:table-cell table:formula="of:=[.A658]-[.A657]-1000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.46203685598792E+015" calcext:value-type="float">
            <text:p>1.46203685598792E+015</text:p>
          </table:table-cell>
          <table:table-cell table:formula="of:=[.A659]-[.A658]-1000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.46203685598908E+015" calcext:value-type="float">
            <text:p>1.46203685598908E+015</text:p>
          </table:table-cell>
          <table:table-cell table:formula="of:=[.A660]-[.A659]-1000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.46203685599023E+015" calcext:value-type="float">
            <text:p>1.46203685599023E+015</text:p>
          </table:table-cell>
          <table:table-cell table:formula="of:=[.A661]-[.A660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99139E+015" calcext:value-type="float">
            <text:p>1.46203685599139E+015</text:p>
          </table:table-cell>
          <table:table-cell table:formula="of:=[.A662]-[.A661]-1000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.46203685599253E+015" calcext:value-type="float">
            <text:p>1.46203685599253E+015</text:p>
          </table:table-cell>
          <table:table-cell table:formula="of:=[.A663]-[.A662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99368E+015" calcext:value-type="float">
            <text:p>1.46203685599368E+015</text:p>
          </table:table-cell>
          <table:table-cell table:formula="of:=[.A664]-[.A663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599483E+015" calcext:value-type="float">
            <text:p>1.46203685599483E+015</text:p>
          </table:table-cell>
          <table:table-cell table:formula="of:=[.A665]-[.A664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599598E+015" calcext:value-type="float">
            <text:p>1.46203685599598E+015</text:p>
          </table:table-cell>
          <table:table-cell table:formula="of:=[.A666]-[.A665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59971E+015" calcext:value-type="float">
            <text:p>1.4620368559971E+015</text:p>
          </table:table-cell>
          <table:table-cell table:formula="of:=[.A667]-[.A666]-1000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.46203685599832E+015" calcext:value-type="float">
            <text:p>1.46203685599832E+015</text:p>
          </table:table-cell>
          <table:table-cell table:formula="of:=[.A668]-[.A667]-1000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.46203685599947E+015" calcext:value-type="float">
            <text:p>1.46203685599947E+015</text:p>
          </table:table-cell>
          <table:table-cell table:formula="of:=[.A669]-[.A668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600063E+015" calcext:value-type="float">
            <text:p>1.46203685600063E+015</text:p>
          </table:table-cell>
          <table:table-cell table:formula="of:=[.A670]-[.A669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600182E+015" calcext:value-type="float">
            <text:p>1.46203685600182E+015</text:p>
          </table:table-cell>
          <table:table-cell table:formula="of:=[.A671]-[.A670]-1000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.46203685600298E+015" calcext:value-type="float">
            <text:p>1.46203685600298E+015</text:p>
          </table:table-cell>
          <table:table-cell table:formula="of:=[.A672]-[.A671]-1000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.46203685600414E+015" calcext:value-type="float">
            <text:p>1.46203685600414E+015</text:p>
          </table:table-cell>
          <table:table-cell table:formula="of:=[.A673]-[.A672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60053E+015" calcext:value-type="float">
            <text:p>1.4620368560053E+015</text:p>
          </table:table-cell>
          <table:table-cell table:formula="of:=[.A674]-[.A673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600645E+015" calcext:value-type="float">
            <text:p>1.46203685600645E+015</text:p>
          </table:table-cell>
          <table:table-cell table:formula="of:=[.A675]-[.A674]-1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.46203685600765E+015" calcext:value-type="float">
            <text:p>1.46203685600765E+015</text:p>
          </table:table-cell>
          <table:table-cell table:formula="of:=[.A676]-[.A675]-1000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.46203685600881E+015" calcext:value-type="float">
            <text:p>1.46203685600881E+015</text:p>
          </table:table-cell>
          <table:table-cell table:formula="of:=[.A677]-[.A676]-100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.46203685600997E+015" calcext:value-type="float">
            <text:p>1.46203685600997E+015</text:p>
          </table:table-cell>
          <table:table-cell table:formula="of:=[.A678]-[.A677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601112E+015" calcext:value-type="float">
            <text:p>1.46203685601112E+015</text:p>
          </table:table-cell>
          <table:table-cell table:formula="of:=[.A679]-[.A678]-1000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.46203685601228E+015" calcext:value-type="float">
            <text:p>1.46203685601228E+015</text:p>
          </table:table-cell>
          <table:table-cell table:formula="of:=[.A680]-[.A679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601343E+015" calcext:value-type="float">
            <text:p>1.46203685601343E+015</text:p>
          </table:table-cell>
          <table:table-cell table:formula="of:=[.A681]-[.A680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601456E+015" calcext:value-type="float">
            <text:p>1.46203685601456E+015</text:p>
          </table:table-cell>
          <table:table-cell table:formula="of:=[.A682]-[.A681]-1000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.46203685601568E+015" calcext:value-type="float">
            <text:p>1.46203685601568E+015</text:p>
          </table:table-cell>
          <table:table-cell table:formula="of:=[.A683]-[.A682]-1000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.4620368560168E+015" calcext:value-type="float">
            <text:p>1.4620368560168E+015</text:p>
          </table:table-cell>
          <table:table-cell table:formula="of:=[.A684]-[.A683]-1000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.46203685601796E+015" calcext:value-type="float">
            <text:p>1.46203685601796E+015</text:p>
          </table:table-cell>
          <table:table-cell table:formula="of:=[.A685]-[.A684]-1000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.46203685601913E+015" calcext:value-type="float">
            <text:p>1.46203685601913E+015</text:p>
          </table:table-cell>
          <table:table-cell table:formula="of:=[.A686]-[.A685]-1000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.46203685602028E+015" calcext:value-type="float">
            <text:p>1.46203685602028E+015</text:p>
          </table:table-cell>
          <table:table-cell table:formula="of:=[.A687]-[.A686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602144E+015" calcext:value-type="float">
            <text:p>1.46203685602144E+015</text:p>
          </table:table-cell>
          <table:table-cell table:formula="of:=[.A688]-[.A687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602259E+015" calcext:value-type="float">
            <text:p>1.46203685602259E+015</text:p>
          </table:table-cell>
          <table:table-cell table:formula="of:=[.A689]-[.A688]-1000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.46203685602375E+015" calcext:value-type="float">
            <text:p>1.46203685602375E+015</text:p>
          </table:table-cell>
          <table:table-cell table:formula="of:=[.A690]-[.A689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602491E+015" calcext:value-type="float">
            <text:p>1.46203685602491E+015</text:p>
          </table:table-cell>
          <table:table-cell table:formula="of:=[.A691]-[.A690]-1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.46203685602606E+015" calcext:value-type="float">
            <text:p>1.46203685602606E+015</text:p>
          </table:table-cell>
          <table:table-cell table:formula="of:=[.A692]-[.A691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602722E+015" calcext:value-type="float">
            <text:p>1.46203685602722E+015</text:p>
          </table:table-cell>
          <table:table-cell table:formula="of:=[.A693]-[.A692]-1000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.46203685602837E+015" calcext:value-type="float">
            <text:p>1.46203685602837E+015</text:p>
          </table:table-cell>
          <table:table-cell table:formula="of:=[.A694]-[.A693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602953E+015" calcext:value-type="float">
            <text:p>1.46203685602953E+015</text:p>
          </table:table-cell>
          <table:table-cell table:formula="of:=[.A695]-[.A694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603066E+015" calcext:value-type="float">
            <text:p>1.46203685603066E+015</text:p>
          </table:table-cell>
          <table:table-cell table:formula="of:=[.A696]-[.A695]-1000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.46203685603182E+015" calcext:value-type="float">
            <text:p>1.46203685603182E+015</text:p>
          </table:table-cell>
          <table:table-cell table:formula="of:=[.A697]-[.A696]-1000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.46203685603298E+015" calcext:value-type="float">
            <text:p>1.46203685603298E+015</text:p>
          </table:table-cell>
          <table:table-cell table:formula="of:=[.A698]-[.A697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603413E+015" calcext:value-type="float">
            <text:p>1.46203685603413E+015</text:p>
          </table:table-cell>
          <table:table-cell table:formula="of:=[.A699]-[.A698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603528E+015" calcext:value-type="float">
            <text:p>1.46203685603528E+015</text:p>
          </table:table-cell>
          <table:table-cell table:formula="of:=[.A700]-[.A699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603644E+015" calcext:value-type="float">
            <text:p>1.46203685603644E+015</text:p>
          </table:table-cell>
          <table:table-cell table:formula="of:=[.A701]-[.A700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60376E+015" calcext:value-type="float">
            <text:p>1.4620368560376E+015</text:p>
          </table:table-cell>
          <table:table-cell table:formula="of:=[.A702]-[.A701]-1000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.46203685603876E+015" calcext:value-type="float">
            <text:p>1.46203685603876E+015</text:p>
          </table:table-cell>
          <table:table-cell table:formula="of:=[.A703]-[.A702]-1000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.46203685603991E+015" calcext:value-type="float">
            <text:p>1.46203685603991E+015</text:p>
          </table:table-cell>
          <table:table-cell table:formula="of:=[.A704]-[.A703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604106E+015" calcext:value-type="float">
            <text:p>1.46203685604106E+015</text:p>
          </table:table-cell>
          <table:table-cell table:formula="of:=[.A705]-[.A704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604221E+015" calcext:value-type="float">
            <text:p>1.46203685604221E+015</text:p>
          </table:table-cell>
          <table:table-cell table:formula="of:=[.A706]-[.A705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604336E+015" calcext:value-type="float">
            <text:p>1.46203685604336E+015</text:p>
          </table:table-cell>
          <table:table-cell table:formula="of:=[.A707]-[.A706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604449E+015" calcext:value-type="float">
            <text:p>1.46203685604449E+015</text:p>
          </table:table-cell>
          <table:table-cell table:formula="of:=[.A708]-[.A707]-1000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.4620368560456E+015" calcext:value-type="float">
            <text:p>1.4620368560456E+015</text:p>
          </table:table-cell>
          <table:table-cell table:formula="of:=[.A709]-[.A708]-1000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.46203685604679E+015" calcext:value-type="float">
            <text:p>1.46203685604679E+015</text:p>
          </table:table-cell>
          <table:table-cell table:formula="of:=[.A710]-[.A709]-1000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.46203685604795E+015" calcext:value-type="float">
            <text:p>1.46203685604795E+015</text:p>
          </table:table-cell>
          <table:table-cell table:formula="of:=[.A711]-[.A710]-1000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.46203685604907E+015" calcext:value-type="float">
            <text:p>1.46203685604907E+015</text:p>
          </table:table-cell>
          <table:table-cell table:formula="of:=[.A712]-[.A711]-1000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46203685605018E+015" calcext:value-type="float">
            <text:p>1.46203685605018E+015</text:p>
          </table:table-cell>
          <table:table-cell table:formula="of:=[.A713]-[.A712]-1000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.46203685605129E+015" calcext:value-type="float">
            <text:p>1.46203685605129E+015</text:p>
          </table:table-cell>
          <table:table-cell table:formula="of:=[.A714]-[.A713]-1000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.46203685605245E+015" calcext:value-type="float">
            <text:p>1.46203685605245E+015</text:p>
          </table:table-cell>
          <table:table-cell table:formula="of:=[.A715]-[.A714]-1000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.46203685605359E+015" calcext:value-type="float">
            <text:p>1.46203685605359E+015</text:p>
          </table:table-cell>
          <table:table-cell table:formula="of:=[.A716]-[.A715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605475E+015" calcext:value-type="float">
            <text:p>1.46203685605475E+015</text:p>
          </table:table-cell>
          <table:table-cell table:formula="of:=[.A717]-[.A716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605589E+015" calcext:value-type="float">
            <text:p>1.46203685605589E+015</text:p>
          </table:table-cell>
          <table:table-cell table:formula="of:=[.A718]-[.A717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605704E+015" calcext:value-type="float">
            <text:p>1.46203685605704E+015</text:p>
          </table:table-cell>
          <table:table-cell table:formula="of:=[.A719]-[.A718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605818E+015" calcext:value-type="float">
            <text:p>1.46203685605818E+015</text:p>
          </table:table-cell>
          <table:table-cell table:formula="of:=[.A720]-[.A719]-1000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.46203685605934E+015" calcext:value-type="float">
            <text:p>1.46203685605934E+015</text:p>
          </table:table-cell>
          <table:table-cell table:formula="of:=[.A721]-[.A720]-1000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.46203685606049E+015" calcext:value-type="float">
            <text:p>1.46203685606049E+015</text:p>
          </table:table-cell>
          <table:table-cell table:formula="of:=[.A722]-[.A721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606164E+015" calcext:value-type="float">
            <text:p>1.46203685606164E+015</text:p>
          </table:table-cell>
          <table:table-cell table:formula="of:=[.A723]-[.A722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60628E+015" calcext:value-type="float">
            <text:p>1.4620368560628E+015</text:p>
          </table:table-cell>
          <table:table-cell table:formula="of:=[.A724]-[.A723]-100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.46203685606396E+015" calcext:value-type="float">
            <text:p>1.46203685606396E+015</text:p>
          </table:table-cell>
          <table:table-cell table:formula="of:=[.A725]-[.A724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606511E+015" calcext:value-type="float">
            <text:p>1.46203685606511E+015</text:p>
          </table:table-cell>
          <table:table-cell table:formula="of:=[.A726]-[.A725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606621E+015" calcext:value-type="float">
            <text:p>1.46203685606621E+015</text:p>
          </table:table-cell>
          <table:table-cell table:formula="of:=[.A727]-[.A726]-1000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.46203685606736E+015" calcext:value-type="float">
            <text:p>1.46203685606736E+015</text:p>
          </table:table-cell>
          <table:table-cell table:formula="of:=[.A728]-[.A727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606851E+015" calcext:value-type="float">
            <text:p>1.46203685606851E+015</text:p>
          </table:table-cell>
          <table:table-cell table:formula="of:=[.A729]-[.A728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606966E+015" calcext:value-type="float">
            <text:p>1.46203685606966E+015</text:p>
          </table:table-cell>
          <table:table-cell table:formula="of:=[.A730]-[.A729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607078E+015" calcext:value-type="float">
            <text:p>1.46203685607078E+015</text:p>
          </table:table-cell>
          <table:table-cell table:formula="of:=[.A731]-[.A730]-1000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.46203685607193E+015" calcext:value-type="float">
            <text:p>1.46203685607193E+015</text:p>
          </table:table-cell>
          <table:table-cell table:formula="of:=[.A732]-[.A731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607308E+015" calcext:value-type="float">
            <text:p>1.46203685607308E+015</text:p>
          </table:table-cell>
          <table:table-cell table:formula="of:=[.A733]-[.A732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607423E+015" calcext:value-type="float">
            <text:p>1.46203685607423E+015</text:p>
          </table:table-cell>
          <table:table-cell table:formula="of:=[.A734]-[.A733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607534E+015" calcext:value-type="float">
            <text:p>1.46203685607534E+015</text:p>
          </table:table-cell>
          <table:table-cell table:formula="of:=[.A735]-[.A734]-1000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.46203685607644E+015" calcext:value-type="float">
            <text:p>1.46203685607644E+015</text:p>
          </table:table-cell>
          <table:table-cell table:formula="of:=[.A736]-[.A735]-1000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.46203685607753E+015" calcext:value-type="float">
            <text:p>1.46203685607753E+015</text:p>
          </table:table-cell>
          <table:table-cell table:formula="of:=[.A737]-[.A736]-1000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.46203685607867E+015" calcext:value-type="float">
            <text:p>1.46203685607867E+015</text:p>
          </table:table-cell>
          <table:table-cell table:formula="of:=[.A738]-[.A737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607982E+015" calcext:value-type="float">
            <text:p>1.46203685607982E+015</text:p>
          </table:table-cell>
          <table:table-cell table:formula="of:=[.A739]-[.A738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608097E+015" calcext:value-type="float">
            <text:p>1.46203685608097E+015</text:p>
          </table:table-cell>
          <table:table-cell table:formula="of:=[.A740]-[.A739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608212E+015" calcext:value-type="float">
            <text:p>1.46203685608212E+015</text:p>
          </table:table-cell>
          <table:table-cell table:formula="of:=[.A741]-[.A740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608327E+015" calcext:value-type="float">
            <text:p>1.46203685608327E+015</text:p>
          </table:table-cell>
          <table:table-cell table:formula="of:=[.A742]-[.A741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608442E+015" calcext:value-type="float">
            <text:p>1.46203685608442E+015</text:p>
          </table:table-cell>
          <table:table-cell table:formula="of:=[.A743]-[.A742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608555E+015" calcext:value-type="float">
            <text:p>1.46203685608555E+015</text:p>
          </table:table-cell>
          <table:table-cell table:formula="of:=[.A744]-[.A743]-1000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.46203685608672E+015" calcext:value-type="float">
            <text:p>1.46203685608672E+015</text:p>
          </table:table-cell>
          <table:table-cell table:formula="of:=[.A745]-[.A744]-1000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.46203685608787E+015" calcext:value-type="float">
            <text:p>1.46203685608787E+015</text:p>
          </table:table-cell>
          <table:table-cell table:formula="of:=[.A746]-[.A745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608902E+015" calcext:value-type="float">
            <text:p>1.46203685608902E+015</text:p>
          </table:table-cell>
          <table:table-cell table:formula="of:=[.A747]-[.A746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609016E+015" calcext:value-type="float">
            <text:p>1.46203685609016E+015</text:p>
          </table:table-cell>
          <table:table-cell table:formula="of:=[.A748]-[.A747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609132E+015" calcext:value-type="float">
            <text:p>1.46203685609132E+015</text:p>
          </table:table-cell>
          <table:table-cell table:formula="of:=[.A749]-[.A748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609242E+015" calcext:value-type="float">
            <text:p>1.46203685609242E+015</text:p>
          </table:table-cell>
          <table:table-cell table:formula="of:=[.A750]-[.A749]-1000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.46203685609356E+015" calcext:value-type="float">
            <text:p>1.46203685609356E+015</text:p>
          </table:table-cell>
          <table:table-cell table:formula="of:=[.A751]-[.A750]-1000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.46203685609471E+015" calcext:value-type="float">
            <text:p>1.46203685609471E+015</text:p>
          </table:table-cell>
          <table:table-cell table:formula="of:=[.A752]-[.A751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609586E+015" calcext:value-type="float">
            <text:p>1.46203685609586E+015</text:p>
          </table:table-cell>
          <table:table-cell table:formula="of:=[.A753]-[.A752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609701E+015" calcext:value-type="float">
            <text:p>1.46203685609701E+015</text:p>
          </table:table-cell>
          <table:table-cell table:formula="of:=[.A754]-[.A753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609815E+015" calcext:value-type="float">
            <text:p>1.46203685609815E+015</text:p>
          </table:table-cell>
          <table:table-cell table:formula="of:=[.A755]-[.A754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609931E+015" calcext:value-type="float">
            <text:p>1.46203685609931E+015</text:p>
          </table:table-cell>
          <table:table-cell table:formula="of:=[.A756]-[.A755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610045E+015" calcext:value-type="float">
            <text:p>1.46203685610045E+015</text:p>
          </table:table-cell>
          <table:table-cell table:formula="of:=[.A757]-[.A756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610159E+015" calcext:value-type="float">
            <text:p>1.46203685610159E+015</text:p>
          </table:table-cell>
          <table:table-cell table:formula="of:=[.A758]-[.A757]-1000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.46203685610274E+015" calcext:value-type="float">
            <text:p>1.46203685610274E+015</text:p>
          </table:table-cell>
          <table:table-cell table:formula="of:=[.A759]-[.A758]-1000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.46203685610388E+015" calcext:value-type="float">
            <text:p>1.46203685610388E+015</text:p>
          </table:table-cell>
          <table:table-cell table:formula="of:=[.A760]-[.A759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610503E+015" calcext:value-type="float">
            <text:p>1.46203685610503E+015</text:p>
          </table:table-cell>
          <table:table-cell table:formula="of:=[.A761]-[.A760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610616E+015" calcext:value-type="float">
            <text:p>1.46203685610616E+015</text:p>
          </table:table-cell>
          <table:table-cell table:formula="of:=[.A762]-[.A761]-1000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.4620368561073E+015" calcext:value-type="float">
            <text:p>1.4620368561073E+015</text:p>
          </table:table-cell>
          <table:table-cell table:formula="of:=[.A763]-[.A762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610842E+015" calcext:value-type="float">
            <text:p>1.46203685610842E+015</text:p>
          </table:table-cell>
          <table:table-cell table:formula="of:=[.A764]-[.A763]-1000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.46203685610956E+015" calcext:value-type="float">
            <text:p>1.46203685610956E+015</text:p>
          </table:table-cell>
          <table:table-cell table:formula="of:=[.A765]-[.A764]-1000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.46203685611073E+015" calcext:value-type="float">
            <text:p>1.46203685611073E+015</text:p>
          </table:table-cell>
          <table:table-cell table:formula="of:=[.A766]-[.A765]-1000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.4620368561119E+015" calcext:value-type="float">
            <text:p>1.4620368561119E+015</text:p>
          </table:table-cell>
          <table:table-cell table:formula="of:=[.A767]-[.A766]-1000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.46203685611305E+015" calcext:value-type="float">
            <text:p>1.46203685611305E+015</text:p>
          </table:table-cell>
          <table:table-cell table:formula="of:=[.A768]-[.A767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61142E+015" calcext:value-type="float">
            <text:p>1.4620368561142E+015</text:p>
          </table:table-cell>
          <table:table-cell table:formula="of:=[.A769]-[.A768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611536E+015" calcext:value-type="float">
            <text:p>1.46203685611536E+015</text:p>
          </table:table-cell>
          <table:table-cell table:formula="of:=[.A770]-[.A769]-1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.46203685611649E+015" calcext:value-type="float">
            <text:p>1.46203685611649E+015</text:p>
          </table:table-cell>
          <table:table-cell table:formula="of:=[.A771]-[.A770]-100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.46203685611767E+015" calcext:value-type="float">
            <text:p>1.46203685611767E+015</text:p>
          </table:table-cell>
          <table:table-cell table:formula="of:=[.A772]-[.A771]-1000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.46203685611885E+015" calcext:value-type="float">
            <text:p>1.46203685611885E+015</text:p>
          </table:table-cell>
          <table:table-cell table:formula="of:=[.A773]-[.A772]-1000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.46203685612001E+015" calcext:value-type="float">
            <text:p>1.46203685612001E+015</text:p>
          </table:table-cell>
          <table:table-cell table:formula="of:=[.A774]-[.A773]-1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.46203685612116E+015" calcext:value-type="float">
            <text:p>1.46203685612116E+015</text:p>
          </table:table-cell>
          <table:table-cell table:formula="of:=[.A775]-[.A774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61223E+015" calcext:value-type="float">
            <text:p>1.4620368561223E+015</text:p>
          </table:table-cell>
          <table:table-cell table:formula="of:=[.A776]-[.A775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612346E+015" calcext:value-type="float">
            <text:p>1.46203685612346E+015</text:p>
          </table:table-cell>
          <table:table-cell table:formula="of:=[.A777]-[.A776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612458E+015" calcext:value-type="float">
            <text:p>1.46203685612458E+015</text:p>
          </table:table-cell>
          <table:table-cell table:formula="of:=[.A778]-[.A777]-1000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.46203685612575E+015" calcext:value-type="float">
            <text:p>1.46203685612575E+015</text:p>
          </table:table-cell>
          <table:table-cell table:formula="of:=[.A779]-[.A778]-1000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.46203685612692E+015" calcext:value-type="float">
            <text:p>1.46203685612692E+015</text:p>
          </table:table-cell>
          <table:table-cell table:formula="of:=[.A780]-[.A779]-1000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.46203685612808E+015" calcext:value-type="float">
            <text:p>1.46203685612808E+015</text:p>
          </table:table-cell>
          <table:table-cell table:formula="of:=[.A781]-[.A780]-100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.46203685612922E+015" calcext:value-type="float">
            <text:p>1.46203685612922E+015</text:p>
          </table:table-cell>
          <table:table-cell table:formula="of:=[.A782]-[.A781]-1000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.46203685613034E+015" calcext:value-type="float">
            <text:p>1.46203685613034E+015</text:p>
          </table:table-cell>
          <table:table-cell table:formula="of:=[.A783]-[.A782]-1000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.46203685613147E+015" calcext:value-type="float">
            <text:p>1.46203685613147E+015</text:p>
          </table:table-cell>
          <table:table-cell table:formula="of:=[.A784]-[.A783]-1000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.4620368561327E+015" calcext:value-type="float">
            <text:p>1.4620368561327E+015</text:p>
          </table:table-cell>
          <table:table-cell table:formula="of:=[.A785]-[.A784]-1000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.46203685613387E+015" calcext:value-type="float">
            <text:p>1.46203685613387E+015</text:p>
          </table:table-cell>
          <table:table-cell table:formula="of:=[.A786]-[.A785]-1000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.46203685613506E+015" calcext:value-type="float">
            <text:p>1.46203685613506E+015</text:p>
          </table:table-cell>
          <table:table-cell table:formula="of:=[.A787]-[.A786]-1000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.46203685613622E+015" calcext:value-type="float">
            <text:p>1.46203685613622E+015</text:p>
          </table:table-cell>
          <table:table-cell table:formula="of:=[.A788]-[.A787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613733E+015" calcext:value-type="float">
            <text:p>1.46203685613733E+015</text:p>
          </table:table-cell>
          <table:table-cell table:formula="of:=[.A789]-[.A788]-1000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.46203685613846E+015" calcext:value-type="float">
            <text:p>1.46203685613846E+015</text:p>
          </table:table-cell>
          <table:table-cell table:formula="of:=[.A790]-[.A789]-1000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.46203685613969E+015" calcext:value-type="float">
            <text:p>1.46203685613969E+015</text:p>
          </table:table-cell>
          <table:table-cell table:formula="of:=[.A791]-[.A790]-1000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.46203685614084E+015" calcext:value-type="float">
            <text:p>1.46203685614084E+015</text:p>
          </table:table-cell>
          <table:table-cell table:formula="of:=[.A792]-[.A791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6142E+015" calcext:value-type="float">
            <text:p>1.462036856142E+015</text:p>
          </table:table-cell>
          <table:table-cell table:formula="of:=[.A793]-[.A792]-1000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.46203685614315E+015" calcext:value-type="float">
            <text:p>1.46203685614315E+015</text:p>
          </table:table-cell>
          <table:table-cell table:formula="of:=[.A794]-[.A793]-1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.4620368561443E+015" calcext:value-type="float">
            <text:p>1.4620368561443E+015</text:p>
          </table:table-cell>
          <table:table-cell table:formula="of:=[.A795]-[.A794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614545E+015" calcext:value-type="float">
            <text:p>1.46203685614545E+015</text:p>
          </table:table-cell>
          <table:table-cell table:formula="of:=[.A796]-[.A795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61466E+015" calcext:value-type="float">
            <text:p>1.4620368561466E+015</text:p>
          </table:table-cell>
          <table:table-cell table:formula="of:=[.A797]-[.A796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614773E+015" calcext:value-type="float">
            <text:p>1.46203685614773E+015</text:p>
          </table:table-cell>
          <table:table-cell table:formula="of:=[.A798]-[.A797]-1000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.46203685614886E+015" calcext:value-type="float">
            <text:p>1.46203685614886E+015</text:p>
          </table:table-cell>
          <table:table-cell table:formula="of:=[.A799]-[.A798]-1000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.46203685615001E+015" calcext:value-type="float">
            <text:p>1.46203685615001E+015</text:p>
          </table:table-cell>
          <table:table-cell table:formula="of:=[.A800]-[.A799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615116E+015" calcext:value-type="float">
            <text:p>1.46203685615116E+015</text:p>
          </table:table-cell>
          <table:table-cell table:formula="of:=[.A801]-[.A800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615231E+015" calcext:value-type="float">
            <text:p>1.46203685615231E+015</text:p>
          </table:table-cell>
          <table:table-cell table:formula="of:=[.A802]-[.A801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615344E+015" calcext:value-type="float">
            <text:p>1.46203685615344E+015</text:p>
          </table:table-cell>
          <table:table-cell table:formula="of:=[.A803]-[.A802]-1000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.46203685615459E+015" calcext:value-type="float">
            <text:p>1.46203685615459E+015</text:p>
          </table:table-cell>
          <table:table-cell table:formula="of:=[.A804]-[.A803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615572E+015" calcext:value-type="float">
            <text:p>1.46203685615572E+015</text:p>
          </table:table-cell>
          <table:table-cell table:formula="of:=[.A805]-[.A804]-1000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.46203685615684E+015" calcext:value-type="float">
            <text:p>1.46203685615684E+015</text:p>
          </table:table-cell>
          <table:table-cell table:formula="of:=[.A806]-[.A805]-1000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.46203685615802E+015" calcext:value-type="float">
            <text:p>1.46203685615802E+015</text:p>
          </table:table-cell>
          <table:table-cell table:formula="of:=[.A807]-[.A806]-1000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.4620368561592E+015" calcext:value-type="float">
            <text:p>1.4620368561592E+015</text:p>
          </table:table-cell>
          <table:table-cell table:formula="of:=[.A808]-[.A807]-1000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.46203685616036E+015" calcext:value-type="float">
            <text:p>1.46203685616036E+015</text:p>
          </table:table-cell>
          <table:table-cell table:formula="of:=[.A809]-[.A808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61615E+015" calcext:value-type="float">
            <text:p>1.4620368561615E+015</text:p>
          </table:table-cell>
          <table:table-cell table:formula="of:=[.A810]-[.A809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616266E+015" calcext:value-type="float">
            <text:p>1.46203685616266E+015</text:p>
          </table:table-cell>
          <table:table-cell table:formula="of:=[.A811]-[.A810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616378E+015" calcext:value-type="float">
            <text:p>1.46203685616378E+015</text:p>
          </table:table-cell>
          <table:table-cell table:formula="of:=[.A812]-[.A811]-1000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.46203685616492E+015" calcext:value-type="float">
            <text:p>1.46203685616492E+015</text:p>
          </table:table-cell>
          <table:table-cell table:formula="of:=[.A813]-[.A812]-1000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.46203685616607E+015" calcext:value-type="float">
            <text:p>1.46203685616607E+015</text:p>
          </table:table-cell>
          <table:table-cell table:formula="of:=[.A814]-[.A813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616722E+015" calcext:value-type="float">
            <text:p>1.46203685616722E+015</text:p>
          </table:table-cell>
          <table:table-cell table:formula="of:=[.A815]-[.A814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616834E+015" calcext:value-type="float">
            <text:p>1.46203685616834E+015</text:p>
          </table:table-cell>
          <table:table-cell table:formula="of:=[.A816]-[.A815]-1000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.46203685616948E+015" calcext:value-type="float">
            <text:p>1.46203685616948E+015</text:p>
          </table:table-cell>
          <table:table-cell table:formula="of:=[.A817]-[.A816]-1000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.46203685617061E+015" calcext:value-type="float">
            <text:p>1.46203685617061E+015</text:p>
          </table:table-cell>
          <table:table-cell table:formula="of:=[.A818]-[.A817]-1000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.46203685617176E+015" calcext:value-type="float">
            <text:p>1.46203685617176E+015</text:p>
          </table:table-cell>
          <table:table-cell table:formula="of:=[.A819]-[.A818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617292E+015" calcext:value-type="float">
            <text:p>1.46203685617292E+015</text:p>
          </table:table-cell>
          <table:table-cell table:formula="of:=[.A820]-[.A819]-1000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.46203685617408E+015" calcext:value-type="float">
            <text:p>1.46203685617408E+015</text:p>
          </table:table-cell>
          <table:table-cell table:formula="of:=[.A821]-[.A820]-1000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.46203685617522E+015" calcext:value-type="float">
            <text:p>1.46203685617522E+015</text:p>
          </table:table-cell>
          <table:table-cell table:formula="of:=[.A822]-[.A821]-1000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.46203685617636E+015" calcext:value-type="float">
            <text:p>1.46203685617636E+015</text:p>
          </table:table-cell>
          <table:table-cell table:formula="of:=[.A823]-[.A822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617747E+015" calcext:value-type="float">
            <text:p>1.46203685617747E+015</text:p>
          </table:table-cell>
          <table:table-cell table:formula="of:=[.A824]-[.A823]-1000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.46203685617865E+015" calcext:value-type="float">
            <text:p>1.46203685617865E+015</text:p>
          </table:table-cell>
          <table:table-cell table:formula="of:=[.A825]-[.A824]-1000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.46203685617987E+015" calcext:value-type="float">
            <text:p>1.46203685617987E+015</text:p>
          </table:table-cell>
          <table:table-cell table:formula="of:=[.A826]-[.A825]-1000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.46203685618104E+015" calcext:value-type="float">
            <text:p>1.46203685618104E+015</text:p>
          </table:table-cell>
          <table:table-cell table:formula="of:=[.A827]-[.A826]-1000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.46203685618218E+015" calcext:value-type="float">
            <text:p>1.46203685618218E+015</text:p>
          </table:table-cell>
          <table:table-cell table:formula="of:=[.A828]-[.A827]-1000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.46203685618333E+015" calcext:value-type="float">
            <text:p>1.46203685618333E+015</text:p>
          </table:table-cell>
          <table:table-cell table:formula="of:=[.A829]-[.A828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618449E+015" calcext:value-type="float">
            <text:p>1.46203685618449E+015</text:p>
          </table:table-cell>
          <table:table-cell table:formula="of:=[.A830]-[.A829]-1000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.46203685618566E+015" calcext:value-type="float">
            <text:p>1.46203685618566E+015</text:p>
          </table:table-cell>
          <table:table-cell table:formula="of:=[.A831]-[.A830]-1000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.46203685618683E+015" calcext:value-type="float">
            <text:p>1.46203685618683E+015</text:p>
          </table:table-cell>
          <table:table-cell table:formula="of:=[.A832]-[.A831]-1000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.462036856188E+015" calcext:value-type="float">
            <text:p>1.462036856188E+015</text:p>
          </table:table-cell>
          <table:table-cell table:formula="of:=[.A833]-[.A832]-1000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.46203685618917E+015" calcext:value-type="float">
            <text:p>1.46203685618917E+015</text:p>
          </table:table-cell>
          <table:table-cell table:formula="of:=[.A834]-[.A833]-1000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.46203685619031E+015" calcext:value-type="float">
            <text:p>1.46203685619031E+015</text:p>
          </table:table-cell>
          <table:table-cell table:formula="of:=[.A835]-[.A834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619146E+015" calcext:value-type="float">
            <text:p>1.46203685619146E+015</text:p>
          </table:table-cell>
          <table:table-cell table:formula="of:=[.A836]-[.A835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619262E+015" calcext:value-type="float">
            <text:p>1.46203685619262E+015</text:p>
          </table:table-cell>
          <table:table-cell table:formula="of:=[.A837]-[.A836]-1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.46203685619376E+015" calcext:value-type="float">
            <text:p>1.46203685619376E+015</text:p>
          </table:table-cell>
          <table:table-cell table:formula="of:=[.A838]-[.A837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619493E+015" calcext:value-type="float">
            <text:p>1.46203685619493E+015</text:p>
          </table:table-cell>
          <table:table-cell table:formula="of:=[.A839]-[.A838]-1000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.4620368561961E+015" calcext:value-type="float">
            <text:p>1.4620368561961E+015</text:p>
          </table:table-cell>
          <table:table-cell table:formula="of:=[.A840]-[.A839]-1000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.46203685619725E+015" calcext:value-type="float">
            <text:p>1.46203685619725E+015</text:p>
          </table:table-cell>
          <table:table-cell table:formula="of:=[.A841]-[.A840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619837E+015" calcext:value-type="float">
            <text:p>1.46203685619837E+015</text:p>
          </table:table-cell>
          <table:table-cell table:formula="of:=[.A842]-[.A841]-1000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.4620368561999E+015" calcext:value-type="float">
            <text:p>1.4620368561999E+015</text:p>
          </table:table-cell>
          <table:table-cell table:formula="of:=[.A843]-[.A842]-1000"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.46203685620114E+015" calcext:value-type="float">
            <text:p>1.46203685620114E+015</text:p>
          </table:table-cell>
          <table:table-cell table:formula="of:=[.A844]-[.A843]-1000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.46203685620229E+015" calcext:value-type="float">
            <text:p>1.46203685620229E+015</text:p>
          </table:table-cell>
          <table:table-cell table:formula="of:=[.A845]-[.A844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620347E+015" calcext:value-type="float">
            <text:p>1.46203685620347E+015</text:p>
          </table:table-cell>
          <table:table-cell table:formula="of:=[.A846]-[.A845]-1000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.46203685620468E+015" calcext:value-type="float">
            <text:p>1.46203685620468E+015</text:p>
          </table:table-cell>
          <table:table-cell table:formula="of:=[.A847]-[.A846]-1000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.46203685620586E+015" calcext:value-type="float">
            <text:p>1.46203685620586E+015</text:p>
          </table:table-cell>
          <table:table-cell table:formula="of:=[.A848]-[.A847]-100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.46203685620703E+015" calcext:value-type="float">
            <text:p>1.46203685620703E+015</text:p>
          </table:table-cell>
          <table:table-cell table:formula="of:=[.A849]-[.A848]-1000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.46203685620816E+015" calcext:value-type="float">
            <text:p>1.46203685620816E+015</text:p>
          </table:table-cell>
          <table:table-cell table:formula="of:=[.A850]-[.A849]-1000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.46203685620934E+015" calcext:value-type="float">
            <text:p>1.46203685620934E+015</text:p>
          </table:table-cell>
          <table:table-cell table:formula="of:=[.A851]-[.A850]-1000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.46203685621059E+015" calcext:value-type="float">
            <text:p>1.46203685621059E+015</text:p>
          </table:table-cell>
          <table:table-cell table:formula="of:=[.A852]-[.A851]-1000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.46203685621178E+015" calcext:value-type="float">
            <text:p>1.46203685621178E+015</text:p>
          </table:table-cell>
          <table:table-cell table:formula="of:=[.A853]-[.A852]-1000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.46203685621293E+015" calcext:value-type="float">
            <text:p>1.46203685621293E+015</text:p>
          </table:table-cell>
          <table:table-cell table:formula="of:=[.A854]-[.A853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621405E+015" calcext:value-type="float">
            <text:p>1.46203685621405E+015</text:p>
          </table:table-cell>
          <table:table-cell table:formula="of:=[.A855]-[.A854]-1000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.46203685621519E+015" calcext:value-type="float">
            <text:p>1.46203685621519E+015</text:p>
          </table:table-cell>
          <table:table-cell table:formula="of:=[.A856]-[.A855]-1000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.46203685621634E+015" calcext:value-type="float">
            <text:p>1.46203685621634E+015</text:p>
          </table:table-cell>
          <table:table-cell table:formula="of:=[.A857]-[.A856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62175E+015" calcext:value-type="float">
            <text:p>1.4620368562175E+015</text:p>
          </table:table-cell>
          <table:table-cell table:formula="of:=[.A858]-[.A857]-100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.46203685621863E+015" calcext:value-type="float">
            <text:p>1.46203685621863E+015</text:p>
          </table:table-cell>
          <table:table-cell table:formula="of:=[.A859]-[.A858]-1000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.46203685621979E+015" calcext:value-type="float">
            <text:p>1.46203685621979E+015</text:p>
          </table:table-cell>
          <table:table-cell table:formula="of:=[.A860]-[.A859]-100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.46203685622094E+015" calcext:value-type="float">
            <text:p>1.46203685622094E+015</text:p>
          </table:table-cell>
          <table:table-cell table:formula="of:=[.A861]-[.A860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622207E+015" calcext:value-type="float">
            <text:p>1.46203685622207E+015</text:p>
          </table:table-cell>
          <table:table-cell table:formula="of:=[.A862]-[.A861]-1000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.46203685622321E+015" calcext:value-type="float">
            <text:p>1.46203685622321E+015</text:p>
          </table:table-cell>
          <table:table-cell table:formula="of:=[.A863]-[.A862]-1000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.46203685622436E+015" calcext:value-type="float">
            <text:p>1.46203685622436E+015</text:p>
          </table:table-cell>
          <table:table-cell table:formula="of:=[.A864]-[.A863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622551E+015" calcext:value-type="float">
            <text:p>1.46203685622551E+015</text:p>
          </table:table-cell>
          <table:table-cell table:formula="of:=[.A865]-[.A864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622664E+015" calcext:value-type="float">
            <text:p>1.46203685622664E+015</text:p>
          </table:table-cell>
          <table:table-cell table:formula="of:=[.A866]-[.A865]-1000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.46203685622785E+015" calcext:value-type="float">
            <text:p>1.46203685622785E+015</text:p>
          </table:table-cell>
          <table:table-cell table:formula="of:=[.A867]-[.A866]-1000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.46203685622899E+015" calcext:value-type="float">
            <text:p>1.46203685622899E+015</text:p>
          </table:table-cell>
          <table:table-cell table:formula="of:=[.A868]-[.A867]-1000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.46203685623013E+015" calcext:value-type="float">
            <text:p>1.46203685623013E+015</text:p>
          </table:table-cell>
          <table:table-cell table:formula="of:=[.A869]-[.A868]-1000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.46203685623127E+015" calcext:value-type="float">
            <text:p>1.46203685623127E+015</text:p>
          </table:table-cell>
          <table:table-cell table:formula="of:=[.A870]-[.A869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623245E+015" calcext:value-type="float">
            <text:p>1.46203685623245E+015</text:p>
          </table:table-cell>
          <table:table-cell table:formula="of:=[.A871]-[.A870]-1000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.46203685623363E+015" calcext:value-type="float">
            <text:p>1.46203685623363E+015</text:p>
          </table:table-cell>
          <table:table-cell table:formula="of:=[.A872]-[.A871]-1000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.46203685623483E+015" calcext:value-type="float">
            <text:p>1.46203685623483E+015</text:p>
          </table:table-cell>
          <table:table-cell table:formula="of:=[.A873]-[.A872]-1000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.46203685623599E+015" calcext:value-type="float">
            <text:p>1.46203685623599E+015</text:p>
          </table:table-cell>
          <table:table-cell table:formula="of:=[.A874]-[.A873]-1000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.46203685623714E+015" calcext:value-type="float">
            <text:p>1.46203685623714E+015</text:p>
          </table:table-cell>
          <table:table-cell table:formula="of:=[.A875]-[.A874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623829E+015" calcext:value-type="float">
            <text:p>1.46203685623829E+015</text:p>
          </table:table-cell>
          <table:table-cell table:formula="of:=[.A876]-[.A875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623944E+015" calcext:value-type="float">
            <text:p>1.46203685623944E+015</text:p>
          </table:table-cell>
          <table:table-cell table:formula="of:=[.A877]-[.A876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624072E+015" calcext:value-type="float">
            <text:p>1.46203685624072E+015</text:p>
          </table:table-cell>
          <table:table-cell table:formula="of:=[.A878]-[.A877]-1000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.46203685624187E+015" calcext:value-type="float">
            <text:p>1.46203685624187E+015</text:p>
          </table:table-cell>
          <table:table-cell table:formula="of:=[.A879]-[.A878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624302E+015" calcext:value-type="float">
            <text:p>1.46203685624302E+015</text:p>
          </table:table-cell>
          <table:table-cell table:formula="of:=[.A880]-[.A879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624417E+015" calcext:value-type="float">
            <text:p>1.46203685624417E+015</text:p>
          </table:table-cell>
          <table:table-cell table:formula="of:=[.A881]-[.A880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624532E+015" calcext:value-type="float">
            <text:p>1.46203685624532E+015</text:p>
          </table:table-cell>
          <table:table-cell table:formula="of:=[.A882]-[.A881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624648E+015" calcext:value-type="float">
            <text:p>1.46203685624648E+015</text:p>
          </table:table-cell>
          <table:table-cell table:formula="of:=[.A883]-[.A882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624769E+015" calcext:value-type="float">
            <text:p>1.46203685624769E+015</text:p>
          </table:table-cell>
          <table:table-cell table:formula="of:=[.A884]-[.A883]-1000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.46203685624883E+015" calcext:value-type="float">
            <text:p>1.46203685624883E+015</text:p>
          </table:table-cell>
          <table:table-cell table:formula="of:=[.A885]-[.A884]-1000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.46203685624998E+015" calcext:value-type="float">
            <text:p>1.46203685624998E+015</text:p>
          </table:table-cell>
          <table:table-cell table:formula="of:=[.A886]-[.A885]-1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.46203685625114E+015" calcext:value-type="float">
            <text:p>1.46203685625114E+015</text:p>
          </table:table-cell>
          <table:table-cell table:formula="of:=[.A887]-[.A886]-1000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.4620368562523E+015" calcext:value-type="float">
            <text:p>1.4620368562523E+015</text:p>
          </table:table-cell>
          <table:table-cell table:formula="of:=[.A888]-[.A887]-1000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.46203685625345E+015" calcext:value-type="float">
            <text:p>1.46203685625345E+015</text:p>
          </table:table-cell>
          <table:table-cell table:formula="of:=[.A889]-[.A888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62546E+015" calcext:value-type="float">
            <text:p>1.4620368562546E+015</text:p>
          </table:table-cell>
          <table:table-cell table:formula="of:=[.A890]-[.A889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625572E+015" calcext:value-type="float">
            <text:p>1.46203685625572E+015</text:p>
          </table:table-cell>
          <table:table-cell table:formula="of:=[.A891]-[.A890]-1000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.46203685625685E+015" calcext:value-type="float">
            <text:p>1.46203685625685E+015</text:p>
          </table:table-cell>
          <table:table-cell table:formula="of:=[.A892]-[.A891]-1000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.46203685625797E+015" calcext:value-type="float">
            <text:p>1.46203685625797E+015</text:p>
          </table:table-cell>
          <table:table-cell table:formula="of:=[.A893]-[.A892]-1000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.46203685625909E+015" calcext:value-type="float">
            <text:p>1.46203685625909E+015</text:p>
          </table:table-cell>
          <table:table-cell table:formula="of:=[.A894]-[.A893]-1000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.46203685626021E+015" calcext:value-type="float">
            <text:p>1.46203685626021E+015</text:p>
          </table:table-cell>
          <table:table-cell table:formula="of:=[.A895]-[.A894]-1000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.46203685626134E+015" calcext:value-type="float">
            <text:p>1.46203685626134E+015</text:p>
          </table:table-cell>
          <table:table-cell table:formula="of:=[.A896]-[.A895]-1000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.46203685626249E+015" calcext:value-type="float">
            <text:p>1.46203685626249E+015</text:p>
          </table:table-cell>
          <table:table-cell table:formula="of:=[.A897]-[.A896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626368E+015" calcext:value-type="float">
            <text:p>1.46203685626368E+015</text:p>
          </table:table-cell>
          <table:table-cell table:formula="of:=[.A898]-[.A897]-1000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.46203685626482E+015" calcext:value-type="float">
            <text:p>1.46203685626482E+015</text:p>
          </table:table-cell>
          <table:table-cell table:formula="of:=[.A899]-[.A898]-1000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.46203685626597E+015" calcext:value-type="float">
            <text:p>1.46203685626597E+015</text:p>
          </table:table-cell>
          <table:table-cell table:formula="of:=[.A900]-[.A899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626712E+015" calcext:value-type="float">
            <text:p>1.46203685626712E+015</text:p>
          </table:table-cell>
          <table:table-cell table:formula="of:=[.A901]-[.A900]-1000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.46203685626827E+015" calcext:value-type="float">
            <text:p>1.46203685626827E+015</text:p>
          </table:table-cell>
          <table:table-cell table:formula="of:=[.A902]-[.A901]-1000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.46203685626941E+015" calcext:value-type="float">
            <text:p>1.46203685626941E+015</text:p>
          </table:table-cell>
          <table:table-cell table:formula="of:=[.A903]-[.A902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627056E+015" calcext:value-type="float">
            <text:p>1.46203685627056E+015</text:p>
          </table:table-cell>
          <table:table-cell table:formula="of:=[.A904]-[.A903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627167E+015" calcext:value-type="float">
            <text:p>1.46203685627167E+015</text:p>
          </table:table-cell>
          <table:table-cell table:formula="of:=[.A905]-[.A904]-1000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46203685627281E+015" calcext:value-type="float">
            <text:p>1.46203685627281E+015</text:p>
          </table:table-cell>
          <table:table-cell table:formula="of:=[.A906]-[.A905]-1000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.46203685627395E+015" calcext:value-type="float">
            <text:p>1.46203685627395E+015</text:p>
          </table:table-cell>
          <table:table-cell table:formula="of:=[.A907]-[.A906]-1000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.46203685627506E+015" calcext:value-type="float">
            <text:p>1.46203685627506E+015</text:p>
          </table:table-cell>
          <table:table-cell table:formula="of:=[.A908]-[.A907]-1000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.46203685627623E+015" calcext:value-type="float">
            <text:p>1.46203685627623E+015</text:p>
          </table:table-cell>
          <table:table-cell table:formula="of:=[.A909]-[.A908]-100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.4620368562774E+015" calcext:value-type="float">
            <text:p>1.4620368562774E+015</text:p>
          </table:table-cell>
          <table:table-cell table:formula="of:=[.A910]-[.A909]-1000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.46203685627857E+015" calcext:value-type="float">
            <text:p>1.46203685627857E+015</text:p>
          </table:table-cell>
          <table:table-cell table:formula="of:=[.A911]-[.A910]-1000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.46203685627968E+015" calcext:value-type="float">
            <text:p>1.46203685627968E+015</text:p>
          </table:table-cell>
          <table:table-cell table:formula="of:=[.A912]-[.A911]-1000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.46203685628083E+015" calcext:value-type="float">
            <text:p>1.46203685628083E+015</text:p>
          </table:table-cell>
          <table:table-cell table:formula="of:=[.A913]-[.A912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628194E+015" calcext:value-type="float">
            <text:p>1.46203685628194E+015</text:p>
          </table:table-cell>
          <table:table-cell table:formula="of:=[.A914]-[.A913]-1000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.46203685628307E+015" calcext:value-type="float">
            <text:p>1.46203685628307E+015</text:p>
          </table:table-cell>
          <table:table-cell table:formula="of:=[.A915]-[.A914]-1000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.46203685628422E+015" calcext:value-type="float">
            <text:p>1.46203685628422E+015</text:p>
          </table:table-cell>
          <table:table-cell table:formula="of:=[.A916]-[.A915]-1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46203685628531E+015" calcext:value-type="float">
            <text:p>1.46203685628531E+015</text:p>
          </table:table-cell>
          <table:table-cell table:formula="of:=[.A917]-[.A916]-100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.46203685628638E+015" calcext:value-type="float">
            <text:p>1.46203685628638E+015</text:p>
          </table:table-cell>
          <table:table-cell table:formula="of:=[.A918]-[.A917]-1000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.4620368562879E+015" calcext:value-type="float">
            <text:p>1.4620368562879E+015</text:p>
          </table:table-cell>
          <table:table-cell table:formula="of:=[.A919]-[.A918]-1000"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.46203685628901E+015" calcext:value-type="float">
            <text:p>1.46203685628901E+015</text:p>
          </table:table-cell>
          <table:table-cell table:formula="of:=[.A920]-[.A919]-1000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.46203685629016E+015" calcext:value-type="float">
            <text:p>1.46203685629016E+015</text:p>
          </table:table-cell>
          <table:table-cell table:formula="of:=[.A921]-[.A920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629151E+015" calcext:value-type="float">
            <text:p>1.46203685629151E+015</text:p>
          </table:table-cell>
          <table:table-cell table:formula="of:=[.A922]-[.A921]-1000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.4620368562927E+015" calcext:value-type="float">
            <text:p>1.4620368562927E+015</text:p>
          </table:table-cell>
          <table:table-cell table:formula="of:=[.A923]-[.A922]-1000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.46203685629384E+015" calcext:value-type="float">
            <text:p>1.46203685629384E+015</text:p>
          </table:table-cell>
          <table:table-cell table:formula="of:=[.A924]-[.A923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629496E+015" calcext:value-type="float">
            <text:p>1.46203685629496E+015</text:p>
          </table:table-cell>
          <table:table-cell table:formula="of:=[.A925]-[.A924]-1000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.46203685629606E+015" calcext:value-type="float">
            <text:p>1.46203685629606E+015</text:p>
          </table:table-cell>
          <table:table-cell table:formula="of:=[.A926]-[.A925]-1000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.46203685629717E+015" calcext:value-type="float">
            <text:p>1.46203685629717E+015</text:p>
          </table:table-cell>
          <table:table-cell table:formula="of:=[.A927]-[.A926]-1000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.46203685629829E+015" calcext:value-type="float">
            <text:p>1.46203685629829E+015</text:p>
          </table:table-cell>
          <table:table-cell table:formula="of:=[.A928]-[.A927]-1000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.4620368562994E+015" calcext:value-type="float">
            <text:p>1.4620368562994E+015</text:p>
          </table:table-cell>
          <table:table-cell table:formula="of:=[.A929]-[.A928]-1000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.46203685630051E+015" calcext:value-type="float">
            <text:p>1.46203685630051E+015</text:p>
          </table:table-cell>
          <table:table-cell table:formula="of:=[.A930]-[.A929]-1000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.46203685630169E+015" calcext:value-type="float">
            <text:p>1.46203685630169E+015</text:p>
          </table:table-cell>
          <table:table-cell table:formula="of:=[.A931]-[.A930]-1000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.46203685630286E+015" calcext:value-type="float">
            <text:p>1.46203685630286E+015</text:p>
          </table:table-cell>
          <table:table-cell table:formula="of:=[.A932]-[.A931]-1000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.46203685630401E+015" calcext:value-type="float">
            <text:p>1.46203685630401E+015</text:p>
          </table:table-cell>
          <table:table-cell table:formula="of:=[.A933]-[.A932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630514E+015" calcext:value-type="float">
            <text:p>1.46203685630514E+015</text:p>
          </table:table-cell>
          <table:table-cell table:formula="of:=[.A934]-[.A933]-1000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.46203685630626E+015" calcext:value-type="float">
            <text:p>1.46203685630626E+015</text:p>
          </table:table-cell>
          <table:table-cell table:formula="of:=[.A935]-[.A934]-1000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.46203685630738E+015" calcext:value-type="float">
            <text:p>1.46203685630738E+015</text:p>
          </table:table-cell>
          <table:table-cell table:formula="of:=[.A936]-[.A935]-1000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.46203685630853E+015" calcext:value-type="float">
            <text:p>1.46203685630853E+015</text:p>
          </table:table-cell>
          <table:table-cell table:formula="of:=[.A937]-[.A936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630967E+015" calcext:value-type="float">
            <text:p>1.46203685630967E+015</text:p>
          </table:table-cell>
          <table:table-cell table:formula="of:=[.A938]-[.A937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631082E+015" calcext:value-type="float">
            <text:p>1.46203685631082E+015</text:p>
          </table:table-cell>
          <table:table-cell table:formula="of:=[.A939]-[.A938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631196E+015" calcext:value-type="float">
            <text:p>1.46203685631196E+015</text:p>
          </table:table-cell>
          <table:table-cell table:formula="of:=[.A940]-[.A939]-1000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.46203685631312E+015" calcext:value-type="float">
            <text:p>1.46203685631312E+015</text:p>
          </table:table-cell>
          <table:table-cell table:formula="of:=[.A941]-[.A940]-10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46203685631424E+015" calcext:value-type="float">
            <text:p>1.46203685631424E+015</text:p>
          </table:table-cell>
          <table:table-cell table:formula="of:=[.A942]-[.A941]-1000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.46203685631537E+015" calcext:value-type="float">
            <text:p>1.46203685631537E+015</text:p>
          </table:table-cell>
          <table:table-cell table:formula="of:=[.A943]-[.A942]-100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.46203685631652E+015" calcext:value-type="float">
            <text:p>1.46203685631652E+015</text:p>
          </table:table-cell>
          <table:table-cell table:formula="of:=[.A944]-[.A943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631766E+015" calcext:value-type="float">
            <text:p>1.46203685631766E+015</text:p>
          </table:table-cell>
          <table:table-cell table:formula="of:=[.A945]-[.A944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631881E+015" calcext:value-type="float">
            <text:p>1.46203685631881E+015</text:p>
          </table:table-cell>
          <table:table-cell table:formula="of:=[.A946]-[.A945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631996E+015" calcext:value-type="float">
            <text:p>1.46203685631996E+015</text:p>
          </table:table-cell>
          <table:table-cell table:formula="of:=[.A947]-[.A946]-1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.46203685632108E+015" calcext:value-type="float">
            <text:p>1.46203685632108E+015</text:p>
          </table:table-cell>
          <table:table-cell table:formula="of:=[.A948]-[.A947]-1000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.46203685632219E+015" calcext:value-type="float">
            <text:p>1.46203685632219E+015</text:p>
          </table:table-cell>
          <table:table-cell table:formula="of:=[.A949]-[.A948]-1000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.46203685632331E+015" calcext:value-type="float">
            <text:p>1.46203685632331E+015</text:p>
          </table:table-cell>
          <table:table-cell table:formula="of:=[.A950]-[.A949]-1000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46203685632445E+015" calcext:value-type="float">
            <text:p>1.46203685632445E+015</text:p>
          </table:table-cell>
          <table:table-cell table:formula="of:=[.A951]-[.A950]-1000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.46203685632563E+015" calcext:value-type="float">
            <text:p>1.46203685632563E+015</text:p>
          </table:table-cell>
          <table:table-cell table:formula="of:=[.A952]-[.A951]-1000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.4620368563268E+015" calcext:value-type="float">
            <text:p>1.4620368563268E+015</text:p>
          </table:table-cell>
          <table:table-cell table:formula="of:=[.A953]-[.A952]-100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.46203685632794E+015" calcext:value-type="float">
            <text:p>1.46203685632794E+015</text:p>
          </table:table-cell>
          <table:table-cell table:formula="of:=[.A954]-[.A953]-1000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.46203685632909E+015" calcext:value-type="float">
            <text:p>1.46203685632909E+015</text:p>
          </table:table-cell>
          <table:table-cell table:formula="of:=[.A955]-[.A954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63302E+015" calcext:value-type="float">
            <text:p>1.4620368563302E+015</text:p>
          </table:table-cell>
          <table:table-cell table:formula="of:=[.A956]-[.A955]-1000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.46203685633131E+015" calcext:value-type="float">
            <text:p>1.46203685633131E+015</text:p>
          </table:table-cell>
          <table:table-cell table:formula="of:=[.A957]-[.A956]-1000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.46203685633248E+015" calcext:value-type="float">
            <text:p>1.46203685633248E+015</text:p>
          </table:table-cell>
          <table:table-cell table:formula="of:=[.A958]-[.A957]-1000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.46203685633364E+015" calcext:value-type="float">
            <text:p>1.46203685633364E+015</text:p>
          </table:table-cell>
          <table:table-cell table:formula="of:=[.A959]-[.A958]-100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.46203685633478E+015" calcext:value-type="float">
            <text:p>1.46203685633478E+015</text:p>
          </table:table-cell>
          <table:table-cell table:formula="of:=[.A960]-[.A959]-1000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.46203685633591E+015" calcext:value-type="float">
            <text:p>1.46203685633591E+015</text:p>
          </table:table-cell>
          <table:table-cell table:formula="of:=[.A961]-[.A960]-1000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.46203685633704E+015" calcext:value-type="float">
            <text:p>1.46203685633704E+015</text:p>
          </table:table-cell>
          <table:table-cell table:formula="of:=[.A962]-[.A961]-1000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.46203685633816E+015" calcext:value-type="float">
            <text:p>1.46203685633816E+015</text:p>
          </table:table-cell>
          <table:table-cell table:formula="of:=[.A963]-[.A962]-1000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.46203685633927E+015" calcext:value-type="float">
            <text:p>1.46203685633927E+015</text:p>
          </table:table-cell>
          <table:table-cell table:formula="of:=[.A964]-[.A963]-1000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.46203685634039E+015" calcext:value-type="float">
            <text:p>1.46203685634039E+015</text:p>
          </table:table-cell>
          <table:table-cell table:formula="of:=[.A965]-[.A964]-1000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.46203685634155E+015" calcext:value-type="float">
            <text:p>1.46203685634155E+015</text:p>
          </table:table-cell>
          <table:table-cell table:formula="of:=[.A966]-[.A965]-1000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.46203685634272E+015" calcext:value-type="float">
            <text:p>1.46203685634272E+015</text:p>
          </table:table-cell>
          <table:table-cell table:formula="of:=[.A967]-[.A966]-1000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.46203685634387E+015" calcext:value-type="float">
            <text:p>1.46203685634387E+015</text:p>
          </table:table-cell>
          <table:table-cell table:formula="of:=[.A968]-[.A967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634502E+015" calcext:value-type="float">
            <text:p>1.46203685634502E+015</text:p>
          </table:table-cell>
          <table:table-cell table:formula="of:=[.A969]-[.A968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634616E+015" calcext:value-type="float">
            <text:p>1.46203685634616E+015</text:p>
          </table:table-cell>
          <table:table-cell table:formula="of:=[.A970]-[.A969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634731E+015" calcext:value-type="float">
            <text:p>1.46203685634731E+015</text:p>
          </table:table-cell>
          <table:table-cell table:formula="of:=[.A971]-[.A970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634844E+015" calcext:value-type="float">
            <text:p>1.46203685634844E+015</text:p>
          </table:table-cell>
          <table:table-cell table:formula="of:=[.A972]-[.A971]-1000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.46203685634957E+015" calcext:value-type="float">
            <text:p>1.46203685634957E+015</text:p>
          </table:table-cell>
          <table:table-cell table:formula="of:=[.A973]-[.A972]-1000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.4620368563507E+015" calcext:value-type="float">
            <text:p>1.4620368563507E+015</text:p>
          </table:table-cell>
          <table:table-cell table:formula="of:=[.A974]-[.A973]-1000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.46203685635182E+015" calcext:value-type="float">
            <text:p>1.46203685635182E+015</text:p>
          </table:table-cell>
          <table:table-cell table:formula="of:=[.A975]-[.A974]-1000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.46203685635294E+015" calcext:value-type="float">
            <text:p>1.46203685635294E+015</text:p>
          </table:table-cell>
          <table:table-cell table:formula="of:=[.A976]-[.A975]-1000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.46203685635413E+015" calcext:value-type="float">
            <text:p>1.46203685635413E+015</text:p>
          </table:table-cell>
          <table:table-cell table:formula="of:=[.A977]-[.A976]-1000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.46203685635527E+015" calcext:value-type="float">
            <text:p>1.46203685635527E+015</text:p>
          </table:table-cell>
          <table:table-cell table:formula="of:=[.A978]-[.A977]-1000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.46203685635641E+015" calcext:value-type="float">
            <text:p>1.46203685635641E+015</text:p>
          </table:table-cell>
          <table:table-cell table:formula="of:=[.A979]-[.A978]-1000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.46203685635754E+015" calcext:value-type="float">
            <text:p>1.46203685635754E+015</text:p>
          </table:table-cell>
          <table:table-cell table:formula="of:=[.A980]-[.A979]-1000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.46203685635869E+015" calcext:value-type="float">
            <text:p>1.46203685635869E+015</text:p>
          </table:table-cell>
          <table:table-cell table:formula="of:=[.A981]-[.A980]-1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46203685635983E+015" calcext:value-type="float">
            <text:p>1.46203685635983E+015</text:p>
          </table:table-cell>
          <table:table-cell table:formula="of:=[.A982]-[.A981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636098E+015" calcext:value-type="float">
            <text:p>1.46203685636098E+015</text:p>
          </table:table-cell>
          <table:table-cell table:formula="of:=[.A983]-[.A982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636212E+015" calcext:value-type="float">
            <text:p>1.46203685636212E+015</text:p>
          </table:table-cell>
          <table:table-cell table:formula="of:=[.A984]-[.A983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636327E+015" calcext:value-type="float">
            <text:p>1.46203685636327E+015</text:p>
          </table:table-cell>
          <table:table-cell table:formula="of:=[.A985]-[.A984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636442E+015" calcext:value-type="float">
            <text:p>1.46203685636442E+015</text:p>
          </table:table-cell>
          <table:table-cell table:formula="of:=[.A986]-[.A985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636556E+015" calcext:value-type="float">
            <text:p>1.46203685636556E+015</text:p>
          </table:table-cell>
          <table:table-cell table:formula="of:=[.A987]-[.A986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636671E+015" calcext:value-type="float">
            <text:p>1.46203685636671E+015</text:p>
          </table:table-cell>
          <table:table-cell table:formula="of:=[.A988]-[.A987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636785E+015" calcext:value-type="float">
            <text:p>1.46203685636785E+015</text:p>
          </table:table-cell>
          <table:table-cell table:formula="of:=[.A989]-[.A988]-1000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.462036856369E+015" calcext:value-type="float">
            <text:p>1.462036856369E+015</text:p>
          </table:table-cell>
          <table:table-cell table:formula="of:=[.A990]-[.A989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637014E+015" calcext:value-type="float">
            <text:p>1.46203685637014E+015</text:p>
          </table:table-cell>
          <table:table-cell table:formula="of:=[.A991]-[.A990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637129E+015" calcext:value-type="float">
            <text:p>1.46203685637129E+015</text:p>
          </table:table-cell>
          <table:table-cell table:formula="of:=[.A992]-[.A991]-1000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.46203685637243E+015" calcext:value-type="float">
            <text:p>1.46203685637243E+015</text:p>
          </table:table-cell>
          <table:table-cell table:formula="of:=[.A993]-[.A992]-1000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.46203685637359E+015" calcext:value-type="float">
            <text:p>1.46203685637359E+015</text:p>
          </table:table-cell>
          <table:table-cell table:formula="of:=[.A994]-[.A993]-1000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.46203685637475E+015" calcext:value-type="float">
            <text:p>1.46203685637475E+015</text:p>
          </table:table-cell>
          <table:table-cell table:formula="of:=[.A995]-[.A994]-1000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.4620368563759E+015" calcext:value-type="float">
            <text:p>1.4620368563759E+015</text:p>
          </table:table-cell>
          <table:table-cell table:formula="of:=[.A996]-[.A995]-1000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.46203685637705E+015" calcext:value-type="float">
            <text:p>1.46203685637705E+015</text:p>
          </table:table-cell>
          <table:table-cell table:formula="of:=[.A997]-[.A996]-1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.46203685637819E+015" calcext:value-type="float">
            <text:p>1.46203685637819E+015</text:p>
          </table:table-cell>
          <table:table-cell table:formula="of:=[.A998]-[.A997]-10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6203685637934E+015" calcext:value-type="float">
            <text:p>1.46203685637934E+015</text:p>
          </table:table-cell>
          <table:table-cell table:formula="of:=[.A999]-[.A998]-1000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.46203685638046E+015" calcext:value-type="float">
            <text:p>1.46203685638046E+015</text:p>
          </table:table-cell>
          <table:table-cell table:formula="of:=[.A1000]-[.A999]-1000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.46203685638159E+015" calcext:value-type="float">
            <text:p>1.46203685638159E+015</text:p>
          </table:table-cell>
          <table:table-cell table:formula="of:=[.A1001]-[.A1000]-1000" office:value-type="float" office:value="125" calcext:value-type="float">
            <text:p>125</text:p>
          </table:table-cell>
        </table:table-row>
      </table:table>
      <table:table table:name="myfile_2" table:style-name="ta1">
        <table:shapes>
          <draw:frame draw:z-index="0" draw:style-name="gr1" draw:text-style-name="P1" svg:width="762.43pt" svg:height="224.39pt" svg:x="386.67pt" svg:y="111.43pt">
            <loext:p draw:notify-on-update-of-ranges="myfile_2.B2:myfile_2.B10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1.46203753517556E+015" calcext:value-type="float">
            <text:p>1.46203753517556E+015</text:p>
          </table:table-cell>
          <table:table-cell/>
        </table:table-row>
        <table:table-row table:style-name="ro1">
          <table:table-cell office:value-type="float" office:value="1.46203753517675E+015" calcext:value-type="float">
            <text:p>1.46203753517675E+015</text:p>
          </table:table-cell>
          <table:table-cell table:formula="of:=[.A2]-[.A1]"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.46203753517789E+015" calcext:value-type="float">
            <text:p>1.46203753517789E+015</text:p>
          </table:table-cell>
          <table:table-cell table:formula="of:=[.A3]-[.A2]"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.46203753517903E+015" calcext:value-type="float">
            <text:p>1.46203753517903E+015</text:p>
          </table:table-cell>
          <table:table-cell table:formula="of:=[.A4]-[.A3]"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.46203753518017E+015" calcext:value-type="float">
            <text:p>1.46203753518017E+015</text:p>
          </table:table-cell>
          <table:table-cell table:formula="of:=[.A5]-[.A4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18133E+015" calcext:value-type="float">
            <text:p>1.46203753518133E+015</text:p>
          </table:table-cell>
          <table:table-cell table:formula="of:=[.A6]-[.A5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518246E+015" calcext:value-type="float">
            <text:p>1.46203753518246E+015</text:p>
          </table:table-cell>
          <table:table-cell table:formula="of:=[.A7]-[.A6]"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.46203753518359E+015" calcext:value-type="float">
            <text:p>1.46203753518359E+015</text:p>
          </table:table-cell>
          <table:table-cell table:formula="of:=[.A8]-[.A7]"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.46203753518471E+015" calcext:value-type="float">
            <text:p>1.46203753518471E+015</text:p>
          </table:table-cell>
          <table:table-cell table:formula="of:=[.A9]-[.A8]"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.46203753518585E+015" calcext:value-type="float">
            <text:p>1.46203753518585E+015</text:p>
          </table:table-cell>
          <table:table-cell table:formula="of:=[.A10]-[.A9]"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.46203753518699E+015" calcext:value-type="float">
            <text:p>1.46203753518699E+015</text:p>
          </table:table-cell>
          <table:table-cell table:formula="of:=[.A11]-[.A10]"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.46203753518818E+015" calcext:value-type="float">
            <text:p>1.46203753518818E+015</text:p>
          </table:table-cell>
          <table:table-cell table:formula="of:=[.A12]-[.A11]"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.46203753518936E+015" calcext:value-type="float">
            <text:p>1.46203753518936E+015</text:p>
          </table:table-cell>
          <table:table-cell table:formula="of:=[.A13]-[.A1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.46203753519057E+015" calcext:value-type="float">
            <text:p>1.46203753519057E+015</text:p>
          </table:table-cell>
          <table:table-cell table:formula="of:=[.A14]-[.A13]"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1.46203753519175E+015" calcext:value-type="float">
            <text:p>1.46203753519175E+015</text:p>
          </table:table-cell>
          <table:table-cell table:formula="of:=[.A15]-[.A14]"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.46203753519294E+015" calcext:value-type="float">
            <text:p>1.46203753519294E+015</text:p>
          </table:table-cell>
          <table:table-cell table:formula="of:=[.A16]-[.A15]"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.46203753519412E+015" calcext:value-type="float">
            <text:p>1.46203753519412E+015</text:p>
          </table:table-cell>
          <table:table-cell table:formula="of:=[.A17]-[.A16]"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.46203753519528E+015" calcext:value-type="float">
            <text:p>1.46203753519528E+015</text:p>
          </table:table-cell>
          <table:table-cell table:formula="of:=[.A18]-[.A17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519644E+015" calcext:value-type="float">
            <text:p>1.46203753519644E+015</text:p>
          </table:table-cell>
          <table:table-cell table:formula="of:=[.A19]-[.A18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519759E+015" calcext:value-type="float">
            <text:p>1.46203753519759E+015</text:p>
          </table:table-cell>
          <table:table-cell table:formula="of:=[.A20]-[.A19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1987E+015" calcext:value-type="float">
            <text:p>1.4620375351987E+015</text:p>
          </table:table-cell>
          <table:table-cell table:formula="of:=[.A21]-[.A20]"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.46203753519982E+015" calcext:value-type="float">
            <text:p>1.46203753519982E+015</text:p>
          </table:table-cell>
          <table:table-cell table:formula="of:=[.A22]-[.A21]"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.462037535201E+015" calcext:value-type="float">
            <text:p>1.462037535201E+015</text:p>
          </table:table-cell>
          <table:table-cell table:formula="of:=[.A23]-[.A22]"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.46203753520214E+015" calcext:value-type="float">
            <text:p>1.46203753520214E+015</text:p>
          </table:table-cell>
          <table:table-cell table:formula="of:=[.A24]-[.A23]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.46203753520332E+015" calcext:value-type="float">
            <text:p>1.46203753520332E+015</text:p>
          </table:table-cell>
          <table:table-cell table:formula="of:=[.A25]-[.A24]"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.46203753520453E+015" calcext:value-type="float">
            <text:p>1.46203753520453E+015</text:p>
          </table:table-cell>
          <table:table-cell table:formula="of:=[.A26]-[.A25]"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.46203753520572E+015" calcext:value-type="float">
            <text:p>1.46203753520572E+015</text:p>
          </table:table-cell>
          <table:table-cell table:formula="of:=[.A27]-[.A26]"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.46203753520688E+015" calcext:value-type="float">
            <text:p>1.46203753520688E+015</text:p>
          </table:table-cell>
          <table:table-cell table:formula="of:=[.A28]-[.A27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520803E+015" calcext:value-type="float">
            <text:p>1.46203753520803E+015</text:p>
          </table:table-cell>
          <table:table-cell table:formula="of:=[.A29]-[.A28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20921E+015" calcext:value-type="float">
            <text:p>1.46203753520921E+015</text:p>
          </table:table-cell>
          <table:table-cell table:formula="of:=[.A30]-[.A29]"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.46203753521039E+015" calcext:value-type="float">
            <text:p>1.46203753521039E+015</text:p>
          </table:table-cell>
          <table:table-cell table:formula="of:=[.A31]-[.A30]"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1.46203753521157E+015" calcext:value-type="float">
            <text:p>1.46203753521157E+015</text:p>
          </table:table-cell>
          <table:table-cell table:formula="of:=[.A32]-[.A31]"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.4620375352127E+015" calcext:value-type="float">
            <text:p>1.4620375352127E+015</text:p>
          </table:table-cell>
          <table:table-cell table:formula="of:=[.A33]-[.A32]"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.46203753521386E+015" calcext:value-type="float">
            <text:p>1.46203753521386E+015</text:p>
          </table:table-cell>
          <table:table-cell table:formula="of:=[.A34]-[.A33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21502E+015" calcext:value-type="float">
            <text:p>1.46203753521502E+015</text:p>
          </table:table-cell>
          <table:table-cell table:formula="of:=[.A35]-[.A34]"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.46203753521618E+015" calcext:value-type="float">
            <text:p>1.46203753521618E+015</text:p>
          </table:table-cell>
          <table:table-cell table:formula="of:=[.A36]-[.A35]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.46203753521733E+015" calcext:value-type="float">
            <text:p>1.46203753521733E+015</text:p>
          </table:table-cell>
          <table:table-cell table:formula="of:=[.A37]-[.A36]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.46203753521849E+015" calcext:value-type="float">
            <text:p>1.46203753521849E+015</text:p>
          </table:table-cell>
          <table:table-cell table:formula="of:=[.A38]-[.A37]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.46203753521969E+015" calcext:value-type="float">
            <text:p>1.46203753521969E+015</text:p>
          </table:table-cell>
          <table:table-cell table:formula="of:=[.A39]-[.A38]"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1.46203753522084E+015" calcext:value-type="float">
            <text:p>1.46203753522084E+015</text:p>
          </table:table-cell>
          <table:table-cell table:formula="of:=[.A40]-[.A39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222E+015" calcext:value-type="float">
            <text:p>1.462037535222E+015</text:p>
          </table:table-cell>
          <table:table-cell table:formula="of:=[.A41]-[.A40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22315E+015" calcext:value-type="float">
            <text:p>1.46203753522315E+015</text:p>
          </table:table-cell>
          <table:table-cell table:formula="of:=[.A42]-[.A41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22427E+015" calcext:value-type="float">
            <text:p>1.46203753522427E+015</text:p>
          </table:table-cell>
          <table:table-cell table:formula="of:=[.A43]-[.A42]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.46203753522542E+015" calcext:value-type="float">
            <text:p>1.46203753522542E+015</text:p>
          </table:table-cell>
          <table:table-cell table:formula="of:=[.A44]-[.A43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22657E+015" calcext:value-type="float">
            <text:p>1.46203753522657E+015</text:p>
          </table:table-cell>
          <table:table-cell table:formula="of:=[.A45]-[.A44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22772E+015" calcext:value-type="float">
            <text:p>1.46203753522772E+015</text:p>
          </table:table-cell>
          <table:table-cell table:formula="of:=[.A46]-[.A45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22888E+015" calcext:value-type="float">
            <text:p>1.46203753522888E+015</text:p>
          </table:table-cell>
          <table:table-cell table:formula="of:=[.A47]-[.A46]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.46203753523004E+015" calcext:value-type="float">
            <text:p>1.46203753523004E+015</text:p>
          </table:table-cell>
          <table:table-cell table:formula="of:=[.A48]-[.A47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23119E+015" calcext:value-type="float">
            <text:p>1.46203753523119E+015</text:p>
          </table:table-cell>
          <table:table-cell table:formula="of:=[.A49]-[.A48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23232E+015" calcext:value-type="float">
            <text:p>1.46203753523232E+015</text:p>
          </table:table-cell>
          <table:table-cell table:formula="of:=[.A50]-[.A49]"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.46203753523344E+015" calcext:value-type="float">
            <text:p>1.46203753523344E+015</text:p>
          </table:table-cell>
          <table:table-cell table:formula="of:=[.A51]-[.A50]"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.46203753523454E+015" calcext:value-type="float">
            <text:p>1.46203753523454E+015</text:p>
          </table:table-cell>
          <table:table-cell table:formula="of:=[.A52]-[.A51]"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.46203753523566E+015" calcext:value-type="float">
            <text:p>1.46203753523566E+015</text:p>
          </table:table-cell>
          <table:table-cell table:formula="of:=[.A53]-[.A52]"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.46203753523676E+015" calcext:value-type="float">
            <text:p>1.46203753523676E+015</text:p>
          </table:table-cell>
          <table:table-cell table:formula="of:=[.A54]-[.A53]"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.46203753523793E+015" calcext:value-type="float">
            <text:p>1.46203753523793E+015</text:p>
          </table:table-cell>
          <table:table-cell table:formula="of:=[.A55]-[.A54]"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.4620375352391E+015" calcext:value-type="float">
            <text:p>1.4620375352391E+015</text:p>
          </table:table-cell>
          <table:table-cell table:formula="of:=[.A56]-[.A55]"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.46203753524025E+015" calcext:value-type="float">
            <text:p>1.46203753524025E+015</text:p>
          </table:table-cell>
          <table:table-cell table:formula="of:=[.A57]-[.A56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24148E+015" calcext:value-type="float">
            <text:p>1.46203753524148E+015</text:p>
          </table:table-cell>
          <table:table-cell table:formula="of:=[.A58]-[.A57]"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.46203753524266E+015" calcext:value-type="float">
            <text:p>1.46203753524266E+015</text:p>
          </table:table-cell>
          <table:table-cell table:formula="of:=[.A59]-[.A58]"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.46203753524384E+015" calcext:value-type="float">
            <text:p>1.46203753524384E+015</text:p>
          </table:table-cell>
          <table:table-cell table:formula="of:=[.A60]-[.A59]"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.462037535245E+015" calcext:value-type="float">
            <text:p>1.462037535245E+015</text:p>
          </table:table-cell>
          <table:table-cell table:formula="of:=[.A61]-[.A60]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.46203753524612E+015" calcext:value-type="float">
            <text:p>1.46203753524612E+015</text:p>
          </table:table-cell>
          <table:table-cell table:formula="of:=[.A62]-[.A61]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.46203753524724E+015" calcext:value-type="float">
            <text:p>1.46203753524724E+015</text:p>
          </table:table-cell>
          <table:table-cell table:formula="of:=[.A63]-[.A62]"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.46203753524834E+015" calcext:value-type="float">
            <text:p>1.46203753524834E+015</text:p>
          </table:table-cell>
          <table:table-cell table:formula="of:=[.A64]-[.A63]"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.46203753524956E+015" calcext:value-type="float">
            <text:p>1.46203753524956E+015</text:p>
          </table:table-cell>
          <table:table-cell table:formula="of:=[.A65]-[.A64]"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1.46203753525073E+015" calcext:value-type="float">
            <text:p>1.46203753525073E+015</text:p>
          </table:table-cell>
          <table:table-cell table:formula="of:=[.A66]-[.A65]"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.4620375352519E+015" calcext:value-type="float">
            <text:p>1.4620375352519E+015</text:p>
          </table:table-cell>
          <table:table-cell table:formula="of:=[.A67]-[.A66]"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.46203753525304E+015" calcext:value-type="float">
            <text:p>1.46203753525304E+015</text:p>
          </table:table-cell>
          <table:table-cell table:formula="of:=[.A68]-[.A67]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.4620375352542E+015" calcext:value-type="float">
            <text:p>1.4620375352542E+015</text:p>
          </table:table-cell>
          <table:table-cell table:formula="of:=[.A69]-[.A68]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.46203753525535E+015" calcext:value-type="float">
            <text:p>1.46203753525535E+015</text:p>
          </table:table-cell>
          <table:table-cell table:formula="of:=[.A70]-[.A69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25648E+015" calcext:value-type="float">
            <text:p>1.46203753525648E+015</text:p>
          </table:table-cell>
          <table:table-cell table:formula="of:=[.A71]-[.A70]"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.46203753525761E+015" calcext:value-type="float">
            <text:p>1.46203753525761E+015</text:p>
          </table:table-cell>
          <table:table-cell table:formula="of:=[.A72]-[.A71]"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.46203753525878E+015" calcext:value-type="float">
            <text:p>1.46203753525878E+015</text:p>
          </table:table-cell>
          <table:table-cell table:formula="of:=[.A73]-[.A72]"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.46203753525995E+015" calcext:value-type="float">
            <text:p>1.46203753525995E+015</text:p>
          </table:table-cell>
          <table:table-cell table:formula="of:=[.A74]-[.A73]"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.4620375352611E+015" calcext:value-type="float">
            <text:p>1.4620375352611E+015</text:p>
          </table:table-cell>
          <table:table-cell table:formula="of:=[.A75]-[.A74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26225E+015" calcext:value-type="float">
            <text:p>1.46203753526225E+015</text:p>
          </table:table-cell>
          <table:table-cell table:formula="of:=[.A76]-[.A75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2634E+015" calcext:value-type="float">
            <text:p>1.4620375352634E+015</text:p>
          </table:table-cell>
          <table:table-cell table:formula="of:=[.A77]-[.A76]"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.46203753526454E+015" calcext:value-type="float">
            <text:p>1.46203753526454E+015</text:p>
          </table:table-cell>
          <table:table-cell table:formula="of:=[.A78]-[.A77]"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.46203753526568E+015" calcext:value-type="float">
            <text:p>1.46203753526568E+015</text:p>
          </table:table-cell>
          <table:table-cell table:formula="of:=[.A79]-[.A78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526681E+015" calcext:value-type="float">
            <text:p>1.46203753526681E+015</text:p>
          </table:table-cell>
          <table:table-cell table:formula="of:=[.A80]-[.A79]"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.46203753526793E+015" calcext:value-type="float">
            <text:p>1.46203753526793E+015</text:p>
          </table:table-cell>
          <table:table-cell table:formula="of:=[.A81]-[.A80]"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.46203753526908E+015" calcext:value-type="float">
            <text:p>1.46203753526908E+015</text:p>
          </table:table-cell>
          <table:table-cell table:formula="of:=[.A82]-[.A81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27023E+015" calcext:value-type="float">
            <text:p>1.46203753527023E+015</text:p>
          </table:table-cell>
          <table:table-cell table:formula="of:=[.A83]-[.A82]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.46203753527139E+015" calcext:value-type="float">
            <text:p>1.46203753527139E+015</text:p>
          </table:table-cell>
          <table:table-cell table:formula="of:=[.A84]-[.A83]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.46203753527255E+015" calcext:value-type="float">
            <text:p>1.46203753527255E+015</text:p>
          </table:table-cell>
          <table:table-cell table:formula="of:=[.A85]-[.A84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27375E+015" calcext:value-type="float">
            <text:p>1.46203753527375E+015</text:p>
          </table:table-cell>
          <table:table-cell table:formula="of:=[.A86]-[.A85]"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.4620375352749E+015" calcext:value-type="float">
            <text:p>1.4620375352749E+015</text:p>
          </table:table-cell>
          <table:table-cell table:formula="of:=[.A87]-[.A86]"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.46203753527605E+015" calcext:value-type="float">
            <text:p>1.46203753527605E+015</text:p>
          </table:table-cell>
          <table:table-cell table:formula="of:=[.A88]-[.A87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27723E+015" calcext:value-type="float">
            <text:p>1.46203753527723E+015</text:p>
          </table:table-cell>
          <table:table-cell table:formula="of:=[.A89]-[.A88]"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.46203753527841E+015" calcext:value-type="float">
            <text:p>1.46203753527841E+015</text:p>
          </table:table-cell>
          <table:table-cell table:formula="of:=[.A90]-[.A89]"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1.46203753527956E+015" calcext:value-type="float">
            <text:p>1.46203753527956E+015</text:p>
          </table:table-cell>
          <table:table-cell table:formula="of:=[.A91]-[.A90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28071E+015" calcext:value-type="float">
            <text:p>1.46203753528071E+015</text:p>
          </table:table-cell>
          <table:table-cell table:formula="of:=[.A92]-[.A91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28185E+015" calcext:value-type="float">
            <text:p>1.46203753528185E+015</text:p>
          </table:table-cell>
          <table:table-cell table:formula="of:=[.A93]-[.A92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28301E+015" calcext:value-type="float">
            <text:p>1.46203753528301E+015</text:p>
          </table:table-cell>
          <table:table-cell table:formula="of:=[.A94]-[.A93]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.46203753528413E+015" calcext:value-type="float">
            <text:p>1.46203753528413E+015</text:p>
          </table:table-cell>
          <table:table-cell table:formula="of:=[.A95]-[.A94]"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.46203753528529E+015" calcext:value-type="float">
            <text:p>1.46203753528529E+015</text:p>
          </table:table-cell>
          <table:table-cell table:formula="of:=[.A96]-[.A95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28643E+015" calcext:value-type="float">
            <text:p>1.46203753528643E+015</text:p>
          </table:table-cell>
          <table:table-cell table:formula="of:=[.A97]-[.A96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528758E+015" calcext:value-type="float">
            <text:p>1.46203753528758E+015</text:p>
          </table:table-cell>
          <table:table-cell table:formula="of:=[.A98]-[.A97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28871E+015" calcext:value-type="float">
            <text:p>1.46203753528871E+015</text:p>
          </table:table-cell>
          <table:table-cell table:formula="of:=[.A99]-[.A98]"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.4620375352899E+015" calcext:value-type="float">
            <text:p>1.4620375352899E+015</text:p>
          </table:table-cell>
          <table:table-cell table:formula="of:=[.A100]-[.A9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.46203753529107E+015" calcext:value-type="float">
            <text:p>1.46203753529107E+015</text:p>
          </table:table-cell>
          <table:table-cell table:formula="of:=[.A101]-[.A100]"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.46203753529234E+015" calcext:value-type="float">
            <text:p>1.46203753529234E+015</text:p>
          </table:table-cell>
          <table:table-cell table:formula="of:=[.A102]-[.A101]"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1.46203753529352E+015" calcext:value-type="float">
            <text:p>1.46203753529352E+015</text:p>
          </table:table-cell>
          <table:table-cell table:formula="of:=[.A103]-[.A102]"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1.46203753529464E+015" calcext:value-type="float">
            <text:p>1.46203753529464E+015</text:p>
          </table:table-cell>
          <table:table-cell table:formula="of:=[.A104]-[.A103]"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.46203753529576E+015" calcext:value-type="float">
            <text:p>1.46203753529576E+015</text:p>
          </table:table-cell>
          <table:table-cell table:formula="of:=[.A105]-[.A104]"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.46203753529686E+015" calcext:value-type="float">
            <text:p>1.46203753529686E+015</text:p>
          </table:table-cell>
          <table:table-cell table:formula="of:=[.A106]-[.A105]"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.462037535298E+015" calcext:value-type="float">
            <text:p>1.462037535298E+015</text:p>
          </table:table-cell>
          <table:table-cell table:formula="of:=[.A107]-[.A106]"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.46203753529915E+015" calcext:value-type="float">
            <text:p>1.46203753529915E+015</text:p>
          </table:table-cell>
          <table:table-cell table:formula="of:=[.A108]-[.A107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30029E+015" calcext:value-type="float">
            <text:p>1.46203753530029E+015</text:p>
          </table:table-cell>
          <table:table-cell table:formula="of:=[.A109]-[.A108]"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.46203753530143E+015" calcext:value-type="float">
            <text:p>1.46203753530143E+015</text:p>
          </table:table-cell>
          <table:table-cell table:formula="of:=[.A110]-[.A109]"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.46203753530258E+015" calcext:value-type="float">
            <text:p>1.46203753530258E+015</text:p>
          </table:table-cell>
          <table:table-cell table:formula="of:=[.A111]-[.A110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30373E+015" calcext:value-type="float">
            <text:p>1.46203753530373E+015</text:p>
          </table:table-cell>
          <table:table-cell table:formula="of:=[.A112]-[.A111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30488E+015" calcext:value-type="float">
            <text:p>1.46203753530488E+015</text:p>
          </table:table-cell>
          <table:table-cell table:formula="of:=[.A113]-[.A112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30603E+015" calcext:value-type="float">
            <text:p>1.46203753530603E+015</text:p>
          </table:table-cell>
          <table:table-cell table:formula="of:=[.A114]-[.A113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30716E+015" calcext:value-type="float">
            <text:p>1.46203753530716E+015</text:p>
          </table:table-cell>
          <table:table-cell table:formula="of:=[.A115]-[.A114]"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.46203753530833E+015" calcext:value-type="float">
            <text:p>1.46203753530833E+015</text:p>
          </table:table-cell>
          <table:table-cell table:formula="of:=[.A116]-[.A115]"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.4620375353095E+015" calcext:value-type="float">
            <text:p>1.4620375353095E+015</text:p>
          </table:table-cell>
          <table:table-cell table:formula="of:=[.A117]-[.A116]"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.46203753531066E+015" calcext:value-type="float">
            <text:p>1.46203753531066E+015</text:p>
          </table:table-cell>
          <table:table-cell table:formula="of:=[.A118]-[.A117]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.46203753531181E+015" calcext:value-type="float">
            <text:p>1.46203753531181E+015</text:p>
          </table:table-cell>
          <table:table-cell table:formula="of:=[.A119]-[.A118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31294E+015" calcext:value-type="float">
            <text:p>1.46203753531294E+015</text:p>
          </table:table-cell>
          <table:table-cell table:formula="of:=[.A120]-[.A119]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.46203753531409E+015" calcext:value-type="float">
            <text:p>1.46203753531409E+015</text:p>
          </table:table-cell>
          <table:table-cell table:formula="of:=[.A121]-[.A120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31525E+015" calcext:value-type="float">
            <text:p>1.46203753531525E+015</text:p>
          </table:table-cell>
          <table:table-cell table:formula="of:=[.A122]-[.A121]"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.4620375353164E+015" calcext:value-type="float">
            <text:p>1.4620375353164E+015</text:p>
          </table:table-cell>
          <table:table-cell table:formula="of:=[.A123]-[.A122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31755E+015" calcext:value-type="float">
            <text:p>1.46203753531755E+015</text:p>
          </table:table-cell>
          <table:table-cell table:formula="of:=[.A124]-[.A123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531868E+015" calcext:value-type="float">
            <text:p>1.46203753531868E+015</text:p>
          </table:table-cell>
          <table:table-cell table:formula="of:=[.A125]-[.A124]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.46203753531981E+015" calcext:value-type="float">
            <text:p>1.46203753531981E+015</text:p>
          </table:table-cell>
          <table:table-cell table:formula="of:=[.A126]-[.A125]"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.46203753532092E+015" calcext:value-type="float">
            <text:p>1.46203753532092E+015</text:p>
          </table:table-cell>
          <table:table-cell table:formula="of:=[.A127]-[.A126]"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.46203753532206E+015" calcext:value-type="float">
            <text:p>1.46203753532206E+015</text:p>
          </table:table-cell>
          <table:table-cell table:formula="of:=[.A128]-[.A127]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.46203753532321E+015" calcext:value-type="float">
            <text:p>1.46203753532321E+015</text:p>
          </table:table-cell>
          <table:table-cell table:formula="of:=[.A129]-[.A128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32434E+015" calcext:value-type="float">
            <text:p>1.46203753532434E+015</text:p>
          </table:table-cell>
          <table:table-cell table:formula="of:=[.A130]-[.A129]"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.46203753532546E+015" calcext:value-type="float">
            <text:p>1.46203753532546E+015</text:p>
          </table:table-cell>
          <table:table-cell table:formula="of:=[.A131]-[.A130]"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.46203753532662E+015" calcext:value-type="float">
            <text:p>1.46203753532662E+015</text:p>
          </table:table-cell>
          <table:table-cell table:formula="of:=[.A132]-[.A131]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.4620375353278E+015" calcext:value-type="float">
            <text:p>1.4620375353278E+015</text:p>
          </table:table-cell>
          <table:table-cell table:formula="of:=[.A133]-[.A132]"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.46203753532898E+015" calcext:value-type="float">
            <text:p>1.46203753532898E+015</text:p>
          </table:table-cell>
          <table:table-cell table:formula="of:=[.A134]-[.A133]"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.46203753533017E+015" calcext:value-type="float">
            <text:p>1.46203753533017E+015</text:p>
          </table:table-cell>
          <table:table-cell table:formula="of:=[.A135]-[.A134]"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.46203753533133E+015" calcext:value-type="float">
            <text:p>1.46203753533133E+015</text:p>
          </table:table-cell>
          <table:table-cell table:formula="of:=[.A136]-[.A135]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.46203753533246E+015" calcext:value-type="float">
            <text:p>1.46203753533246E+015</text:p>
          </table:table-cell>
          <table:table-cell table:formula="of:=[.A137]-[.A136]"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.46203753533359E+015" calcext:value-type="float">
            <text:p>1.46203753533359E+015</text:p>
          </table:table-cell>
          <table:table-cell table:formula="of:=[.A138]-[.A137]"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.46203753533474E+015" calcext:value-type="float">
            <text:p>1.46203753533474E+015</text:p>
          </table:table-cell>
          <table:table-cell table:formula="of:=[.A139]-[.A138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33589E+015" calcext:value-type="float">
            <text:p>1.46203753533589E+015</text:p>
          </table:table-cell>
          <table:table-cell table:formula="of:=[.A140]-[.A139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33704E+015" calcext:value-type="float">
            <text:p>1.46203753533704E+015</text:p>
          </table:table-cell>
          <table:table-cell table:formula="of:=[.A141]-[.A140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33819E+015" calcext:value-type="float">
            <text:p>1.46203753533819E+015</text:p>
          </table:table-cell>
          <table:table-cell table:formula="of:=[.A142]-[.A141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33934E+015" calcext:value-type="float">
            <text:p>1.46203753533934E+015</text:p>
          </table:table-cell>
          <table:table-cell table:formula="of:=[.A143]-[.A142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34046E+015" calcext:value-type="float">
            <text:p>1.46203753534046E+015</text:p>
          </table:table-cell>
          <table:table-cell table:formula="of:=[.A144]-[.A143]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.46203753534161E+015" calcext:value-type="float">
            <text:p>1.46203753534161E+015</text:p>
          </table:table-cell>
          <table:table-cell table:formula="of:=[.A145]-[.A144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34275E+015" calcext:value-type="float">
            <text:p>1.46203753534275E+015</text:p>
          </table:table-cell>
          <table:table-cell table:formula="of:=[.A146]-[.A145]"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.46203753534386E+015" calcext:value-type="float">
            <text:p>1.46203753534386E+015</text:p>
          </table:table-cell>
          <table:table-cell table:formula="of:=[.A147]-[.A146]"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.46203753534496E+015" calcext:value-type="float">
            <text:p>1.46203753534496E+015</text:p>
          </table:table-cell>
          <table:table-cell table:formula="of:=[.A148]-[.A147]"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.46203753534607E+015" calcext:value-type="float">
            <text:p>1.46203753534607E+015</text:p>
          </table:table-cell>
          <table:table-cell table:formula="of:=[.A149]-[.A148]"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.46203753534725E+015" calcext:value-type="float">
            <text:p>1.46203753534725E+015</text:p>
          </table:table-cell>
          <table:table-cell table:formula="of:=[.A150]-[.A149]"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.46203753534843E+015" calcext:value-type="float">
            <text:p>1.46203753534843E+015</text:p>
          </table:table-cell>
          <table:table-cell table:formula="of:=[.A151]-[.A150]"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.46203753534958E+015" calcext:value-type="float">
            <text:p>1.46203753534958E+015</text:p>
          </table:table-cell>
          <table:table-cell table:formula="of:=[.A152]-[.A151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535073E+015" calcext:value-type="float">
            <text:p>1.46203753535073E+015</text:p>
          </table:table-cell>
          <table:table-cell table:formula="of:=[.A153]-[.A152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35185E+015" calcext:value-type="float">
            <text:p>1.46203753535185E+015</text:p>
          </table:table-cell>
          <table:table-cell table:formula="of:=[.A154]-[.A153]"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.462037535353E+015" calcext:value-type="float">
            <text:p>1.462037535353E+015</text:p>
          </table:table-cell>
          <table:table-cell table:formula="of:=[.A155]-[.A154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35414E+015" calcext:value-type="float">
            <text:p>1.46203753535414E+015</text:p>
          </table:table-cell>
          <table:table-cell table:formula="of:=[.A156]-[.A155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35528E+015" calcext:value-type="float">
            <text:p>1.46203753535528E+015</text:p>
          </table:table-cell>
          <table:table-cell table:formula="of:=[.A157]-[.A156]"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.4620375353564E+015" calcext:value-type="float">
            <text:p>1.4620375353564E+015</text:p>
          </table:table-cell>
          <table:table-cell table:formula="of:=[.A158]-[.A157]"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.46203753535753E+015" calcext:value-type="float">
            <text:p>1.46203753535753E+015</text:p>
          </table:table-cell>
          <table:table-cell table:formula="of:=[.A159]-[.A158]"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.46203753535868E+015" calcext:value-type="float">
            <text:p>1.46203753535868E+015</text:p>
          </table:table-cell>
          <table:table-cell table:formula="of:=[.A160]-[.A159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35986E+015" calcext:value-type="float">
            <text:p>1.46203753535986E+015</text:p>
          </table:table-cell>
          <table:table-cell table:formula="of:=[.A161]-[.A160]"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.46203753536103E+015" calcext:value-type="float">
            <text:p>1.46203753536103E+015</text:p>
          </table:table-cell>
          <table:table-cell table:formula="of:=[.A162]-[.A161]"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.46203753536219E+015" calcext:value-type="float">
            <text:p>1.46203753536219E+015</text:p>
          </table:table-cell>
          <table:table-cell table:formula="of:=[.A163]-[.A162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536334E+015" calcext:value-type="float">
            <text:p>1.46203753536334E+015</text:p>
          </table:table-cell>
          <table:table-cell table:formula="of:=[.A164]-[.A163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36449E+015" calcext:value-type="float">
            <text:p>1.46203753536449E+015</text:p>
          </table:table-cell>
          <table:table-cell table:formula="of:=[.A165]-[.A164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3656E+015" calcext:value-type="float">
            <text:p>1.4620375353656E+015</text:p>
          </table:table-cell>
          <table:table-cell table:formula="of:=[.A166]-[.A165]"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.46203753536675E+015" calcext:value-type="float">
            <text:p>1.46203753536675E+015</text:p>
          </table:table-cell>
          <table:table-cell table:formula="of:=[.A167]-[.A166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53679E+015" calcext:value-type="float">
            <text:p>1.4620375353679E+015</text:p>
          </table:table-cell>
          <table:table-cell table:formula="of:=[.A168]-[.A167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36904E+015" calcext:value-type="float">
            <text:p>1.46203753536904E+015</text:p>
          </table:table-cell>
          <table:table-cell table:formula="of:=[.A169]-[.A168]"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.4620375353702E+015" calcext:value-type="float">
            <text:p>1.4620375353702E+015</text:p>
          </table:table-cell>
          <table:table-cell table:formula="of:=[.A170]-[.A169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537135E+015" calcext:value-type="float">
            <text:p>1.46203753537135E+015</text:p>
          </table:table-cell>
          <table:table-cell table:formula="of:=[.A171]-[.A170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3725E+015" calcext:value-type="float">
            <text:p>1.4620375353725E+015</text:p>
          </table:table-cell>
          <table:table-cell table:formula="of:=[.A172]-[.A171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37363E+015" calcext:value-type="float">
            <text:p>1.46203753537363E+015</text:p>
          </table:table-cell>
          <table:table-cell table:formula="of:=[.A173]-[.A172]"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.4620375353748E+015" calcext:value-type="float">
            <text:p>1.4620375353748E+015</text:p>
          </table:table-cell>
          <table:table-cell table:formula="of:=[.A174]-[.A173]"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.46203753537594E+015" calcext:value-type="float">
            <text:p>1.46203753537594E+015</text:p>
          </table:table-cell>
          <table:table-cell table:formula="of:=[.A175]-[.A174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37709E+015" calcext:value-type="float">
            <text:p>1.46203753537709E+015</text:p>
          </table:table-cell>
          <table:table-cell table:formula="of:=[.A176]-[.A175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37824E+015" calcext:value-type="float">
            <text:p>1.46203753537824E+015</text:p>
          </table:table-cell>
          <table:table-cell table:formula="of:=[.A177]-[.A176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37939E+015" calcext:value-type="float">
            <text:p>1.46203753537939E+015</text:p>
          </table:table-cell>
          <table:table-cell table:formula="of:=[.A178]-[.A177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538054E+015" calcext:value-type="float">
            <text:p>1.46203753538054E+015</text:p>
          </table:table-cell>
          <table:table-cell table:formula="of:=[.A179]-[.A178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38169E+015" calcext:value-type="float">
            <text:p>1.46203753538169E+015</text:p>
          </table:table-cell>
          <table:table-cell table:formula="of:=[.A180]-[.A179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38284E+015" calcext:value-type="float">
            <text:p>1.46203753538284E+015</text:p>
          </table:table-cell>
          <table:table-cell table:formula="of:=[.A181]-[.A180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538399E+015" calcext:value-type="float">
            <text:p>1.46203753538399E+015</text:p>
          </table:table-cell>
          <table:table-cell table:formula="of:=[.A182]-[.A181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38514E+015" calcext:value-type="float">
            <text:p>1.46203753538514E+015</text:p>
          </table:table-cell>
          <table:table-cell table:formula="of:=[.A183]-[.A182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38626E+015" calcext:value-type="float">
            <text:p>1.46203753538626E+015</text:p>
          </table:table-cell>
          <table:table-cell table:formula="of:=[.A184]-[.A183]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.46203753538737E+015" calcext:value-type="float">
            <text:p>1.46203753538737E+015</text:p>
          </table:table-cell>
          <table:table-cell table:formula="of:=[.A185]-[.A184]"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.46203753538849E+015" calcext:value-type="float">
            <text:p>1.46203753538849E+015</text:p>
          </table:table-cell>
          <table:table-cell table:formula="of:=[.A186]-[.A185]"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.46203753538963E+015" calcext:value-type="float">
            <text:p>1.46203753538963E+015</text:p>
          </table:table-cell>
          <table:table-cell table:formula="of:=[.A187]-[.A186]"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.46203753539157E+015" calcext:value-type="float">
            <text:p>1.46203753539157E+015</text:p>
          </table:table-cell>
          <table:table-cell table:formula="of:=[.A188]-[.A187]"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1.46203753539274E+015" calcext:value-type="float">
            <text:p>1.46203753539274E+015</text:p>
          </table:table-cell>
          <table:table-cell table:formula="of:=[.A189]-[.A188]"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.46203753539392E+015" calcext:value-type="float">
            <text:p>1.46203753539392E+015</text:p>
          </table:table-cell>
          <table:table-cell table:formula="of:=[.A190]-[.A189]"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.4620375353951E+015" calcext:value-type="float">
            <text:p>1.4620375353951E+015</text:p>
          </table:table-cell>
          <table:table-cell table:formula="of:=[.A191]-[.A190]"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.46203753539625E+015" calcext:value-type="float">
            <text:p>1.46203753539625E+015</text:p>
          </table:table-cell>
          <table:table-cell table:formula="of:=[.A192]-[.A191]"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.46203753539739E+015" calcext:value-type="float">
            <text:p>1.46203753539739E+015</text:p>
          </table:table-cell>
          <table:table-cell table:formula="of:=[.A193]-[.A192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539855E+015" calcext:value-type="float">
            <text:p>1.46203753539855E+015</text:p>
          </table:table-cell>
          <table:table-cell table:formula="of:=[.A194]-[.A193]"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.4620375353997E+015" calcext:value-type="float">
            <text:p>1.4620375353997E+015</text:p>
          </table:table-cell>
          <table:table-cell table:formula="of:=[.A195]-[.A194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540085E+015" calcext:value-type="float">
            <text:p>1.46203753540085E+015</text:p>
          </table:table-cell>
          <table:table-cell table:formula="of:=[.A196]-[.A195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40199E+015" calcext:value-type="float">
            <text:p>1.46203753540199E+015</text:p>
          </table:table-cell>
          <table:table-cell table:formula="of:=[.A197]-[.A196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40314E+015" calcext:value-type="float">
            <text:p>1.46203753540314E+015</text:p>
          </table:table-cell>
          <table:table-cell table:formula="of:=[.A198]-[.A197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40429E+015" calcext:value-type="float">
            <text:p>1.46203753540429E+015</text:p>
          </table:table-cell>
          <table:table-cell table:formula="of:=[.A199]-[.A198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40544E+015" calcext:value-type="float">
            <text:p>1.46203753540544E+015</text:p>
          </table:table-cell>
          <table:table-cell table:formula="of:=[.A200]-[.A199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40654E+015" calcext:value-type="float">
            <text:p>1.46203753540654E+015</text:p>
          </table:table-cell>
          <table:table-cell table:formula="of:=[.A201]-[.A200]"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.46203753540769E+015" calcext:value-type="float">
            <text:p>1.46203753540769E+015</text:p>
          </table:table-cell>
          <table:table-cell table:formula="of:=[.A202]-[.A201]"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.4620375354088E+015" calcext:value-type="float">
            <text:p>1.4620375354088E+015</text:p>
          </table:table-cell>
          <table:table-cell table:formula="of:=[.A203]-[.A202]"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.46203753540996E+015" calcext:value-type="float">
            <text:p>1.46203753540996E+015</text:p>
          </table:table-cell>
          <table:table-cell table:formula="of:=[.A204]-[.A203]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.46203753541111E+015" calcext:value-type="float">
            <text:p>1.46203753541111E+015</text:p>
          </table:table-cell>
          <table:table-cell table:formula="of:=[.A205]-[.A204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41226E+015" calcext:value-type="float">
            <text:p>1.46203753541226E+015</text:p>
          </table:table-cell>
          <table:table-cell table:formula="of:=[.A206]-[.A205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41341E+015" calcext:value-type="float">
            <text:p>1.46203753541341E+015</text:p>
          </table:table-cell>
          <table:table-cell table:formula="of:=[.A207]-[.A206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41455E+015" calcext:value-type="float">
            <text:p>1.46203753541455E+015</text:p>
          </table:table-cell>
          <table:table-cell table:formula="of:=[.A208]-[.A207]"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.46203753541572E+015" calcext:value-type="float">
            <text:p>1.46203753541572E+015</text:p>
          </table:table-cell>
          <table:table-cell table:formula="of:=[.A209]-[.A208]"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.46203753541685E+015" calcext:value-type="float">
            <text:p>1.46203753541685E+015</text:p>
          </table:table-cell>
          <table:table-cell table:formula="of:=[.A210]-[.A209]"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.46203753541798E+015" calcext:value-type="float">
            <text:p>1.46203753541798E+015</text:p>
          </table:table-cell>
          <table:table-cell table:formula="of:=[.A211]-[.A210]"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.4620375354191E+015" calcext:value-type="float">
            <text:p>1.4620375354191E+015</text:p>
          </table:table-cell>
          <table:table-cell table:formula="of:=[.A212]-[.A211]"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.46203753542026E+015" calcext:value-type="float">
            <text:p>1.46203753542026E+015</text:p>
          </table:table-cell>
          <table:table-cell table:formula="of:=[.A213]-[.A212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542147E+015" calcext:value-type="float">
            <text:p>1.46203753542147E+015</text:p>
          </table:table-cell>
          <table:table-cell table:formula="of:=[.A214]-[.A213]"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1.46203753542268E+015" calcext:value-type="float">
            <text:p>1.46203753542268E+015</text:p>
          </table:table-cell>
          <table:table-cell table:formula="of:=[.A215]-[.A214]"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.46203753542388E+015" calcext:value-type="float">
            <text:p>1.46203753542388E+015</text:p>
          </table:table-cell>
          <table:table-cell table:formula="of:=[.A216]-[.A215]"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.46203753542501E+015" calcext:value-type="float">
            <text:p>1.46203753542501E+015</text:p>
          </table:table-cell>
          <table:table-cell table:formula="of:=[.A217]-[.A216]"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.4620375354262E+015" calcext:value-type="float">
            <text:p>1.4620375354262E+015</text:p>
          </table:table-cell>
          <table:table-cell table:formula="of:=[.A218]-[.A217]"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.46203753542739E+015" calcext:value-type="float">
            <text:p>1.46203753542739E+015</text:p>
          </table:table-cell>
          <table:table-cell table:formula="of:=[.A219]-[.A218]"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.46203753542854E+015" calcext:value-type="float">
            <text:p>1.46203753542854E+015</text:p>
          </table:table-cell>
          <table:table-cell table:formula="of:=[.A220]-[.A219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42965E+015" calcext:value-type="float">
            <text:p>1.46203753542965E+015</text:p>
          </table:table-cell>
          <table:table-cell table:formula="of:=[.A221]-[.A220]"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.4620375354308E+015" calcext:value-type="float">
            <text:p>1.4620375354308E+015</text:p>
          </table:table-cell>
          <table:table-cell table:formula="of:=[.A222]-[.A221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43195E+015" calcext:value-type="float">
            <text:p>1.46203753543195E+015</text:p>
          </table:table-cell>
          <table:table-cell table:formula="of:=[.A223]-[.A222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4331E+015" calcext:value-type="float">
            <text:p>1.4620375354331E+015</text:p>
          </table:table-cell>
          <table:table-cell table:formula="of:=[.A224]-[.A223]"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.46203753543426E+015" calcext:value-type="float">
            <text:p>1.46203753543426E+015</text:p>
          </table:table-cell>
          <table:table-cell table:formula="of:=[.A225]-[.A224]"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.46203753543542E+015" calcext:value-type="float">
            <text:p>1.46203753543542E+015</text:p>
          </table:table-cell>
          <table:table-cell table:formula="of:=[.A226]-[.A225]"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.46203753543657E+015" calcext:value-type="float">
            <text:p>1.46203753543657E+015</text:p>
          </table:table-cell>
          <table:table-cell table:formula="of:=[.A227]-[.A226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43772E+015" calcext:value-type="float">
            <text:p>1.46203753543772E+015</text:p>
          </table:table-cell>
          <table:table-cell table:formula="of:=[.A228]-[.A227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543883E+015" calcext:value-type="float">
            <text:p>1.46203753543883E+015</text:p>
          </table:table-cell>
          <table:table-cell table:formula="of:=[.A229]-[.A228]"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.46203753543996E+015" calcext:value-type="float">
            <text:p>1.46203753543996E+015</text:p>
          </table:table-cell>
          <table:table-cell table:formula="of:=[.A230]-[.A229]"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.46203753544106E+015" calcext:value-type="float">
            <text:p>1.46203753544106E+015</text:p>
          </table:table-cell>
          <table:table-cell table:formula="of:=[.A231]-[.A230]"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.46203753544219E+015" calcext:value-type="float">
            <text:p>1.46203753544219E+015</text:p>
          </table:table-cell>
          <table:table-cell table:formula="of:=[.A232]-[.A231]"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.4620375354433E+015" calcext:value-type="float">
            <text:p>1.4620375354433E+015</text:p>
          </table:table-cell>
          <table:table-cell table:formula="of:=[.A233]-[.A232]"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.4620375354444E+015" calcext:value-type="float">
            <text:p>1.4620375354444E+015</text:p>
          </table:table-cell>
          <table:table-cell table:formula="of:=[.A234]-[.A233]"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.46203753544554E+015" calcext:value-type="float">
            <text:p>1.46203753544554E+015</text:p>
          </table:table-cell>
          <table:table-cell table:formula="of:=[.A235]-[.A234]"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.46203753544668E+015" calcext:value-type="float">
            <text:p>1.46203753544668E+015</text:p>
          </table:table-cell>
          <table:table-cell table:formula="of:=[.A236]-[.A235]"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.46203753544783E+015" calcext:value-type="float">
            <text:p>1.46203753544783E+015</text:p>
          </table:table-cell>
          <table:table-cell table:formula="of:=[.A237]-[.A236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44896E+015" calcext:value-type="float">
            <text:p>1.46203753544896E+015</text:p>
          </table:table-cell>
          <table:table-cell table:formula="of:=[.A238]-[.A237]"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.46203753545008E+015" calcext:value-type="float">
            <text:p>1.46203753545008E+015</text:p>
          </table:table-cell>
          <table:table-cell table:formula="of:=[.A239]-[.A238]"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.46203753545123E+015" calcext:value-type="float">
            <text:p>1.46203753545123E+015</text:p>
          </table:table-cell>
          <table:table-cell table:formula="of:=[.A240]-[.A239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45239E+015" calcext:value-type="float">
            <text:p>1.46203753545239E+015</text:p>
          </table:table-cell>
          <table:table-cell table:formula="of:=[.A241]-[.A240]"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.46203753545355E+015" calcext:value-type="float">
            <text:p>1.46203753545355E+015</text:p>
          </table:table-cell>
          <table:table-cell table:formula="of:=[.A242]-[.A241]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.46203753545471E+015" calcext:value-type="float">
            <text:p>1.46203753545471E+015</text:p>
          </table:table-cell>
          <table:table-cell table:formula="of:=[.A243]-[.A242]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.46203753545587E+015" calcext:value-type="float">
            <text:p>1.46203753545587E+015</text:p>
          </table:table-cell>
          <table:table-cell table:formula="of:=[.A244]-[.A243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545702E+015" calcext:value-type="float">
            <text:p>1.46203753545702E+015</text:p>
          </table:table-cell>
          <table:table-cell table:formula="of:=[.A245]-[.A244]"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.46203753545815E+015" calcext:value-type="float">
            <text:p>1.46203753545815E+015</text:p>
          </table:table-cell>
          <table:table-cell table:formula="of:=[.A246]-[.A245]"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.46203753545929E+015" calcext:value-type="float">
            <text:p>1.46203753545929E+015</text:p>
          </table:table-cell>
          <table:table-cell table:formula="of:=[.A247]-[.A246]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.46203753546044E+015" calcext:value-type="float">
            <text:p>1.46203753546044E+015</text:p>
          </table:table-cell>
          <table:table-cell table:formula="of:=[.A248]-[.A247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46158E+015" calcext:value-type="float">
            <text:p>1.46203753546158E+015</text:p>
          </table:table-cell>
          <table:table-cell table:formula="of:=[.A249]-[.A248]"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.46203753546272E+015" calcext:value-type="float">
            <text:p>1.46203753546272E+015</text:p>
          </table:table-cell>
          <table:table-cell table:formula="of:=[.A250]-[.A249]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.46203753546387E+015" calcext:value-type="float">
            <text:p>1.46203753546387E+015</text:p>
          </table:table-cell>
          <table:table-cell table:formula="of:=[.A251]-[.A250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46502E+015" calcext:value-type="float">
            <text:p>1.46203753546502E+015</text:p>
          </table:table-cell>
          <table:table-cell table:formula="of:=[.A252]-[.A251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46617E+015" calcext:value-type="float">
            <text:p>1.46203753546617E+015</text:p>
          </table:table-cell>
          <table:table-cell table:formula="of:=[.A253]-[.A252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46732E+015" calcext:value-type="float">
            <text:p>1.46203753546732E+015</text:p>
          </table:table-cell>
          <table:table-cell table:formula="of:=[.A254]-[.A253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46847E+015" calcext:value-type="float">
            <text:p>1.46203753546847E+015</text:p>
          </table:table-cell>
          <table:table-cell table:formula="of:=[.A255]-[.A254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546961E+015" calcext:value-type="float">
            <text:p>1.46203753546961E+015</text:p>
          </table:table-cell>
          <table:table-cell table:formula="of:=[.A256]-[.A255]"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.46203753547074E+015" calcext:value-type="float">
            <text:p>1.46203753547074E+015</text:p>
          </table:table-cell>
          <table:table-cell table:formula="of:=[.A257]-[.A256]"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.46203753547191E+015" calcext:value-type="float">
            <text:p>1.46203753547191E+015</text:p>
          </table:table-cell>
          <table:table-cell table:formula="of:=[.A258]-[.A257]"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.46203753547311E+015" calcext:value-type="float">
            <text:p>1.46203753547311E+015</text:p>
          </table:table-cell>
          <table:table-cell table:formula="of:=[.A259]-[.A258]"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.46203753547427E+015" calcext:value-type="float">
            <text:p>1.46203753547427E+015</text:p>
          </table:table-cell>
          <table:table-cell table:formula="of:=[.A260]-[.A259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547542E+015" calcext:value-type="float">
            <text:p>1.46203753547542E+015</text:p>
          </table:table-cell>
          <table:table-cell table:formula="of:=[.A261]-[.A260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47653E+015" calcext:value-type="float">
            <text:p>1.46203753547653E+015</text:p>
          </table:table-cell>
          <table:table-cell table:formula="of:=[.A262]-[.A261]"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.46203753547767E+015" calcext:value-type="float">
            <text:p>1.46203753547767E+015</text:p>
          </table:table-cell>
          <table:table-cell table:formula="of:=[.A263]-[.A262]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.4620375354788E+015" calcext:value-type="float">
            <text:p>1.4620375354788E+015</text:p>
          </table:table-cell>
          <table:table-cell table:formula="of:=[.A264]-[.A263]"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.46203753547992E+015" calcext:value-type="float">
            <text:p>1.46203753547992E+015</text:p>
          </table:table-cell>
          <table:table-cell table:formula="of:=[.A265]-[.A264]"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.46203753548103E+015" calcext:value-type="float">
            <text:p>1.46203753548103E+015</text:p>
          </table:table-cell>
          <table:table-cell table:formula="of:=[.A266]-[.A265]"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.46203753548214E+015" calcext:value-type="float">
            <text:p>1.46203753548214E+015</text:p>
          </table:table-cell>
          <table:table-cell table:formula="of:=[.A267]-[.A266]"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.46203753548327E+015" calcext:value-type="float">
            <text:p>1.46203753548327E+015</text:p>
          </table:table-cell>
          <table:table-cell table:formula="of:=[.A268]-[.A267]"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.4620375354844E+015" calcext:value-type="float">
            <text:p>1.4620375354844E+015</text:p>
          </table:table-cell>
          <table:table-cell table:formula="of:=[.A269]-[.A268]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.46203753548555E+015" calcext:value-type="float">
            <text:p>1.46203753548555E+015</text:p>
          </table:table-cell>
          <table:table-cell table:formula="of:=[.A270]-[.A269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48668E+015" calcext:value-type="float">
            <text:p>1.46203753548668E+015</text:p>
          </table:table-cell>
          <table:table-cell table:formula="of:=[.A271]-[.A270]"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.46203753548782E+015" calcext:value-type="float">
            <text:p>1.46203753548782E+015</text:p>
          </table:table-cell>
          <table:table-cell table:formula="of:=[.A272]-[.A271]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.46203753548895E+015" calcext:value-type="float">
            <text:p>1.46203753548895E+015</text:p>
          </table:table-cell>
          <table:table-cell table:formula="of:=[.A273]-[.A272]"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.46203753549013E+015" calcext:value-type="float">
            <text:p>1.46203753549013E+015</text:p>
          </table:table-cell>
          <table:table-cell table:formula="of:=[.A274]-[.A273]"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.46203753549127E+015" calcext:value-type="float">
            <text:p>1.46203753549127E+015</text:p>
          </table:table-cell>
          <table:table-cell table:formula="of:=[.A275]-[.A274]"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.46203753549244E+015" calcext:value-type="float">
            <text:p>1.46203753549244E+015</text:p>
          </table:table-cell>
          <table:table-cell table:formula="of:=[.A276]-[.A275]"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.4620375354936E+015" calcext:value-type="float">
            <text:p>1.4620375354936E+015</text:p>
          </table:table-cell>
          <table:table-cell table:formula="of:=[.A277]-[.A276]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.46203753549475E+015" calcext:value-type="float">
            <text:p>1.46203753549475E+015</text:p>
          </table:table-cell>
          <table:table-cell table:formula="of:=[.A278]-[.A277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54959E+015" calcext:value-type="float">
            <text:p>1.4620375354959E+015</text:p>
          </table:table-cell>
          <table:table-cell table:formula="of:=[.A279]-[.A278]"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.46203753549704E+015" calcext:value-type="float">
            <text:p>1.46203753549704E+015</text:p>
          </table:table-cell>
          <table:table-cell table:formula="of:=[.A280]-[.A279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549819E+015" calcext:value-type="float">
            <text:p>1.46203753549819E+015</text:p>
          </table:table-cell>
          <table:table-cell table:formula="of:=[.A281]-[.A280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49934E+015" calcext:value-type="float">
            <text:p>1.46203753549934E+015</text:p>
          </table:table-cell>
          <table:table-cell table:formula="of:=[.A282]-[.A281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50048E+015" calcext:value-type="float">
            <text:p>1.46203753550048E+015</text:p>
          </table:table-cell>
          <table:table-cell table:formula="of:=[.A283]-[.A282]"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.46203753550163E+015" calcext:value-type="float">
            <text:p>1.46203753550163E+015</text:p>
          </table:table-cell>
          <table:table-cell table:formula="of:=[.A284]-[.A283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50278E+015" calcext:value-type="float">
            <text:p>1.46203753550278E+015</text:p>
          </table:table-cell>
          <table:table-cell table:formula="of:=[.A285]-[.A284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50392E+015" calcext:value-type="float">
            <text:p>1.46203753550392E+015</text:p>
          </table:table-cell>
          <table:table-cell table:formula="of:=[.A286]-[.A285]"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.46203753550507E+015" calcext:value-type="float">
            <text:p>1.46203753550507E+015</text:p>
          </table:table-cell>
          <table:table-cell table:formula="of:=[.A287]-[.A286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550622E+015" calcext:value-type="float">
            <text:p>1.46203753550622E+015</text:p>
          </table:table-cell>
          <table:table-cell table:formula="of:=[.A288]-[.A287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50737E+015" calcext:value-type="float">
            <text:p>1.46203753550737E+015</text:p>
          </table:table-cell>
          <table:table-cell table:formula="of:=[.A289]-[.A288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550867E+015" calcext:value-type="float">
            <text:p>1.46203753550867E+015</text:p>
          </table:table-cell>
          <table:table-cell table:formula="of:=[.A290]-[.A289]"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1.4620375355098E+015" calcext:value-type="float">
            <text:p>1.4620375355098E+015</text:p>
          </table:table-cell>
          <table:table-cell table:formula="of:=[.A291]-[.A290]"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.4620375355111E+015" calcext:value-type="float">
            <text:p>1.4620375355111E+015</text:p>
          </table:table-cell>
          <table:table-cell table:formula="of:=[.A292]-[.A291]"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1.4620375355122E+015" calcext:value-type="float">
            <text:p>1.4620375355122E+015</text:p>
          </table:table-cell>
          <table:table-cell table:formula="of:=[.A293]-[.A292]"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.46203753551334E+015" calcext:value-type="float">
            <text:p>1.46203753551334E+015</text:p>
          </table:table-cell>
          <table:table-cell table:formula="of:=[.A294]-[.A293]"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.46203753551458E+015" calcext:value-type="float">
            <text:p>1.46203753551458E+015</text:p>
          </table:table-cell>
          <table:table-cell table:formula="of:=[.A295]-[.A294]"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1.46203753551573E+015" calcext:value-type="float">
            <text:p>1.46203753551573E+015</text:p>
          </table:table-cell>
          <table:table-cell table:formula="of:=[.A296]-[.A295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551687E+015" calcext:value-type="float">
            <text:p>1.46203753551687E+015</text:p>
          </table:table-cell>
          <table:table-cell table:formula="of:=[.A297]-[.A296]"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.46203753551801E+015" calcext:value-type="float">
            <text:p>1.46203753551801E+015</text:p>
          </table:table-cell>
          <table:table-cell table:formula="of:=[.A298]-[.A297]"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.46203753551916E+015" calcext:value-type="float">
            <text:p>1.46203753551916E+015</text:p>
          </table:table-cell>
          <table:table-cell table:formula="of:=[.A299]-[.A298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52031E+015" calcext:value-type="float">
            <text:p>1.46203753552031E+015</text:p>
          </table:table-cell>
          <table:table-cell table:formula="of:=[.A300]-[.A299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52146E+015" calcext:value-type="float">
            <text:p>1.46203753552146E+015</text:p>
          </table:table-cell>
          <table:table-cell table:formula="of:=[.A301]-[.A300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52261E+015" calcext:value-type="float">
            <text:p>1.46203753552261E+015</text:p>
          </table:table-cell>
          <table:table-cell table:formula="of:=[.A302]-[.A301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52376E+015" calcext:value-type="float">
            <text:p>1.46203753552376E+015</text:p>
          </table:table-cell>
          <table:table-cell table:formula="of:=[.A303]-[.A302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52491E+015" calcext:value-type="float">
            <text:p>1.46203753552491E+015</text:p>
          </table:table-cell>
          <table:table-cell table:formula="of:=[.A304]-[.A303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52604E+015" calcext:value-type="float">
            <text:p>1.46203753552604E+015</text:p>
          </table:table-cell>
          <table:table-cell table:formula="of:=[.A305]-[.A304]"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.46203753552718E+015" calcext:value-type="float">
            <text:p>1.46203753552718E+015</text:p>
          </table:table-cell>
          <table:table-cell table:formula="of:=[.A306]-[.A305]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.46203753552834E+015" calcext:value-type="float">
            <text:p>1.46203753552834E+015</text:p>
          </table:table-cell>
          <table:table-cell table:formula="of:=[.A307]-[.A306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552949E+015" calcext:value-type="float">
            <text:p>1.46203753552949E+015</text:p>
          </table:table-cell>
          <table:table-cell table:formula="of:=[.A308]-[.A307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53064E+015" calcext:value-type="float">
            <text:p>1.46203753553064E+015</text:p>
          </table:table-cell>
          <table:table-cell table:formula="of:=[.A309]-[.A308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53179E+015" calcext:value-type="float">
            <text:p>1.46203753553179E+015</text:p>
          </table:table-cell>
          <table:table-cell table:formula="of:=[.A310]-[.A309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53294E+015" calcext:value-type="float">
            <text:p>1.46203753553294E+015</text:p>
          </table:table-cell>
          <table:table-cell table:formula="of:=[.A311]-[.A310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53409E+015" calcext:value-type="float">
            <text:p>1.46203753553409E+015</text:p>
          </table:table-cell>
          <table:table-cell table:formula="of:=[.A312]-[.A311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553522E+015" calcext:value-type="float">
            <text:p>1.46203753553522E+015</text:p>
          </table:table-cell>
          <table:table-cell table:formula="of:=[.A313]-[.A312]"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.46203753553633E+015" calcext:value-type="float">
            <text:p>1.46203753553633E+015</text:p>
          </table:table-cell>
          <table:table-cell table:formula="of:=[.A314]-[.A313]"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.46203753553743E+015" calcext:value-type="float">
            <text:p>1.46203753553743E+015</text:p>
          </table:table-cell>
          <table:table-cell table:formula="of:=[.A315]-[.A314]"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.46203753553859E+015" calcext:value-type="float">
            <text:p>1.46203753553859E+015</text:p>
          </table:table-cell>
          <table:table-cell table:formula="of:=[.A316]-[.A315]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.46203753553975E+015" calcext:value-type="float">
            <text:p>1.46203753553975E+015</text:p>
          </table:table-cell>
          <table:table-cell table:formula="of:=[.A317]-[.A316]"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.46203753554086E+015" calcext:value-type="float">
            <text:p>1.46203753554086E+015</text:p>
          </table:table-cell>
          <table:table-cell table:formula="of:=[.A318]-[.A317]"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.46203753554198E+015" calcext:value-type="float">
            <text:p>1.46203753554198E+015</text:p>
          </table:table-cell>
          <table:table-cell table:formula="of:=[.A319]-[.A318]"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.46203753554312E+015" calcext:value-type="float">
            <text:p>1.46203753554312E+015</text:p>
          </table:table-cell>
          <table:table-cell table:formula="of:=[.A320]-[.A319]"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.4620375355443E+015" calcext:value-type="float">
            <text:p>1.4620375355443E+015</text:p>
          </table:table-cell>
          <table:table-cell table:formula="of:=[.A321]-[.A320]"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.46203753554548E+015" calcext:value-type="float">
            <text:p>1.46203753554548E+015</text:p>
          </table:table-cell>
          <table:table-cell table:formula="of:=[.A322]-[.A321]"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.46203753554663E+015" calcext:value-type="float">
            <text:p>1.46203753554663E+015</text:p>
          </table:table-cell>
          <table:table-cell table:formula="of:=[.A323]-[.A322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54778E+015" calcext:value-type="float">
            <text:p>1.46203753554778E+015</text:p>
          </table:table-cell>
          <table:table-cell table:formula="of:=[.A324]-[.A323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54893E+015" calcext:value-type="float">
            <text:p>1.46203753554893E+015</text:p>
          </table:table-cell>
          <table:table-cell table:formula="of:=[.A325]-[.A324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55009E+015" calcext:value-type="float">
            <text:p>1.46203753555009E+015</text:p>
          </table:table-cell>
          <table:table-cell table:formula="of:=[.A326]-[.A325]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.46203753555125E+015" calcext:value-type="float">
            <text:p>1.46203753555125E+015</text:p>
          </table:table-cell>
          <table:table-cell table:formula="of:=[.A327]-[.A326]"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.4620375355524E+015" calcext:value-type="float">
            <text:p>1.4620375355524E+015</text:p>
          </table:table-cell>
          <table:table-cell table:formula="of:=[.A328]-[.A327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55355E+015" calcext:value-type="float">
            <text:p>1.46203753555355E+015</text:p>
          </table:table-cell>
          <table:table-cell table:formula="of:=[.A329]-[.A328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5547E+015" calcext:value-type="float">
            <text:p>1.4620375355547E+015</text:p>
          </table:table-cell>
          <table:table-cell table:formula="of:=[.A330]-[.A329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555585E+015" calcext:value-type="float">
            <text:p>1.46203753555585E+015</text:p>
          </table:table-cell>
          <table:table-cell table:formula="of:=[.A331]-[.A330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55698E+015" calcext:value-type="float">
            <text:p>1.46203753555698E+015</text:p>
          </table:table-cell>
          <table:table-cell table:formula="of:=[.A332]-[.A331]"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.46203753555815E+015" calcext:value-type="float">
            <text:p>1.46203753555815E+015</text:p>
          </table:table-cell>
          <table:table-cell table:formula="of:=[.A333]-[.A332]"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.46203753555931E+015" calcext:value-type="float">
            <text:p>1.46203753555931E+015</text:p>
          </table:table-cell>
          <table:table-cell table:formula="of:=[.A334]-[.A333]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.46203753556046E+015" calcext:value-type="float">
            <text:p>1.46203753556046E+015</text:p>
          </table:table-cell>
          <table:table-cell table:formula="of:=[.A335]-[.A334]"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.46203753556161E+015" calcext:value-type="float">
            <text:p>1.46203753556161E+015</text:p>
          </table:table-cell>
          <table:table-cell table:formula="of:=[.A336]-[.A335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56276E+015" calcext:value-type="float">
            <text:p>1.46203753556276E+015</text:p>
          </table:table-cell>
          <table:table-cell table:formula="of:=[.A337]-[.A336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56391E+015" calcext:value-type="float">
            <text:p>1.46203753556391E+015</text:p>
          </table:table-cell>
          <table:table-cell table:formula="of:=[.A338]-[.A337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56505E+015" calcext:value-type="float">
            <text:p>1.46203753556505E+015</text:p>
          </table:table-cell>
          <table:table-cell table:formula="of:=[.A339]-[.A338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56621E+015" calcext:value-type="float">
            <text:p>1.46203753556621E+015</text:p>
          </table:table-cell>
          <table:table-cell table:formula="of:=[.A340]-[.A339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56736E+015" calcext:value-type="float">
            <text:p>1.46203753556736E+015</text:p>
          </table:table-cell>
          <table:table-cell table:formula="of:=[.A341]-[.A340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56851E+015" calcext:value-type="float">
            <text:p>1.46203753556851E+015</text:p>
          </table:table-cell>
          <table:table-cell table:formula="of:=[.A342]-[.A341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56966E+015" calcext:value-type="float">
            <text:p>1.46203753556966E+015</text:p>
          </table:table-cell>
          <table:table-cell table:formula="of:=[.A343]-[.A342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5708E+015" calcext:value-type="float">
            <text:p>1.4620375355708E+015</text:p>
          </table:table-cell>
          <table:table-cell table:formula="of:=[.A344]-[.A343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557194E+015" calcext:value-type="float">
            <text:p>1.46203753557194E+015</text:p>
          </table:table-cell>
          <table:table-cell table:formula="of:=[.A345]-[.A344]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.46203753557308E+015" calcext:value-type="float">
            <text:p>1.46203753557308E+015</text:p>
          </table:table-cell>
          <table:table-cell table:formula="of:=[.A346]-[.A345]"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.46203753557427E+015" calcext:value-type="float">
            <text:p>1.46203753557427E+015</text:p>
          </table:table-cell>
          <table:table-cell table:formula="of:=[.A347]-[.A34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.46203753557558E+015" calcext:value-type="float">
            <text:p>1.46203753557558E+015</text:p>
          </table:table-cell>
          <table:table-cell table:formula="of:=[.A348]-[.A347]"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1.46203753557672E+015" calcext:value-type="float">
            <text:p>1.46203753557672E+015</text:p>
          </table:table-cell>
          <table:table-cell table:formula="of:=[.A349]-[.A348]"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.46203753557784E+015" calcext:value-type="float">
            <text:p>1.46203753557784E+015</text:p>
          </table:table-cell>
          <table:table-cell table:formula="of:=[.A350]-[.A349]"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.46203753557899E+015" calcext:value-type="float">
            <text:p>1.46203753557899E+015</text:p>
          </table:table-cell>
          <table:table-cell table:formula="of:=[.A351]-[.A350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58014E+015" calcext:value-type="float">
            <text:p>1.46203753558014E+015</text:p>
          </table:table-cell>
          <table:table-cell table:formula="of:=[.A352]-[.A351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58129E+015" calcext:value-type="float">
            <text:p>1.46203753558129E+015</text:p>
          </table:table-cell>
          <table:table-cell table:formula="of:=[.A353]-[.A352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58244E+015" calcext:value-type="float">
            <text:p>1.46203753558244E+015</text:p>
          </table:table-cell>
          <table:table-cell table:formula="of:=[.A354]-[.A353]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.46203753558356E+015" calcext:value-type="float">
            <text:p>1.46203753558356E+015</text:p>
          </table:table-cell>
          <table:table-cell table:formula="of:=[.A355]-[.A354]"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.46203753558469E+015" calcext:value-type="float">
            <text:p>1.46203753558469E+015</text:p>
          </table:table-cell>
          <table:table-cell table:formula="of:=[.A356]-[.A355]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.46203753558586E+015" calcext:value-type="float">
            <text:p>1.46203753558586E+015</text:p>
          </table:table-cell>
          <table:table-cell table:formula="of:=[.A357]-[.A356]"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.46203753558705E+015" calcext:value-type="float">
            <text:p>1.46203753558705E+015</text:p>
          </table:table-cell>
          <table:table-cell table:formula="of:=[.A358]-[.A357]"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.46203753558821E+015" calcext:value-type="float">
            <text:p>1.46203753558821E+015</text:p>
          </table:table-cell>
          <table:table-cell table:formula="of:=[.A359]-[.A358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58936E+015" calcext:value-type="float">
            <text:p>1.46203753558936E+015</text:p>
          </table:table-cell>
          <table:table-cell table:formula="of:=[.A360]-[.A359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59049E+015" calcext:value-type="float">
            <text:p>1.46203753559049E+015</text:p>
          </table:table-cell>
          <table:table-cell table:formula="of:=[.A361]-[.A360]"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.46203753559168E+015" calcext:value-type="float">
            <text:p>1.46203753559168E+015</text:p>
          </table:table-cell>
          <table:table-cell table:formula="of:=[.A362]-[.A361]"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.46203753559287E+015" calcext:value-type="float">
            <text:p>1.46203753559287E+015</text:p>
          </table:table-cell>
          <table:table-cell table:formula="of:=[.A363]-[.A362]"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.46203753559405E+015" calcext:value-type="float">
            <text:p>1.46203753559405E+015</text:p>
          </table:table-cell>
          <table:table-cell table:formula="of:=[.A364]-[.A363]"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.46203753559521E+015" calcext:value-type="float">
            <text:p>1.46203753559521E+015</text:p>
          </table:table-cell>
          <table:table-cell table:formula="of:=[.A365]-[.A364]"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.46203753559637E+015" calcext:value-type="float">
            <text:p>1.46203753559637E+015</text:p>
          </table:table-cell>
          <table:table-cell table:formula="of:=[.A366]-[.A365]"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.46203753559752E+015" calcext:value-type="float">
            <text:p>1.46203753559752E+015</text:p>
          </table:table-cell>
          <table:table-cell table:formula="of:=[.A367]-[.A366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59868E+015" calcext:value-type="float">
            <text:p>1.46203753559868E+015</text:p>
          </table:table-cell>
          <table:table-cell table:formula="of:=[.A368]-[.A367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559983E+015" calcext:value-type="float">
            <text:p>1.46203753559983E+015</text:p>
          </table:table-cell>
          <table:table-cell table:formula="of:=[.A369]-[.A368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60095E+015" calcext:value-type="float">
            <text:p>1.46203753560095E+015</text:p>
          </table:table-cell>
          <table:table-cell table:formula="of:=[.A370]-[.A369]"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.46203753560209E+015" calcext:value-type="float">
            <text:p>1.46203753560209E+015</text:p>
          </table:table-cell>
          <table:table-cell table:formula="of:=[.A371]-[.A370]"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.4620375356032E+015" calcext:value-type="float">
            <text:p>1.4620375356032E+015</text:p>
          </table:table-cell>
          <table:table-cell table:formula="of:=[.A372]-[.A371]"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.46203753560433E+015" calcext:value-type="float">
            <text:p>1.46203753560433E+015</text:p>
          </table:table-cell>
          <table:table-cell table:formula="of:=[.A373]-[.A372]"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.46203753560548E+015" calcext:value-type="float">
            <text:p>1.46203753560548E+015</text:p>
          </table:table-cell>
          <table:table-cell table:formula="of:=[.A374]-[.A373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60664E+015" calcext:value-type="float">
            <text:p>1.46203753560664E+015</text:p>
          </table:table-cell>
          <table:table-cell table:formula="of:=[.A375]-[.A374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560786E+015" calcext:value-type="float">
            <text:p>1.46203753560786E+015</text:p>
          </table:table-cell>
          <table:table-cell table:formula="of:=[.A376]-[.A375]"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.46203753560902E+015" calcext:value-type="float">
            <text:p>1.46203753560902E+015</text:p>
          </table:table-cell>
          <table:table-cell table:formula="of:=[.A377]-[.A376]"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.46203753561015E+015" calcext:value-type="float">
            <text:p>1.46203753561015E+015</text:p>
          </table:table-cell>
          <table:table-cell table:formula="of:=[.A378]-[.A377]"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.4620375356113E+015" calcext:value-type="float">
            <text:p>1.4620375356113E+015</text:p>
          </table:table-cell>
          <table:table-cell table:formula="of:=[.A379]-[.A378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561245E+015" calcext:value-type="float">
            <text:p>1.46203753561245E+015</text:p>
          </table:table-cell>
          <table:table-cell table:formula="of:=[.A380]-[.A379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56136E+015" calcext:value-type="float">
            <text:p>1.4620375356136E+015</text:p>
          </table:table-cell>
          <table:table-cell table:formula="of:=[.A381]-[.A380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61479E+015" calcext:value-type="float">
            <text:p>1.46203753561479E+015</text:p>
          </table:table-cell>
          <table:table-cell table:formula="of:=[.A382]-[.A38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.46203753561598E+015" calcext:value-type="float">
            <text:p>1.46203753561598E+015</text:p>
          </table:table-cell>
          <table:table-cell table:formula="of:=[.A383]-[.A382]"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.46203753561716E+015" calcext:value-type="float">
            <text:p>1.46203753561716E+015</text:p>
          </table:table-cell>
          <table:table-cell table:formula="of:=[.A384]-[.A383]"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.46203753561833E+015" calcext:value-type="float">
            <text:p>1.46203753561833E+015</text:p>
          </table:table-cell>
          <table:table-cell table:formula="of:=[.A385]-[.A384]"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.46203753561958E+015" calcext:value-type="float">
            <text:p>1.46203753561958E+015</text:p>
          </table:table-cell>
          <table:table-cell table:formula="of:=[.A386]-[.A385]"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.46203753562074E+015" calcext:value-type="float">
            <text:p>1.46203753562074E+015</text:p>
          </table:table-cell>
          <table:table-cell table:formula="of:=[.A387]-[.A386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62189E+015" calcext:value-type="float">
            <text:p>1.46203753562189E+015</text:p>
          </table:table-cell>
          <table:table-cell table:formula="of:=[.A388]-[.A387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62306E+015" calcext:value-type="float">
            <text:p>1.46203753562306E+015</text:p>
          </table:table-cell>
          <table:table-cell table:formula="of:=[.A389]-[.A388]"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.4620375356242E+015" calcext:value-type="float">
            <text:p>1.4620375356242E+015</text:p>
          </table:table-cell>
          <table:table-cell table:formula="of:=[.A390]-[.A389]"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.46203753562537E+015" calcext:value-type="float">
            <text:p>1.46203753562537E+015</text:p>
          </table:table-cell>
          <table:table-cell table:formula="of:=[.A391]-[.A390]"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.46203753562659E+015" calcext:value-type="float">
            <text:p>1.46203753562659E+015</text:p>
          </table:table-cell>
          <table:table-cell table:formula="of:=[.A392]-[.A391]"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1.46203753562778E+015" calcext:value-type="float">
            <text:p>1.46203753562778E+015</text:p>
          </table:table-cell>
          <table:table-cell table:formula="of:=[.A393]-[.A392]"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.46203753562898E+015" calcext:value-type="float">
            <text:p>1.46203753562898E+015</text:p>
          </table:table-cell>
          <table:table-cell table:formula="of:=[.A394]-[.A393]"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.46203753563014E+015" calcext:value-type="float">
            <text:p>1.46203753563014E+015</text:p>
          </table:table-cell>
          <table:table-cell table:formula="of:=[.A395]-[.A394]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.46203753563126E+015" calcext:value-type="float">
            <text:p>1.46203753563126E+015</text:p>
          </table:table-cell>
          <table:table-cell table:formula="of:=[.A396]-[.A395]"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.46203753563279E+015" calcext:value-type="float">
            <text:p>1.46203753563279E+015</text:p>
          </table:table-cell>
          <table:table-cell table:formula="of:=[.A397]-[.A396]"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.46203753563402E+015" calcext:value-type="float">
            <text:p>1.46203753563402E+015</text:p>
          </table:table-cell>
          <table:table-cell table:formula="of:=[.A398]-[.A397]"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1.46203753563519E+015" calcext:value-type="float">
            <text:p>1.46203753563519E+015</text:p>
          </table:table-cell>
          <table:table-cell table:formula="of:=[.A399]-[.A398]"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.46203753563634E+015" calcext:value-type="float">
            <text:p>1.46203753563634E+015</text:p>
          </table:table-cell>
          <table:table-cell table:formula="of:=[.A400]-[.A399]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.46203753563748E+015" calcext:value-type="float">
            <text:p>1.46203753563748E+015</text:p>
          </table:table-cell>
          <table:table-cell table:formula="of:=[.A401]-[.A400]"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.46203753563863E+015" calcext:value-type="float">
            <text:p>1.46203753563863E+015</text:p>
          </table:table-cell>
          <table:table-cell table:formula="of:=[.A402]-[.A401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63977E+015" calcext:value-type="float">
            <text:p>1.46203753563977E+015</text:p>
          </table:table-cell>
          <table:table-cell table:formula="of:=[.A403]-[.A402]"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.46203753564093E+015" calcext:value-type="float">
            <text:p>1.46203753564093E+015</text:p>
          </table:table-cell>
          <table:table-cell table:formula="of:=[.A404]-[.A403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564207E+015" calcext:value-type="float">
            <text:p>1.46203753564207E+015</text:p>
          </table:table-cell>
          <table:table-cell table:formula="of:=[.A405]-[.A404]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.46203753564321E+015" calcext:value-type="float">
            <text:p>1.46203753564321E+015</text:p>
          </table:table-cell>
          <table:table-cell table:formula="of:=[.A406]-[.A405]"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.46203753564435E+015" calcext:value-type="float">
            <text:p>1.46203753564435E+015</text:p>
          </table:table-cell>
          <table:table-cell table:formula="of:=[.A407]-[.A406]"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.46203753564549E+015" calcext:value-type="float">
            <text:p>1.46203753564549E+015</text:p>
          </table:table-cell>
          <table:table-cell table:formula="of:=[.A408]-[.A407]"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.46203753564664E+015" calcext:value-type="float">
            <text:p>1.46203753564664E+015</text:p>
          </table:table-cell>
          <table:table-cell table:formula="of:=[.A409]-[.A408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64779E+015" calcext:value-type="float">
            <text:p>1.46203753564779E+015</text:p>
          </table:table-cell>
          <table:table-cell table:formula="of:=[.A410]-[.A409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64895E+015" calcext:value-type="float">
            <text:p>1.46203753564895E+015</text:p>
          </table:table-cell>
          <table:table-cell table:formula="of:=[.A411]-[.A410]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.46203753565011E+015" calcext:value-type="float">
            <text:p>1.46203753565011E+015</text:p>
          </table:table-cell>
          <table:table-cell table:formula="of:=[.A412]-[.A411]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.46203753565124E+015" calcext:value-type="float">
            <text:p>1.46203753565124E+015</text:p>
          </table:table-cell>
          <table:table-cell table:formula="of:=[.A413]-[.A412]"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.46203753565239E+015" calcext:value-type="float">
            <text:p>1.46203753565239E+015</text:p>
          </table:table-cell>
          <table:table-cell table:formula="of:=[.A414]-[.A413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65354E+015" calcext:value-type="float">
            <text:p>1.46203753565354E+015</text:p>
          </table:table-cell>
          <table:table-cell table:formula="of:=[.A415]-[.A414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56547E+015" calcext:value-type="float">
            <text:p>1.4620375356547E+015</text:p>
          </table:table-cell>
          <table:table-cell table:formula="of:=[.A416]-[.A415]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.46203753565584E+015" calcext:value-type="float">
            <text:p>1.46203753565584E+015</text:p>
          </table:table-cell>
          <table:table-cell table:formula="of:=[.A417]-[.A416]"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.46203753565702E+015" calcext:value-type="float">
            <text:p>1.46203753565702E+015</text:p>
          </table:table-cell>
          <table:table-cell table:formula="of:=[.A418]-[.A417]"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.46203753565819E+015" calcext:value-type="float">
            <text:p>1.46203753565819E+015</text:p>
          </table:table-cell>
          <table:table-cell table:formula="of:=[.A419]-[.A418]"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.46203753565934E+015" calcext:value-type="float">
            <text:p>1.46203753565934E+015</text:p>
          </table:table-cell>
          <table:table-cell table:formula="of:=[.A420]-[.A419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66049E+015" calcext:value-type="float">
            <text:p>1.46203753566049E+015</text:p>
          </table:table-cell>
          <table:table-cell table:formula="of:=[.A421]-[.A420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66161E+015" calcext:value-type="float">
            <text:p>1.46203753566161E+015</text:p>
          </table:table-cell>
          <table:table-cell table:formula="of:=[.A422]-[.A421]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.46203753566276E+015" calcext:value-type="float">
            <text:p>1.46203753566276E+015</text:p>
          </table:table-cell>
          <table:table-cell table:formula="of:=[.A423]-[.A422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66393E+015" calcext:value-type="float">
            <text:p>1.46203753566393E+015</text:p>
          </table:table-cell>
          <table:table-cell table:formula="of:=[.A424]-[.A423]"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.46203753566508E+015" calcext:value-type="float">
            <text:p>1.46203753566508E+015</text:p>
          </table:table-cell>
          <table:table-cell table:formula="of:=[.A425]-[.A424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66623E+015" calcext:value-type="float">
            <text:p>1.46203753566623E+015</text:p>
          </table:table-cell>
          <table:table-cell table:formula="of:=[.A426]-[.A425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66738E+015" calcext:value-type="float">
            <text:p>1.46203753566738E+015</text:p>
          </table:table-cell>
          <table:table-cell table:formula="of:=[.A427]-[.A426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566852E+015" calcext:value-type="float">
            <text:p>1.46203753566852E+015</text:p>
          </table:table-cell>
          <table:table-cell table:formula="of:=[.A428]-[.A427]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.46203753566967E+015" calcext:value-type="float">
            <text:p>1.46203753566967E+015</text:p>
          </table:table-cell>
          <table:table-cell table:formula="of:=[.A429]-[.A428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567082E+015" calcext:value-type="float">
            <text:p>1.46203753567082E+015</text:p>
          </table:table-cell>
          <table:table-cell table:formula="of:=[.A430]-[.A429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67196E+015" calcext:value-type="float">
            <text:p>1.46203753567196E+015</text:p>
          </table:table-cell>
          <table:table-cell table:formula="of:=[.A431]-[.A430]"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.46203753567312E+015" calcext:value-type="float">
            <text:p>1.46203753567312E+015</text:p>
          </table:table-cell>
          <table:table-cell table:formula="of:=[.A432]-[.A431]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.46203753567428E+015" calcext:value-type="float">
            <text:p>1.46203753567428E+015</text:p>
          </table:table-cell>
          <table:table-cell table:formula="of:=[.A433]-[.A432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567545E+015" calcext:value-type="float">
            <text:p>1.46203753567545E+015</text:p>
          </table:table-cell>
          <table:table-cell table:formula="of:=[.A434]-[.A433]"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1.46203753567661E+015" calcext:value-type="float">
            <text:p>1.46203753567661E+015</text:p>
          </table:table-cell>
          <table:table-cell table:formula="of:=[.A435]-[.A434]"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.46203753567775E+015" calcext:value-type="float">
            <text:p>1.46203753567775E+015</text:p>
          </table:table-cell>
          <table:table-cell table:formula="of:=[.A436]-[.A435]"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.46203753567892E+015" calcext:value-type="float">
            <text:p>1.46203753567892E+015</text:p>
          </table:table-cell>
          <table:table-cell table:formula="of:=[.A437]-[.A436]"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.46203753568007E+015" calcext:value-type="float">
            <text:p>1.46203753568007E+015</text:p>
          </table:table-cell>
          <table:table-cell table:formula="of:=[.A438]-[.A437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6812E+015" calcext:value-type="float">
            <text:p>1.4620375356812E+015</text:p>
          </table:table-cell>
          <table:table-cell table:formula="of:=[.A439]-[.A438]"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.46203753568234E+015" calcext:value-type="float">
            <text:p>1.46203753568234E+015</text:p>
          </table:table-cell>
          <table:table-cell table:formula="of:=[.A440]-[.A439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568349E+015" calcext:value-type="float">
            <text:p>1.46203753568349E+015</text:p>
          </table:table-cell>
          <table:table-cell table:formula="of:=[.A441]-[.A440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68464E+015" calcext:value-type="float">
            <text:p>1.46203753568464E+015</text:p>
          </table:table-cell>
          <table:table-cell table:formula="of:=[.A442]-[.A441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68579E+015" calcext:value-type="float">
            <text:p>1.46203753568579E+015</text:p>
          </table:table-cell>
          <table:table-cell table:formula="of:=[.A443]-[.A442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68694E+015" calcext:value-type="float">
            <text:p>1.46203753568694E+015</text:p>
          </table:table-cell>
          <table:table-cell table:formula="of:=[.A444]-[.A443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68813E+015" calcext:value-type="float">
            <text:p>1.46203753568813E+015</text:p>
          </table:table-cell>
          <table:table-cell table:formula="of:=[.A445]-[.A444]"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.4620375356893E+015" calcext:value-type="float">
            <text:p>1.4620375356893E+015</text:p>
          </table:table-cell>
          <table:table-cell table:formula="of:=[.A446]-[.A445]"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.46203753569048E+015" calcext:value-type="float">
            <text:p>1.46203753569048E+015</text:p>
          </table:table-cell>
          <table:table-cell table:formula="of:=[.A447]-[.A44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.46203753569168E+015" calcext:value-type="float">
            <text:p>1.46203753569168E+015</text:p>
          </table:table-cell>
          <table:table-cell table:formula="of:=[.A448]-[.A447]"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.46203753569282E+015" calcext:value-type="float">
            <text:p>1.46203753569282E+015</text:p>
          </table:table-cell>
          <table:table-cell table:formula="of:=[.A449]-[.A448]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.46203753569394E+015" calcext:value-type="float">
            <text:p>1.46203753569394E+015</text:p>
          </table:table-cell>
          <table:table-cell table:formula="of:=[.A450]-[.A449]"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.4620375356951E+015" calcext:value-type="float">
            <text:p>1.4620375356951E+015</text:p>
          </table:table-cell>
          <table:table-cell table:formula="of:=[.A451]-[.A450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69626E+015" calcext:value-type="float">
            <text:p>1.46203753569626E+015</text:p>
          </table:table-cell>
          <table:table-cell table:formula="of:=[.A452]-[.A451]"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.46203753569741E+015" calcext:value-type="float">
            <text:p>1.46203753569741E+015</text:p>
          </table:table-cell>
          <table:table-cell table:formula="of:=[.A453]-[.A452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6986E+015" calcext:value-type="float">
            <text:p>1.4620375356986E+015</text:p>
          </table:table-cell>
          <table:table-cell table:formula="of:=[.A454]-[.A453]"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.46203753569978E+015" calcext:value-type="float">
            <text:p>1.46203753569978E+015</text:p>
          </table:table-cell>
          <table:table-cell table:formula="of:=[.A455]-[.A45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.46203753570093E+015" calcext:value-type="float">
            <text:p>1.46203753570093E+015</text:p>
          </table:table-cell>
          <table:table-cell table:formula="of:=[.A456]-[.A455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70208E+015" calcext:value-type="float">
            <text:p>1.46203753570208E+015</text:p>
          </table:table-cell>
          <table:table-cell table:formula="of:=[.A457]-[.A456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70323E+015" calcext:value-type="float">
            <text:p>1.46203753570323E+015</text:p>
          </table:table-cell>
          <table:table-cell table:formula="of:=[.A458]-[.A457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570438E+015" calcext:value-type="float">
            <text:p>1.46203753570438E+015</text:p>
          </table:table-cell>
          <table:table-cell table:formula="of:=[.A459]-[.A458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70553E+015" calcext:value-type="float">
            <text:p>1.46203753570553E+015</text:p>
          </table:table-cell>
          <table:table-cell table:formula="of:=[.A460]-[.A459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70668E+015" calcext:value-type="float">
            <text:p>1.46203753570668E+015</text:p>
          </table:table-cell>
          <table:table-cell table:formula="of:=[.A461]-[.A460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570785E+015" calcext:value-type="float">
            <text:p>1.46203753570785E+015</text:p>
          </table:table-cell>
          <table:table-cell table:formula="of:=[.A462]-[.A461]"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.46203753570904E+015" calcext:value-type="float">
            <text:p>1.46203753570904E+015</text:p>
          </table:table-cell>
          <table:table-cell table:formula="of:=[.A463]-[.A462]"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.4620375357102E+015" calcext:value-type="float">
            <text:p>1.4620375357102E+015</text:p>
          </table:table-cell>
          <table:table-cell table:formula="of:=[.A464]-[.A463]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.46203753571136E+015" calcext:value-type="float">
            <text:p>1.46203753571136E+015</text:p>
          </table:table-cell>
          <table:table-cell table:formula="of:=[.A465]-[.A464]"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.46203753571252E+015" calcext:value-type="float">
            <text:p>1.46203753571252E+015</text:p>
          </table:table-cell>
          <table:table-cell table:formula="of:=[.A466]-[.A465]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.46203753571368E+015" calcext:value-type="float">
            <text:p>1.46203753571368E+015</text:p>
          </table:table-cell>
          <table:table-cell table:formula="of:=[.A467]-[.A466]"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.46203753571484E+015" calcext:value-type="float">
            <text:p>1.46203753571484E+015</text:p>
          </table:table-cell>
          <table:table-cell table:formula="of:=[.A468]-[.A467]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.462037535716E+015" calcext:value-type="float">
            <text:p>1.462037535716E+015</text:p>
          </table:table-cell>
          <table:table-cell table:formula="of:=[.A469]-[.A468]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.46203753571715E+015" calcext:value-type="float">
            <text:p>1.46203753571715E+015</text:p>
          </table:table-cell>
          <table:table-cell table:formula="of:=[.A470]-[.A469]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.46203753571831E+015" calcext:value-type="float">
            <text:p>1.46203753571831E+015</text:p>
          </table:table-cell>
          <table:table-cell table:formula="of:=[.A471]-[.A470]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.46203753571947E+015" calcext:value-type="float">
            <text:p>1.46203753571947E+015</text:p>
          </table:table-cell>
          <table:table-cell table:formula="of:=[.A472]-[.A471]"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.46203753572059E+015" calcext:value-type="float">
            <text:p>1.46203753572059E+015</text:p>
          </table:table-cell>
          <table:table-cell table:formula="of:=[.A473]-[.A472]"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.46203753572173E+015" calcext:value-type="float">
            <text:p>1.46203753572173E+015</text:p>
          </table:table-cell>
          <table:table-cell table:formula="of:=[.A474]-[.A473]"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.46203753572287E+015" calcext:value-type="float">
            <text:p>1.46203753572287E+015</text:p>
          </table:table-cell>
          <table:table-cell table:formula="of:=[.A475]-[.A474]"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.46203753572399E+015" calcext:value-type="float">
            <text:p>1.46203753572399E+015</text:p>
          </table:table-cell>
          <table:table-cell table:formula="of:=[.A476]-[.A475]"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.4620375357251E+015" calcext:value-type="float">
            <text:p>1.4620375357251E+015</text:p>
          </table:table-cell>
          <table:table-cell table:formula="of:=[.A477]-[.A476]"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.46203753572627E+015" calcext:value-type="float">
            <text:p>1.46203753572627E+015</text:p>
          </table:table-cell>
          <table:table-cell table:formula="of:=[.A478]-[.A477]"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.4620375357274E+015" calcext:value-type="float">
            <text:p>1.4620375357274E+015</text:p>
          </table:table-cell>
          <table:table-cell table:formula="of:=[.A479]-[.A478]"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.46203753572852E+015" calcext:value-type="float">
            <text:p>1.46203753572852E+015</text:p>
          </table:table-cell>
          <table:table-cell table:formula="of:=[.A480]-[.A479]"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.46203753572965E+015" calcext:value-type="float">
            <text:p>1.46203753572965E+015</text:p>
          </table:table-cell>
          <table:table-cell table:formula="of:=[.A481]-[.A480]"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.46203753573078E+015" calcext:value-type="float">
            <text:p>1.46203753573078E+015</text:p>
          </table:table-cell>
          <table:table-cell table:formula="of:=[.A482]-[.A481]"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.46203753573197E+015" calcext:value-type="float">
            <text:p>1.46203753573197E+015</text:p>
          </table:table-cell>
          <table:table-cell table:formula="of:=[.A483]-[.A482]"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.46203753573316E+015" calcext:value-type="float">
            <text:p>1.46203753573316E+015</text:p>
          </table:table-cell>
          <table:table-cell table:formula="of:=[.A484]-[.A483]"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.46203753573431E+015" calcext:value-type="float">
            <text:p>1.46203753573431E+015</text:p>
          </table:table-cell>
          <table:table-cell table:formula="of:=[.A485]-[.A484]"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.46203753573547E+015" calcext:value-type="float">
            <text:p>1.46203753573547E+015</text:p>
          </table:table-cell>
          <table:table-cell table:formula="of:=[.A486]-[.A485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573658E+015" calcext:value-type="float">
            <text:p>1.46203753573658E+015</text:p>
          </table:table-cell>
          <table:table-cell table:formula="of:=[.A487]-[.A486]"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.46203753573773E+015" calcext:value-type="float">
            <text:p>1.46203753573773E+015</text:p>
          </table:table-cell>
          <table:table-cell table:formula="of:=[.A488]-[.A487]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.46203753573888E+015" calcext:value-type="float">
            <text:p>1.46203753573888E+015</text:p>
          </table:table-cell>
          <table:table-cell table:formula="of:=[.A489]-[.A488]"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.46203753574005E+015" calcext:value-type="float">
            <text:p>1.46203753574005E+015</text:p>
          </table:table-cell>
          <table:table-cell table:formula="of:=[.A490]-[.A489]"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.46203753574119E+015" calcext:value-type="float">
            <text:p>1.46203753574119E+015</text:p>
          </table:table-cell>
          <table:table-cell table:formula="of:=[.A491]-[.A490]"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.46203753574235E+015" calcext:value-type="float">
            <text:p>1.46203753574235E+015</text:p>
          </table:table-cell>
          <table:table-cell table:formula="of:=[.A492]-[.A491]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.46203753574351E+015" calcext:value-type="float">
            <text:p>1.46203753574351E+015</text:p>
          </table:table-cell>
          <table:table-cell table:formula="of:=[.A493]-[.A492]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.46203753574466E+015" calcext:value-type="float">
            <text:p>1.46203753574466E+015</text:p>
          </table:table-cell>
          <table:table-cell table:formula="of:=[.A494]-[.A493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574582E+015" calcext:value-type="float">
            <text:p>1.46203753574582E+015</text:p>
          </table:table-cell>
          <table:table-cell table:formula="of:=[.A495]-[.A494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74698E+015" calcext:value-type="float">
            <text:p>1.46203753574698E+015</text:p>
          </table:table-cell>
          <table:table-cell table:formula="of:=[.A496]-[.A495]"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.46203753574811E+015" calcext:value-type="float">
            <text:p>1.46203753574811E+015</text:p>
          </table:table-cell>
          <table:table-cell table:formula="of:=[.A497]-[.A496]"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.46203753574925E+015" calcext:value-type="float">
            <text:p>1.46203753574925E+015</text:p>
          </table:table-cell>
          <table:table-cell table:formula="of:=[.A498]-[.A497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75038E+015" calcext:value-type="float">
            <text:p>1.46203753575038E+015</text:p>
          </table:table-cell>
          <table:table-cell table:formula="of:=[.A499]-[.A498]"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.46203753575153E+015" calcext:value-type="float">
            <text:p>1.46203753575153E+015</text:p>
          </table:table-cell>
          <table:table-cell table:formula="of:=[.A500]-[.A499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75268E+015" calcext:value-type="float">
            <text:p>1.46203753575268E+015</text:p>
          </table:table-cell>
          <table:table-cell table:formula="of:=[.A501]-[.A500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575381E+015" calcext:value-type="float">
            <text:p>1.46203753575381E+015</text:p>
          </table:table-cell>
          <table:table-cell table:formula="of:=[.A502]-[.A501]"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.46203753575496E+015" calcext:value-type="float">
            <text:p>1.46203753575496E+015</text:p>
          </table:table-cell>
          <table:table-cell table:formula="of:=[.A503]-[.A502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75608E+015" calcext:value-type="float">
            <text:p>1.46203753575608E+015</text:p>
          </table:table-cell>
          <table:table-cell table:formula="of:=[.A504]-[.A503]"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.46203753575719E+015" calcext:value-type="float">
            <text:p>1.46203753575719E+015</text:p>
          </table:table-cell>
          <table:table-cell table:formula="of:=[.A505]-[.A504]"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.4620375357583E+015" calcext:value-type="float">
            <text:p>1.4620375357583E+015</text:p>
          </table:table-cell>
          <table:table-cell table:formula="of:=[.A506]-[.A505]"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.46203753575949E+015" calcext:value-type="float">
            <text:p>1.46203753575949E+015</text:p>
          </table:table-cell>
          <table:table-cell table:formula="of:=[.A507]-[.A506]"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.46203753576067E+015" calcext:value-type="float">
            <text:p>1.46203753576067E+015</text:p>
          </table:table-cell>
          <table:table-cell table:formula="of:=[.A508]-[.A50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.46203753576183E+015" calcext:value-type="float">
            <text:p>1.46203753576183E+015</text:p>
          </table:table-cell>
          <table:table-cell table:formula="of:=[.A509]-[.A508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76298E+015" calcext:value-type="float">
            <text:p>1.46203753576298E+015</text:p>
          </table:table-cell>
          <table:table-cell table:formula="of:=[.A510]-[.A509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576411E+015" calcext:value-type="float">
            <text:p>1.46203753576411E+015</text:p>
          </table:table-cell>
          <table:table-cell table:formula="of:=[.A511]-[.A510]"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.46203753576526E+015" calcext:value-type="float">
            <text:p>1.46203753576526E+015</text:p>
          </table:table-cell>
          <table:table-cell table:formula="of:=[.A512]-[.A511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76641E+015" calcext:value-type="float">
            <text:p>1.46203753576641E+015</text:p>
          </table:table-cell>
          <table:table-cell table:formula="of:=[.A513]-[.A512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76756E+015" calcext:value-type="float">
            <text:p>1.46203753576756E+015</text:p>
          </table:table-cell>
          <table:table-cell table:formula="of:=[.A514]-[.A513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76872E+015" calcext:value-type="float">
            <text:p>1.46203753576872E+015</text:p>
          </table:table-cell>
          <table:table-cell table:formula="of:=[.A515]-[.A514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76987E+015" calcext:value-type="float">
            <text:p>1.46203753576987E+015</text:p>
          </table:table-cell>
          <table:table-cell table:formula="of:=[.A516]-[.A515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77102E+015" calcext:value-type="float">
            <text:p>1.46203753577102E+015</text:p>
          </table:table-cell>
          <table:table-cell table:formula="of:=[.A517]-[.A516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77217E+015" calcext:value-type="float">
            <text:p>1.46203753577217E+015</text:p>
          </table:table-cell>
          <table:table-cell table:formula="of:=[.A518]-[.A517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577333E+015" calcext:value-type="float">
            <text:p>1.46203753577333E+015</text:p>
          </table:table-cell>
          <table:table-cell table:formula="of:=[.A519]-[.A518]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.46203753577444E+015" calcext:value-type="float">
            <text:p>1.46203753577444E+015</text:p>
          </table:table-cell>
          <table:table-cell table:formula="of:=[.A520]-[.A519]"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.4620375357757E+015" calcext:value-type="float">
            <text:p>1.4620375357757E+015</text:p>
          </table:table-cell>
          <table:table-cell table:formula="of:=[.A521]-[.A520]"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1.46203753577687E+015" calcext:value-type="float">
            <text:p>1.46203753577687E+015</text:p>
          </table:table-cell>
          <table:table-cell table:formula="of:=[.A522]-[.A521]"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.46203753577802E+015" calcext:value-type="float">
            <text:p>1.46203753577802E+015</text:p>
          </table:table-cell>
          <table:table-cell table:formula="of:=[.A523]-[.A522]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.46203753577918E+015" calcext:value-type="float">
            <text:p>1.46203753577918E+015</text:p>
          </table:table-cell>
          <table:table-cell table:formula="of:=[.A524]-[.A523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78033E+015" calcext:value-type="float">
            <text:p>1.46203753578033E+015</text:p>
          </table:table-cell>
          <table:table-cell table:formula="of:=[.A525]-[.A524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78148E+015" calcext:value-type="float">
            <text:p>1.46203753578148E+015</text:p>
          </table:table-cell>
          <table:table-cell table:formula="of:=[.A526]-[.A525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7826E+015" calcext:value-type="float">
            <text:p>1.4620375357826E+015</text:p>
          </table:table-cell>
          <table:table-cell table:formula="of:=[.A527]-[.A526]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.46203753578372E+015" calcext:value-type="float">
            <text:p>1.46203753578372E+015</text:p>
          </table:table-cell>
          <table:table-cell table:formula="of:=[.A528]-[.A527]"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.46203753578484E+015" calcext:value-type="float">
            <text:p>1.46203753578484E+015</text:p>
          </table:table-cell>
          <table:table-cell table:formula="of:=[.A529]-[.A528]"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.46203753578595E+015" calcext:value-type="float">
            <text:p>1.46203753578595E+015</text:p>
          </table:table-cell>
          <table:table-cell table:formula="of:=[.A530]-[.A529]"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.46203753578717E+015" calcext:value-type="float">
            <text:p>1.46203753578717E+015</text:p>
          </table:table-cell>
          <table:table-cell table:formula="of:=[.A531]-[.A530]"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1.4620375357883E+015" calcext:value-type="float">
            <text:p>1.4620375357883E+015</text:p>
          </table:table-cell>
          <table:table-cell table:formula="of:=[.A532]-[.A531]"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.4620375357894E+015" calcext:value-type="float">
            <text:p>1.4620375357894E+015</text:p>
          </table:table-cell>
          <table:table-cell table:formula="of:=[.A533]-[.A532]"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.46203753579052E+015" calcext:value-type="float">
            <text:p>1.46203753579052E+015</text:p>
          </table:table-cell>
          <table:table-cell table:formula="of:=[.A534]-[.A533]"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.46203753579164E+015" calcext:value-type="float">
            <text:p>1.46203753579164E+015</text:p>
          </table:table-cell>
          <table:table-cell table:formula="of:=[.A535]-[.A534]"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.46203753579276E+015" calcext:value-type="float">
            <text:p>1.46203753579276E+015</text:p>
          </table:table-cell>
          <table:table-cell table:formula="of:=[.A536]-[.A535]"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.46203753579388E+015" calcext:value-type="float">
            <text:p>1.46203753579388E+015</text:p>
          </table:table-cell>
          <table:table-cell table:formula="of:=[.A537]-[.A536]"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.462037535795E+015" calcext:value-type="float">
            <text:p>1.462037535795E+015</text:p>
          </table:table-cell>
          <table:table-cell table:formula="of:=[.A538]-[.A537]"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.46203753579613E+015" calcext:value-type="float">
            <text:p>1.46203753579613E+015</text:p>
          </table:table-cell>
          <table:table-cell table:formula="of:=[.A539]-[.A538]"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.46203753579725E+015" calcext:value-type="float">
            <text:p>1.46203753579725E+015</text:p>
          </table:table-cell>
          <table:table-cell table:formula="of:=[.A540]-[.A539]"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.46203753579837E+015" calcext:value-type="float">
            <text:p>1.46203753579837E+015</text:p>
          </table:table-cell>
          <table:table-cell table:formula="of:=[.A541]-[.A540]"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.46203753579948E+015" calcext:value-type="float">
            <text:p>1.46203753579948E+015</text:p>
          </table:table-cell>
          <table:table-cell table:formula="of:=[.A542]-[.A541]"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.46203753580059E+015" calcext:value-type="float">
            <text:p>1.46203753580059E+015</text:p>
          </table:table-cell>
          <table:table-cell table:formula="of:=[.A543]-[.A542]"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.4620375358017E+015" calcext:value-type="float">
            <text:p>1.4620375358017E+015</text:p>
          </table:table-cell>
          <table:table-cell table:formula="of:=[.A544]-[.A543]"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.46203753580281E+015" calcext:value-type="float">
            <text:p>1.46203753580281E+015</text:p>
          </table:table-cell>
          <table:table-cell table:formula="of:=[.A545]-[.A544]"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.46203753580393E+015" calcext:value-type="float">
            <text:p>1.46203753580393E+015</text:p>
          </table:table-cell>
          <table:table-cell table:formula="of:=[.A546]-[.A545]"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.46203753580504E+015" calcext:value-type="float">
            <text:p>1.46203753580504E+015</text:p>
          </table:table-cell>
          <table:table-cell table:formula="of:=[.A547]-[.A546]"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.46203753580615E+015" calcext:value-type="float">
            <text:p>1.46203753580615E+015</text:p>
          </table:table-cell>
          <table:table-cell table:formula="of:=[.A548]-[.A547]"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.46203753580739E+015" calcext:value-type="float">
            <text:p>1.46203753580739E+015</text:p>
          </table:table-cell>
          <table:table-cell table:formula="of:=[.A549]-[.A548]"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1.46203753580849E+015" calcext:value-type="float">
            <text:p>1.46203753580849E+015</text:p>
          </table:table-cell>
          <table:table-cell table:formula="of:=[.A550]-[.A549]"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.46203753580963E+015" calcext:value-type="float">
            <text:p>1.46203753580963E+015</text:p>
          </table:table-cell>
          <table:table-cell table:formula="of:=[.A551]-[.A550]"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.46203753581077E+015" calcext:value-type="float">
            <text:p>1.46203753581077E+015</text:p>
          </table:table-cell>
          <table:table-cell table:formula="of:=[.A552]-[.A551]"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.46203753581213E+015" calcext:value-type="float">
            <text:p>1.46203753581213E+015</text:p>
          </table:table-cell>
          <table:table-cell table:formula="of:=[.A553]-[.A552]"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1.46203753581326E+015" calcext:value-type="float">
            <text:p>1.46203753581326E+015</text:p>
          </table:table-cell>
          <table:table-cell table:formula="of:=[.A554]-[.A553]"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.4620375358144E+015" calcext:value-type="float">
            <text:p>1.4620375358144E+015</text:p>
          </table:table-cell>
          <table:table-cell table:formula="of:=[.A555]-[.A554]"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.46203753581553E+015" calcext:value-type="float">
            <text:p>1.46203753581553E+015</text:p>
          </table:table-cell>
          <table:table-cell table:formula="of:=[.A556]-[.A555]"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.46203753581665E+015" calcext:value-type="float">
            <text:p>1.46203753581665E+015</text:p>
          </table:table-cell>
          <table:table-cell table:formula="of:=[.A557]-[.A556]"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.4620375358178E+015" calcext:value-type="float">
            <text:p>1.4620375358178E+015</text:p>
          </table:table-cell>
          <table:table-cell table:formula="of:=[.A558]-[.A557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81898E+015" calcext:value-type="float">
            <text:p>1.46203753581898E+015</text:p>
          </table:table-cell>
          <table:table-cell table:formula="of:=[.A559]-[.A558]"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.46203753582015E+015" calcext:value-type="float">
            <text:p>1.46203753582015E+015</text:p>
          </table:table-cell>
          <table:table-cell table:formula="of:=[.A560]-[.A559]"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.46203753582131E+015" calcext:value-type="float">
            <text:p>1.46203753582131E+015</text:p>
          </table:table-cell>
          <table:table-cell table:formula="of:=[.A561]-[.A560]"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.46203753582248E+015" calcext:value-type="float">
            <text:p>1.46203753582248E+015</text:p>
          </table:table-cell>
          <table:table-cell table:formula="of:=[.A562]-[.A561]"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.46203753582429E+015" calcext:value-type="float">
            <text:p>1.46203753582429E+015</text:p>
          </table:table-cell>
          <table:table-cell table:formula="of:=[.A563]-[.A562]"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1.46203753582544E+015" calcext:value-type="float">
            <text:p>1.46203753582544E+015</text:p>
          </table:table-cell>
          <table:table-cell table:formula="of:=[.A564]-[.A563]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.46203753582664E+015" calcext:value-type="float">
            <text:p>1.46203753582664E+015</text:p>
          </table:table-cell>
          <table:table-cell table:formula="of:=[.A565]-[.A564]"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.46203753582782E+015" calcext:value-type="float">
            <text:p>1.46203753582782E+015</text:p>
          </table:table-cell>
          <table:table-cell table:formula="of:=[.A566]-[.A56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.46203753582898E+015" calcext:value-type="float">
            <text:p>1.46203753582898E+015</text:p>
          </table:table-cell>
          <table:table-cell table:formula="of:=[.A567]-[.A566]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.46203753583017E+015" calcext:value-type="float">
            <text:p>1.46203753583017E+015</text:p>
          </table:table-cell>
          <table:table-cell table:formula="of:=[.A568]-[.A567]"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.46203753583133E+015" calcext:value-type="float">
            <text:p>1.46203753583133E+015</text:p>
          </table:table-cell>
          <table:table-cell table:formula="of:=[.A569]-[.A568]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.46203753583248E+015" calcext:value-type="float">
            <text:p>1.46203753583248E+015</text:p>
          </table:table-cell>
          <table:table-cell table:formula="of:=[.A570]-[.A569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83364E+015" calcext:value-type="float">
            <text:p>1.46203753583364E+015</text:p>
          </table:table-cell>
          <table:table-cell table:formula="of:=[.A571]-[.A570]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.4620375358348E+015" calcext:value-type="float">
            <text:p>1.4620375358348E+015</text:p>
          </table:table-cell>
          <table:table-cell table:formula="of:=[.A572]-[.A571]"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.46203753583596E+015" calcext:value-type="float">
            <text:p>1.46203753583596E+015</text:p>
          </table:table-cell>
          <table:table-cell table:formula="of:=[.A573]-[.A572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583709E+015" calcext:value-type="float">
            <text:p>1.46203753583709E+015</text:p>
          </table:table-cell>
          <table:table-cell table:formula="of:=[.A574]-[.A573]"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.46203753583823E+015" calcext:value-type="float">
            <text:p>1.46203753583823E+015</text:p>
          </table:table-cell>
          <table:table-cell table:formula="of:=[.A575]-[.A574]"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.46203753583938E+015" calcext:value-type="float">
            <text:p>1.46203753583938E+015</text:p>
          </table:table-cell>
          <table:table-cell table:formula="of:=[.A576]-[.A575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84051E+015" calcext:value-type="float">
            <text:p>1.46203753584051E+015</text:p>
          </table:table-cell>
          <table:table-cell table:formula="of:=[.A577]-[.A576]"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.46203753584169E+015" calcext:value-type="float">
            <text:p>1.46203753584169E+015</text:p>
          </table:table-cell>
          <table:table-cell table:formula="of:=[.A578]-[.A577]"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.46203753584286E+015" calcext:value-type="float">
            <text:p>1.46203753584286E+015</text:p>
          </table:table-cell>
          <table:table-cell table:formula="of:=[.A579]-[.A578]"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.46203753584401E+015" calcext:value-type="float">
            <text:p>1.46203753584401E+015</text:p>
          </table:table-cell>
          <table:table-cell table:formula="of:=[.A580]-[.A579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84512E+015" calcext:value-type="float">
            <text:p>1.46203753584512E+015</text:p>
          </table:table-cell>
          <table:table-cell table:formula="of:=[.A581]-[.A580]"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.46203753584626E+015" calcext:value-type="float">
            <text:p>1.46203753584626E+015</text:p>
          </table:table-cell>
          <table:table-cell table:formula="of:=[.A582]-[.A581]"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.46203753584746E+015" calcext:value-type="float">
            <text:p>1.46203753584746E+015</text:p>
          </table:table-cell>
          <table:table-cell table:formula="of:=[.A583]-[.A582]"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.46203753584862E+015" calcext:value-type="float">
            <text:p>1.46203753584862E+015</text:p>
          </table:table-cell>
          <table:table-cell table:formula="of:=[.A584]-[.A583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84979E+015" calcext:value-type="float">
            <text:p>1.46203753584979E+015</text:p>
          </table:table-cell>
          <table:table-cell table:formula="of:=[.A585]-[.A584]"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.46203753585095E+015" calcext:value-type="float">
            <text:p>1.46203753585095E+015</text:p>
          </table:table-cell>
          <table:table-cell table:formula="of:=[.A586]-[.A585]"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.4620375358521E+015" calcext:value-type="float">
            <text:p>1.4620375358521E+015</text:p>
          </table:table-cell>
          <table:table-cell table:formula="of:=[.A587]-[.A586]"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.46203753585324E+015" calcext:value-type="float">
            <text:p>1.46203753585324E+015</text:p>
          </table:table-cell>
          <table:table-cell table:formula="of:=[.A588]-[.A587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85439E+015" calcext:value-type="float">
            <text:p>1.46203753585439E+015</text:p>
          </table:table-cell>
          <table:table-cell table:formula="of:=[.A589]-[.A588]"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.46203753585554E+015" calcext:value-type="float">
            <text:p>1.46203753585554E+015</text:p>
          </table:table-cell>
          <table:table-cell table:formula="of:=[.A590]-[.A589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85668E+015" calcext:value-type="float">
            <text:p>1.46203753585668E+015</text:p>
          </table:table-cell>
          <table:table-cell table:formula="of:=[.A591]-[.A590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585781E+015" calcext:value-type="float">
            <text:p>1.46203753585781E+015</text:p>
          </table:table-cell>
          <table:table-cell table:formula="of:=[.A592]-[.A591]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.46203753585901E+015" calcext:value-type="float">
            <text:p>1.46203753585901E+015</text:p>
          </table:table-cell>
          <table:table-cell table:formula="of:=[.A593]-[.A592]"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.46203753586017E+015" calcext:value-type="float">
            <text:p>1.46203753586017E+015</text:p>
          </table:table-cell>
          <table:table-cell table:formula="of:=[.A594]-[.A593]"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.46203753586133E+015" calcext:value-type="float">
            <text:p>1.46203753586133E+015</text:p>
          </table:table-cell>
          <table:table-cell table:formula="of:=[.A595]-[.A594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586249E+015" calcext:value-type="float">
            <text:p>1.46203753586249E+015</text:p>
          </table:table-cell>
          <table:table-cell table:formula="of:=[.A596]-[.A595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586368E+015" calcext:value-type="float">
            <text:p>1.46203753586368E+015</text:p>
          </table:table-cell>
          <table:table-cell table:formula="of:=[.A597]-[.A596]"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.46203753586483E+015" calcext:value-type="float">
            <text:p>1.46203753586483E+015</text:p>
          </table:table-cell>
          <table:table-cell table:formula="of:=[.A598]-[.A597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86598E+015" calcext:value-type="float">
            <text:p>1.46203753586598E+015</text:p>
          </table:table-cell>
          <table:table-cell table:formula="of:=[.A599]-[.A598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86713E+015" calcext:value-type="float">
            <text:p>1.46203753586713E+015</text:p>
          </table:table-cell>
          <table:table-cell table:formula="of:=[.A600]-[.A599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86828E+015" calcext:value-type="float">
            <text:p>1.46203753586828E+015</text:p>
          </table:table-cell>
          <table:table-cell table:formula="of:=[.A601]-[.A600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586943E+015" calcext:value-type="float">
            <text:p>1.46203753586943E+015</text:p>
          </table:table-cell>
          <table:table-cell table:formula="of:=[.A602]-[.A601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87059E+015" calcext:value-type="float">
            <text:p>1.46203753587059E+015</text:p>
          </table:table-cell>
          <table:table-cell table:formula="of:=[.A603]-[.A602]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.46203753587171E+015" calcext:value-type="float">
            <text:p>1.46203753587171E+015</text:p>
          </table:table-cell>
          <table:table-cell table:formula="of:=[.A604]-[.A603]"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.46203753587286E+015" calcext:value-type="float">
            <text:p>1.46203753587286E+015</text:p>
          </table:table-cell>
          <table:table-cell table:formula="of:=[.A605]-[.A604]"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.46203753587401E+015" calcext:value-type="float">
            <text:p>1.46203753587401E+015</text:p>
          </table:table-cell>
          <table:table-cell table:formula="of:=[.A606]-[.A605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87513E+015" calcext:value-type="float">
            <text:p>1.46203753587513E+015</text:p>
          </table:table-cell>
          <table:table-cell table:formula="of:=[.A607]-[.A606]"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.46203753587623E+015" calcext:value-type="float">
            <text:p>1.46203753587623E+015</text:p>
          </table:table-cell>
          <table:table-cell table:formula="of:=[.A608]-[.A607]"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.46203753587735E+015" calcext:value-type="float">
            <text:p>1.46203753587735E+015</text:p>
          </table:table-cell>
          <table:table-cell table:formula="of:=[.A609]-[.A608]"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.46203753587856E+015" calcext:value-type="float">
            <text:p>1.46203753587856E+015</text:p>
          </table:table-cell>
          <table:table-cell table:formula="of:=[.A610]-[.A609]"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1.46203753587975E+015" calcext:value-type="float">
            <text:p>1.46203753587975E+015</text:p>
          </table:table-cell>
          <table:table-cell table:formula="of:=[.A611]-[.A61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.4620375358809E+015" calcext:value-type="float">
            <text:p>1.4620375358809E+015</text:p>
          </table:table-cell>
          <table:table-cell table:formula="of:=[.A612]-[.A611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588205E+015" calcext:value-type="float">
            <text:p>1.46203753588205E+015</text:p>
          </table:table-cell>
          <table:table-cell table:formula="of:=[.A613]-[.A612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88321E+015" calcext:value-type="float">
            <text:p>1.46203753588321E+015</text:p>
          </table:table-cell>
          <table:table-cell table:formula="of:=[.A614]-[.A613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88433E+015" calcext:value-type="float">
            <text:p>1.46203753588433E+015</text:p>
          </table:table-cell>
          <table:table-cell table:formula="of:=[.A615]-[.A614]"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.46203753588545E+015" calcext:value-type="float">
            <text:p>1.46203753588545E+015</text:p>
          </table:table-cell>
          <table:table-cell table:formula="of:=[.A616]-[.A615]"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.46203753588659E+015" calcext:value-type="float">
            <text:p>1.46203753588659E+015</text:p>
          </table:table-cell>
          <table:table-cell table:formula="of:=[.A617]-[.A616]"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.46203753588774E+015" calcext:value-type="float">
            <text:p>1.46203753588774E+015</text:p>
          </table:table-cell>
          <table:table-cell table:formula="of:=[.A618]-[.A617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88889E+015" calcext:value-type="float">
            <text:p>1.46203753588889E+015</text:p>
          </table:table-cell>
          <table:table-cell table:formula="of:=[.A619]-[.A618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89005E+015" calcext:value-type="float">
            <text:p>1.46203753589005E+015</text:p>
          </table:table-cell>
          <table:table-cell table:formula="of:=[.A620]-[.A619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89119E+015" calcext:value-type="float">
            <text:p>1.46203753589119E+015</text:p>
          </table:table-cell>
          <table:table-cell table:formula="of:=[.A621]-[.A620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89236E+015" calcext:value-type="float">
            <text:p>1.46203753589236E+015</text:p>
          </table:table-cell>
          <table:table-cell table:formula="of:=[.A622]-[.A621]"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.46203753589354E+015" calcext:value-type="float">
            <text:p>1.46203753589354E+015</text:p>
          </table:table-cell>
          <table:table-cell table:formula="of:=[.A623]-[.A622]"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.4620375358947E+015" calcext:value-type="float">
            <text:p>1.4620375358947E+015</text:p>
          </table:table-cell>
          <table:table-cell table:formula="of:=[.A624]-[.A623]"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.46203753589585E+015" calcext:value-type="float">
            <text:p>1.46203753589585E+015</text:p>
          </table:table-cell>
          <table:table-cell table:formula="of:=[.A625]-[.A624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89698E+015" calcext:value-type="float">
            <text:p>1.46203753589698E+015</text:p>
          </table:table-cell>
          <table:table-cell table:formula="of:=[.A626]-[.A625]"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.46203753589813E+015" calcext:value-type="float">
            <text:p>1.46203753589813E+015</text:p>
          </table:table-cell>
          <table:table-cell table:formula="of:=[.A627]-[.A626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589928E+015" calcext:value-type="float">
            <text:p>1.46203753589928E+015</text:p>
          </table:table-cell>
          <table:table-cell table:formula="of:=[.A628]-[.A627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90043E+015" calcext:value-type="float">
            <text:p>1.46203753590043E+015</text:p>
          </table:table-cell>
          <table:table-cell table:formula="of:=[.A629]-[.A628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590159E+015" calcext:value-type="float">
            <text:p>1.46203753590159E+015</text:p>
          </table:table-cell>
          <table:table-cell table:formula="of:=[.A630]-[.A629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90275E+015" calcext:value-type="float">
            <text:p>1.46203753590275E+015</text:p>
          </table:table-cell>
          <table:table-cell table:formula="of:=[.A631]-[.A630]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.46203753590389E+015" calcext:value-type="float">
            <text:p>1.46203753590389E+015</text:p>
          </table:table-cell>
          <table:table-cell table:formula="of:=[.A632]-[.A631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590505E+015" calcext:value-type="float">
            <text:p>1.46203753590505E+015</text:p>
          </table:table-cell>
          <table:table-cell table:formula="of:=[.A633]-[.A632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90618E+015" calcext:value-type="float">
            <text:p>1.46203753590618E+015</text:p>
          </table:table-cell>
          <table:table-cell table:formula="of:=[.A634]-[.A633]"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.46203753590728E+015" calcext:value-type="float">
            <text:p>1.46203753590728E+015</text:p>
          </table:table-cell>
          <table:table-cell table:formula="of:=[.A635]-[.A634]"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.4620375359084E+015" calcext:value-type="float">
            <text:p>1.4620375359084E+015</text:p>
          </table:table-cell>
          <table:table-cell table:formula="of:=[.A636]-[.A635]"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.46203753590963E+015" calcext:value-type="float">
            <text:p>1.46203753590963E+015</text:p>
          </table:table-cell>
          <table:table-cell table:formula="of:=[.A637]-[.A636]"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.46203753591081E+015" calcext:value-type="float">
            <text:p>1.46203753591081E+015</text:p>
          </table:table-cell>
          <table:table-cell table:formula="of:=[.A638]-[.A637]"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.462037535912E+015" calcext:value-type="float">
            <text:p>1.462037535912E+015</text:p>
          </table:table-cell>
          <table:table-cell table:formula="of:=[.A639]-[.A638]"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.46203753591315E+015" calcext:value-type="float">
            <text:p>1.46203753591315E+015</text:p>
          </table:table-cell>
          <table:table-cell table:formula="of:=[.A640]-[.A639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91431E+015" calcext:value-type="float">
            <text:p>1.46203753591431E+015</text:p>
          </table:table-cell>
          <table:table-cell table:formula="of:=[.A641]-[.A640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91545E+015" calcext:value-type="float">
            <text:p>1.46203753591545E+015</text:p>
          </table:table-cell>
          <table:table-cell table:formula="of:=[.A642]-[.A641]"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.46203753591661E+015" calcext:value-type="float">
            <text:p>1.46203753591661E+015</text:p>
          </table:table-cell>
          <table:table-cell table:formula="of:=[.A643]-[.A642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591776E+015" calcext:value-type="float">
            <text:p>1.46203753591776E+015</text:p>
          </table:table-cell>
          <table:table-cell table:formula="of:=[.A644]-[.A643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591889E+015" calcext:value-type="float">
            <text:p>1.46203753591889E+015</text:p>
          </table:table-cell>
          <table:table-cell table:formula="of:=[.A645]-[.A644]"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.46203753592001E+015" calcext:value-type="float">
            <text:p>1.46203753592001E+015</text:p>
          </table:table-cell>
          <table:table-cell table:formula="of:=[.A646]-[.A645]"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.46203753592113E+015" calcext:value-type="float">
            <text:p>1.46203753592113E+015</text:p>
          </table:table-cell>
          <table:table-cell table:formula="of:=[.A647]-[.A646]"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.46203753592227E+015" calcext:value-type="float">
            <text:p>1.46203753592227E+015</text:p>
          </table:table-cell>
          <table:table-cell table:formula="of:=[.A648]-[.A647]"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.46203753592342E+015" calcext:value-type="float">
            <text:p>1.46203753592342E+015</text:p>
          </table:table-cell>
          <table:table-cell table:formula="of:=[.A649]-[.A648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592458E+015" calcext:value-type="float">
            <text:p>1.46203753592458E+015</text:p>
          </table:table-cell>
          <table:table-cell table:formula="of:=[.A650]-[.A649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592573E+015" calcext:value-type="float">
            <text:p>1.46203753592573E+015</text:p>
          </table:table-cell>
          <table:table-cell table:formula="of:=[.A651]-[.A650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92685E+015" calcext:value-type="float">
            <text:p>1.46203753592685E+015</text:p>
          </table:table-cell>
          <table:table-cell table:formula="of:=[.A652]-[.A651]"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.462037535928E+015" calcext:value-type="float">
            <text:p>1.462037535928E+015</text:p>
          </table:table-cell>
          <table:table-cell table:formula="of:=[.A653]-[.A652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92918E+015" calcext:value-type="float">
            <text:p>1.46203753592918E+015</text:p>
          </table:table-cell>
          <table:table-cell table:formula="of:=[.A654]-[.A653]"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.46203753593036E+015" calcext:value-type="float">
            <text:p>1.46203753593036E+015</text:p>
          </table:table-cell>
          <table:table-cell table:formula="of:=[.A655]-[.A654]"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.46203753593151E+015" calcext:value-type="float">
            <text:p>1.46203753593151E+015</text:p>
          </table:table-cell>
          <table:table-cell table:formula="of:=[.A656]-[.A655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93266E+015" calcext:value-type="float">
            <text:p>1.46203753593266E+015</text:p>
          </table:table-cell>
          <table:table-cell table:formula="of:=[.A657]-[.A656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93381E+015" calcext:value-type="float">
            <text:p>1.46203753593381E+015</text:p>
          </table:table-cell>
          <table:table-cell table:formula="of:=[.A658]-[.A657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93497E+015" calcext:value-type="float">
            <text:p>1.46203753593497E+015</text:p>
          </table:table-cell>
          <table:table-cell table:formula="of:=[.A659]-[.A658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59361E+015" calcext:value-type="float">
            <text:p>1.4620375359361E+015</text:p>
          </table:table-cell>
          <table:table-cell table:formula="of:=[.A660]-[.A659]"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.46203753593721E+015" calcext:value-type="float">
            <text:p>1.46203753593721E+015</text:p>
          </table:table-cell>
          <table:table-cell table:formula="of:=[.A661]-[.A660]"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.46203753593832E+015" calcext:value-type="float">
            <text:p>1.46203753593832E+015</text:p>
          </table:table-cell>
          <table:table-cell table:formula="of:=[.A662]-[.A661]"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.46203753593946E+015" calcext:value-type="float">
            <text:p>1.46203753593946E+015</text:p>
          </table:table-cell>
          <table:table-cell table:formula="of:=[.A663]-[.A662]"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.46203753594063E+015" calcext:value-type="float">
            <text:p>1.46203753594063E+015</text:p>
          </table:table-cell>
          <table:table-cell table:formula="of:=[.A664]-[.A663]"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.46203753594179E+015" calcext:value-type="float">
            <text:p>1.46203753594179E+015</text:p>
          </table:table-cell>
          <table:table-cell table:formula="of:=[.A665]-[.A664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594292E+015" calcext:value-type="float">
            <text:p>1.46203753594292E+015</text:p>
          </table:table-cell>
          <table:table-cell table:formula="of:=[.A666]-[.A665]"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.46203753594406E+015" calcext:value-type="float">
            <text:p>1.46203753594406E+015</text:p>
          </table:table-cell>
          <table:table-cell table:formula="of:=[.A667]-[.A666]"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.46203753594522E+015" calcext:value-type="float">
            <text:p>1.46203753594522E+015</text:p>
          </table:table-cell>
          <table:table-cell table:formula="of:=[.A668]-[.A667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594637E+015" calcext:value-type="float">
            <text:p>1.46203753594637E+015</text:p>
          </table:table-cell>
          <table:table-cell table:formula="of:=[.A669]-[.A668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594751E+015" calcext:value-type="float">
            <text:p>1.46203753594751E+015</text:p>
          </table:table-cell>
          <table:table-cell table:formula="of:=[.A670]-[.A669]"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.46203753594866E+015" calcext:value-type="float">
            <text:p>1.46203753594866E+015</text:p>
          </table:table-cell>
          <table:table-cell table:formula="of:=[.A671]-[.A670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94981E+015" calcext:value-type="float">
            <text:p>1.46203753594981E+015</text:p>
          </table:table-cell>
          <table:table-cell table:formula="of:=[.A672]-[.A671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595097E+015" calcext:value-type="float">
            <text:p>1.46203753595097E+015</text:p>
          </table:table-cell>
          <table:table-cell table:formula="of:=[.A673]-[.A672]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.46203753595213E+015" calcext:value-type="float">
            <text:p>1.46203753595213E+015</text:p>
          </table:table-cell>
          <table:table-cell table:formula="of:=[.A674]-[.A673]"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.46203753595329E+015" calcext:value-type="float">
            <text:p>1.46203753595329E+015</text:p>
          </table:table-cell>
          <table:table-cell table:formula="of:=[.A675]-[.A674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595444E+015" calcext:value-type="float">
            <text:p>1.46203753595444E+015</text:p>
          </table:table-cell>
          <table:table-cell table:formula="of:=[.A676]-[.A675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59556E+015" calcext:value-type="float">
            <text:p>1.4620375359556E+015</text:p>
          </table:table-cell>
          <table:table-cell table:formula="of:=[.A677]-[.A676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595677E+015" calcext:value-type="float">
            <text:p>1.46203753595677E+015</text:p>
          </table:table-cell>
          <table:table-cell table:formula="of:=[.A678]-[.A677]"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.4620375359579E+015" calcext:value-type="float">
            <text:p>1.4620375359579E+015</text:p>
          </table:table-cell>
          <table:table-cell table:formula="of:=[.A679]-[.A678]"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.46203753595908E+015" calcext:value-type="float">
            <text:p>1.46203753595908E+015</text:p>
          </table:table-cell>
          <table:table-cell table:formula="of:=[.A680]-[.A679]"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.46203753596028E+015" calcext:value-type="float">
            <text:p>1.46203753596028E+015</text:p>
          </table:table-cell>
          <table:table-cell table:formula="of:=[.A681]-[.A680]"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.46203753596149E+015" calcext:value-type="float">
            <text:p>1.46203753596149E+015</text:p>
          </table:table-cell>
          <table:table-cell table:formula="of:=[.A682]-[.A681]"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.46203753596269E+015" calcext:value-type="float">
            <text:p>1.46203753596269E+015</text:p>
          </table:table-cell>
          <table:table-cell table:formula="of:=[.A683]-[.A682]"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.46203753596388E+015" calcext:value-type="float">
            <text:p>1.46203753596388E+015</text:p>
          </table:table-cell>
          <table:table-cell table:formula="of:=[.A684]-[.A683]"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.46203753596503E+015" calcext:value-type="float">
            <text:p>1.46203753596503E+015</text:p>
          </table:table-cell>
          <table:table-cell table:formula="of:=[.A685]-[.A684]"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.46203753596617E+015" calcext:value-type="float">
            <text:p>1.46203753596617E+015</text:p>
          </table:table-cell>
          <table:table-cell table:formula="of:=[.A686]-[.A685]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.46203753596728E+015" calcext:value-type="float">
            <text:p>1.46203753596728E+015</text:p>
          </table:table-cell>
          <table:table-cell table:formula="of:=[.A687]-[.A686]"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.46203753596841E+015" calcext:value-type="float">
            <text:p>1.46203753596841E+015</text:p>
          </table:table-cell>
          <table:table-cell table:formula="of:=[.A688]-[.A687]"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.46203753596963E+015" calcext:value-type="float">
            <text:p>1.46203753596963E+015</text:p>
          </table:table-cell>
          <table:table-cell table:formula="of:=[.A689]-[.A688]"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.46203753597076E+015" calcext:value-type="float">
            <text:p>1.46203753597076E+015</text:p>
          </table:table-cell>
          <table:table-cell table:formula="of:=[.A690]-[.A689]"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.46203753597189E+015" calcext:value-type="float">
            <text:p>1.46203753597189E+015</text:p>
          </table:table-cell>
          <table:table-cell table:formula="of:=[.A691]-[.A690]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.462037535973E+015" calcext:value-type="float">
            <text:p>1.462037535973E+015</text:p>
          </table:table-cell>
          <table:table-cell table:formula="of:=[.A692]-[.A691]"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.46203753597412E+015" calcext:value-type="float">
            <text:p>1.46203753597412E+015</text:p>
          </table:table-cell>
          <table:table-cell table:formula="of:=[.A693]-[.A692]"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.46203753597523E+015" calcext:value-type="float">
            <text:p>1.46203753597523E+015</text:p>
          </table:table-cell>
          <table:table-cell table:formula="of:=[.A694]-[.A693]"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.46203753597636E+015" calcext:value-type="float">
            <text:p>1.46203753597636E+015</text:p>
          </table:table-cell>
          <table:table-cell table:formula="of:=[.A695]-[.A694]"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.46203753597751E+015" calcext:value-type="float">
            <text:p>1.46203753597751E+015</text:p>
          </table:table-cell>
          <table:table-cell table:formula="of:=[.A696]-[.A695]"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.46203753597866E+015" calcext:value-type="float">
            <text:p>1.46203753597866E+015</text:p>
          </table:table-cell>
          <table:table-cell table:formula="of:=[.A697]-[.A696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59798E+015" calcext:value-type="float">
            <text:p>1.4620375359798E+015</text:p>
          </table:table-cell>
          <table:table-cell table:formula="of:=[.A698]-[.A697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598095E+015" calcext:value-type="float">
            <text:p>1.46203753598095E+015</text:p>
          </table:table-cell>
          <table:table-cell table:formula="of:=[.A699]-[.A698]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.4620375359821E+015" calcext:value-type="float">
            <text:p>1.4620375359821E+015</text:p>
          </table:table-cell>
          <table:table-cell table:formula="of:=[.A700]-[.A699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98324E+015" calcext:value-type="float">
            <text:p>1.46203753598324E+015</text:p>
          </table:table-cell>
          <table:table-cell table:formula="of:=[.A701]-[.A700]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.46203753598439E+015" calcext:value-type="float">
            <text:p>1.46203753598439E+015</text:p>
          </table:table-cell>
          <table:table-cell table:formula="of:=[.A702]-[.A701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598553E+015" calcext:value-type="float">
            <text:p>1.46203753598553E+015</text:p>
          </table:table-cell>
          <table:table-cell table:formula="of:=[.A703]-[.A702]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.46203753598668E+015" calcext:value-type="float">
            <text:p>1.46203753598668E+015</text:p>
          </table:table-cell>
          <table:table-cell table:formula="of:=[.A704]-[.A703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598783E+015" calcext:value-type="float">
            <text:p>1.46203753598783E+015</text:p>
          </table:table-cell>
          <table:table-cell table:formula="of:=[.A705]-[.A704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598897E+015" calcext:value-type="float">
            <text:p>1.46203753598897E+015</text:p>
          </table:table-cell>
          <table:table-cell table:formula="of:=[.A706]-[.A705]"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.46203753599009E+015" calcext:value-type="float">
            <text:p>1.46203753599009E+015</text:p>
          </table:table-cell>
          <table:table-cell table:formula="of:=[.A707]-[.A706]"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.46203753599122E+015" calcext:value-type="float">
            <text:p>1.46203753599122E+015</text:p>
          </table:table-cell>
          <table:table-cell table:formula="of:=[.A708]-[.A707]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.46203753599236E+015" calcext:value-type="float">
            <text:p>1.46203753599236E+015</text:p>
          </table:table-cell>
          <table:table-cell table:formula="of:=[.A709]-[.A708]"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.46203753599354E+015" calcext:value-type="float">
            <text:p>1.46203753599354E+015</text:p>
          </table:table-cell>
          <table:table-cell table:formula="of:=[.A710]-[.A709]"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.46203753599476E+015" calcext:value-type="float">
            <text:p>1.46203753599476E+015</text:p>
          </table:table-cell>
          <table:table-cell table:formula="of:=[.A711]-[.A710]"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1.46203753599597E+015" calcext:value-type="float">
            <text:p>1.46203753599597E+015</text:p>
          </table:table-cell>
          <table:table-cell table:formula="of:=[.A712]-[.A711]"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.46203753599715E+015" calcext:value-type="float">
            <text:p>1.46203753599715E+015</text:p>
          </table:table-cell>
          <table:table-cell table:formula="of:=[.A713]-[.A712]"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.46203753599829E+015" calcext:value-type="float">
            <text:p>1.46203753599829E+015</text:p>
          </table:table-cell>
          <table:table-cell table:formula="of:=[.A714]-[.A713]"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.46203753599941E+015" calcext:value-type="float">
            <text:p>1.46203753599941E+015</text:p>
          </table:table-cell>
          <table:table-cell table:formula="of:=[.A715]-[.A714]"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.46203753600055E+015" calcext:value-type="float">
            <text:p>1.46203753600055E+015</text:p>
          </table:table-cell>
          <table:table-cell table:formula="of:=[.A716]-[.A715]"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.46203753600175E+015" calcext:value-type="float">
            <text:p>1.46203753600175E+015</text:p>
          </table:table-cell>
          <table:table-cell table:formula="of:=[.A717]-[.A716]"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.46203753600297E+015" calcext:value-type="float">
            <text:p>1.46203753600297E+015</text:p>
          </table:table-cell>
          <table:table-cell table:formula="of:=[.A718]-[.A717]"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.46203753600417E+015" calcext:value-type="float">
            <text:p>1.46203753600417E+015</text:p>
          </table:table-cell>
          <table:table-cell table:formula="of:=[.A719]-[.A718]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.46203753600537E+015" calcext:value-type="float">
            <text:p>1.46203753600537E+015</text:p>
          </table:table-cell>
          <table:table-cell table:formula="of:=[.A720]-[.A719]"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.4620375360066E+015" calcext:value-type="float">
            <text:p>1.4620375360066E+015</text:p>
          </table:table-cell>
          <table:table-cell table:formula="of:=[.A721]-[.A720]"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.46203753600777E+015" calcext:value-type="float">
            <text:p>1.46203753600777E+015</text:p>
          </table:table-cell>
          <table:table-cell table:formula="of:=[.A722]-[.A721]"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.46203753600893E+015" calcext:value-type="float">
            <text:p>1.46203753600893E+015</text:p>
          </table:table-cell>
          <table:table-cell table:formula="of:=[.A723]-[.A722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601008E+015" calcext:value-type="float">
            <text:p>1.46203753601008E+015</text:p>
          </table:table-cell>
          <table:table-cell table:formula="of:=[.A724]-[.A723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601123E+015" calcext:value-type="float">
            <text:p>1.46203753601123E+015</text:p>
          </table:table-cell>
          <table:table-cell table:formula="of:=[.A725]-[.A724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601238E+015" calcext:value-type="float">
            <text:p>1.46203753601238E+015</text:p>
          </table:table-cell>
          <table:table-cell table:formula="of:=[.A726]-[.A725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601352E+015" calcext:value-type="float">
            <text:p>1.46203753601352E+015</text:p>
          </table:table-cell>
          <table:table-cell table:formula="of:=[.A727]-[.A726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60147E+015" calcext:value-type="float">
            <text:p>1.4620375360147E+015</text:p>
          </table:table-cell>
          <table:table-cell table:formula="of:=[.A728]-[.A727]"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.46203753601586E+015" calcext:value-type="float">
            <text:p>1.46203753601586E+015</text:p>
          </table:table-cell>
          <table:table-cell table:formula="of:=[.A729]-[.A728]"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.46203753601698E+015" calcext:value-type="float">
            <text:p>1.46203753601698E+015</text:p>
          </table:table-cell>
          <table:table-cell table:formula="of:=[.A730]-[.A729]"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.46203753601809E+015" calcext:value-type="float">
            <text:p>1.46203753601809E+015</text:p>
          </table:table-cell>
          <table:table-cell table:formula="of:=[.A731]-[.A730]"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.46203753601921E+015" calcext:value-type="float">
            <text:p>1.46203753601921E+015</text:p>
          </table:table-cell>
          <table:table-cell table:formula="of:=[.A732]-[.A731]"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.46203753602035E+015" calcext:value-type="float">
            <text:p>1.46203753602035E+015</text:p>
          </table:table-cell>
          <table:table-cell table:formula="of:=[.A733]-[.A732]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.4620375360215E+015" calcext:value-type="float">
            <text:p>1.4620375360215E+015</text:p>
          </table:table-cell>
          <table:table-cell table:formula="of:=[.A734]-[.A733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602265E+015" calcext:value-type="float">
            <text:p>1.46203753602265E+015</text:p>
          </table:table-cell>
          <table:table-cell table:formula="of:=[.A735]-[.A734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602378E+015" calcext:value-type="float">
            <text:p>1.46203753602378E+015</text:p>
          </table:table-cell>
          <table:table-cell table:formula="of:=[.A736]-[.A735]"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.46203753602493E+015" calcext:value-type="float">
            <text:p>1.46203753602493E+015</text:p>
          </table:table-cell>
          <table:table-cell table:formula="of:=[.A737]-[.A736]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.46203753602608E+015" calcext:value-type="float">
            <text:p>1.46203753602608E+015</text:p>
          </table:table-cell>
          <table:table-cell table:formula="of:=[.A738]-[.A737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602721E+015" calcext:value-type="float">
            <text:p>1.46203753602721E+015</text:p>
          </table:table-cell>
          <table:table-cell table:formula="of:=[.A739]-[.A738]"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.46203753602833E+015" calcext:value-type="float">
            <text:p>1.46203753602833E+015</text:p>
          </table:table-cell>
          <table:table-cell table:formula="of:=[.A740]-[.A739]"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.46203753602944E+015" calcext:value-type="float">
            <text:p>1.46203753602944E+015</text:p>
          </table:table-cell>
          <table:table-cell table:formula="of:=[.A741]-[.A740]"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.46203753603059E+015" calcext:value-type="float">
            <text:p>1.46203753603059E+015</text:p>
          </table:table-cell>
          <table:table-cell table:formula="of:=[.A742]-[.A741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03175E+015" calcext:value-type="float">
            <text:p>1.46203753603175E+015</text:p>
          </table:table-cell>
          <table:table-cell table:formula="of:=[.A743]-[.A742]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.46203753603287E+015" calcext:value-type="float">
            <text:p>1.46203753603287E+015</text:p>
          </table:table-cell>
          <table:table-cell table:formula="of:=[.A744]-[.A743]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.46203753603405E+015" calcext:value-type="float">
            <text:p>1.46203753603405E+015</text:p>
          </table:table-cell>
          <table:table-cell table:formula="of:=[.A745]-[.A744]"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.46203753603521E+015" calcext:value-type="float">
            <text:p>1.46203753603521E+015</text:p>
          </table:table-cell>
          <table:table-cell table:formula="of:=[.A746]-[.A745]"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.46203753603634E+015" calcext:value-type="float">
            <text:p>1.46203753603634E+015</text:p>
          </table:table-cell>
          <table:table-cell table:formula="of:=[.A747]-[.A746]"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.46203753603749E+015" calcext:value-type="float">
            <text:p>1.46203753603749E+015</text:p>
          </table:table-cell>
          <table:table-cell table:formula="of:=[.A748]-[.A747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603862E+015" calcext:value-type="float">
            <text:p>1.46203753603862E+015</text:p>
          </table:table-cell>
          <table:table-cell table:formula="of:=[.A749]-[.A748]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.46203753603975E+015" calcext:value-type="float">
            <text:p>1.46203753603975E+015</text:p>
          </table:table-cell>
          <table:table-cell table:formula="of:=[.A750]-[.A749]"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.46203753604087E+015" calcext:value-type="float">
            <text:p>1.46203753604087E+015</text:p>
          </table:table-cell>
          <table:table-cell table:formula="of:=[.A751]-[.A750]"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.46203753604204E+015" calcext:value-type="float">
            <text:p>1.46203753604204E+015</text:p>
          </table:table-cell>
          <table:table-cell table:formula="of:=[.A752]-[.A751]"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.46203753604322E+015" calcext:value-type="float">
            <text:p>1.46203753604322E+015</text:p>
          </table:table-cell>
          <table:table-cell table:formula="of:=[.A753]-[.A752]"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.46203753604436E+015" calcext:value-type="float">
            <text:p>1.46203753604436E+015</text:p>
          </table:table-cell>
          <table:table-cell table:formula="of:=[.A754]-[.A753]"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.46203753604551E+015" calcext:value-type="float">
            <text:p>1.46203753604551E+015</text:p>
          </table:table-cell>
          <table:table-cell table:formula="of:=[.A755]-[.A754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604666E+015" calcext:value-type="float">
            <text:p>1.46203753604666E+015</text:p>
          </table:table-cell>
          <table:table-cell table:formula="of:=[.A756]-[.A755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0478E+015" calcext:value-type="float">
            <text:p>1.4620375360478E+015</text:p>
          </table:table-cell>
          <table:table-cell table:formula="of:=[.A757]-[.A756]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.46203753604897E+015" calcext:value-type="float">
            <text:p>1.46203753604897E+015</text:p>
          </table:table-cell>
          <table:table-cell table:formula="of:=[.A758]-[.A757]"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.4620375360501E+015" calcext:value-type="float">
            <text:p>1.4620375360501E+015</text:p>
          </table:table-cell>
          <table:table-cell table:formula="of:=[.A759]-[.A758]"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.46203753605125E+015" calcext:value-type="float">
            <text:p>1.46203753605125E+015</text:p>
          </table:table-cell>
          <table:table-cell table:formula="of:=[.A760]-[.A759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60524E+015" calcext:value-type="float">
            <text:p>1.4620375360524E+015</text:p>
          </table:table-cell>
          <table:table-cell table:formula="of:=[.A761]-[.A760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605354E+015" calcext:value-type="float">
            <text:p>1.46203753605354E+015</text:p>
          </table:table-cell>
          <table:table-cell table:formula="of:=[.A762]-[.A761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605466E+015" calcext:value-type="float">
            <text:p>1.46203753605466E+015</text:p>
          </table:table-cell>
          <table:table-cell table:formula="of:=[.A763]-[.A762]"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.4620375360558E+015" calcext:value-type="float">
            <text:p>1.4620375360558E+015</text:p>
          </table:table-cell>
          <table:table-cell table:formula="of:=[.A764]-[.A763]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.46203753605695E+015" calcext:value-type="float">
            <text:p>1.46203753605695E+015</text:p>
          </table:table-cell>
          <table:table-cell table:formula="of:=[.A765]-[.A764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605808E+015" calcext:value-type="float">
            <text:p>1.46203753605808E+015</text:p>
          </table:table-cell>
          <table:table-cell table:formula="of:=[.A766]-[.A765]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.46203753605922E+015" calcext:value-type="float">
            <text:p>1.46203753605922E+015</text:p>
          </table:table-cell>
          <table:table-cell table:formula="of:=[.A767]-[.A766]"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.46203753606036E+015" calcext:value-type="float">
            <text:p>1.46203753606036E+015</text:p>
          </table:table-cell>
          <table:table-cell table:formula="of:=[.A768]-[.A767]"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.46203753606147E+015" calcext:value-type="float">
            <text:p>1.46203753606147E+015</text:p>
          </table:table-cell>
          <table:table-cell table:formula="of:=[.A769]-[.A768]"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.46203753606263E+015" calcext:value-type="float">
            <text:p>1.46203753606263E+015</text:p>
          </table:table-cell>
          <table:table-cell table:formula="of:=[.A770]-[.A769]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.46203753606377E+015" calcext:value-type="float">
            <text:p>1.46203753606377E+015</text:p>
          </table:table-cell>
          <table:table-cell table:formula="of:=[.A771]-[.A770]"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.46203753606491E+015" calcext:value-type="float">
            <text:p>1.46203753606491E+015</text:p>
          </table:table-cell>
          <table:table-cell table:formula="of:=[.A772]-[.A771]"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.46203753606606E+015" calcext:value-type="float">
            <text:p>1.46203753606606E+015</text:p>
          </table:table-cell>
          <table:table-cell table:formula="of:=[.A773]-[.A772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606721E+015" calcext:value-type="float">
            <text:p>1.46203753606721E+015</text:p>
          </table:table-cell>
          <table:table-cell table:formula="of:=[.A774]-[.A773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606836E+015" calcext:value-type="float">
            <text:p>1.46203753606836E+015</text:p>
          </table:table-cell>
          <table:table-cell table:formula="of:=[.A775]-[.A774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606951E+015" calcext:value-type="float">
            <text:p>1.46203753606951E+015</text:p>
          </table:table-cell>
          <table:table-cell table:formula="of:=[.A776]-[.A775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07066E+015" calcext:value-type="float">
            <text:p>1.46203753607066E+015</text:p>
          </table:table-cell>
          <table:table-cell table:formula="of:=[.A777]-[.A776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607181E+015" calcext:value-type="float">
            <text:p>1.46203753607181E+015</text:p>
          </table:table-cell>
          <table:table-cell table:formula="of:=[.A778]-[.A777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607296E+015" calcext:value-type="float">
            <text:p>1.46203753607296E+015</text:p>
          </table:table-cell>
          <table:table-cell table:formula="of:=[.A779]-[.A778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07409E+015" calcext:value-type="float">
            <text:p>1.46203753607409E+015</text:p>
          </table:table-cell>
          <table:table-cell table:formula="of:=[.A780]-[.A779]"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.46203753607528E+015" calcext:value-type="float">
            <text:p>1.46203753607528E+015</text:p>
          </table:table-cell>
          <table:table-cell table:formula="of:=[.A781]-[.A780]"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.46203753607645E+015" calcext:value-type="float">
            <text:p>1.46203753607645E+015</text:p>
          </table:table-cell>
          <table:table-cell table:formula="of:=[.A782]-[.A781]"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.4620375360776E+015" calcext:value-type="float">
            <text:p>1.4620375360776E+015</text:p>
          </table:table-cell>
          <table:table-cell table:formula="of:=[.A783]-[.A782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607875E+015" calcext:value-type="float">
            <text:p>1.46203753607875E+015</text:p>
          </table:table-cell>
          <table:table-cell table:formula="of:=[.A784]-[.A783]"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.4620375360799E+015" calcext:value-type="float">
            <text:p>1.4620375360799E+015</text:p>
          </table:table-cell>
          <table:table-cell table:formula="of:=[.A785]-[.A784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08105E+015" calcext:value-type="float">
            <text:p>1.46203753608105E+015</text:p>
          </table:table-cell>
          <table:table-cell table:formula="of:=[.A786]-[.A785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0822E+015" calcext:value-type="float">
            <text:p>1.4620375360822E+015</text:p>
          </table:table-cell>
          <table:table-cell table:formula="of:=[.A787]-[.A786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08335E+015" calcext:value-type="float">
            <text:p>1.46203753608335E+015</text:p>
          </table:table-cell>
          <table:table-cell table:formula="of:=[.A788]-[.A787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608448E+015" calcext:value-type="float">
            <text:p>1.46203753608448E+015</text:p>
          </table:table-cell>
          <table:table-cell table:formula="of:=[.A789]-[.A788]"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.46203753608563E+015" calcext:value-type="float">
            <text:p>1.46203753608563E+015</text:p>
          </table:table-cell>
          <table:table-cell table:formula="of:=[.A790]-[.A789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608671E+015" calcext:value-type="float">
            <text:p>1.46203753608671E+015</text:p>
          </table:table-cell>
          <table:table-cell table:formula="of:=[.A791]-[.A790]"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.46203753608783E+015" calcext:value-type="float">
            <text:p>1.46203753608783E+015</text:p>
          </table:table-cell>
          <table:table-cell table:formula="of:=[.A792]-[.A791]"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.46203753608896E+015" calcext:value-type="float">
            <text:p>1.46203753608896E+015</text:p>
          </table:table-cell>
          <table:table-cell table:formula="of:=[.A793]-[.A792]"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.46203753609009E+015" calcext:value-type="float">
            <text:p>1.46203753609009E+015</text:p>
          </table:table-cell>
          <table:table-cell table:formula="of:=[.A794]-[.A793]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.46203753609138E+015" calcext:value-type="float">
            <text:p>1.46203753609138E+015</text:p>
          </table:table-cell>
          <table:table-cell table:formula="of:=[.A795]-[.A794]"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1.46203753609268E+015" calcext:value-type="float">
            <text:p>1.46203753609268E+015</text:p>
          </table:table-cell>
          <table:table-cell table:formula="of:=[.A796]-[.A795]"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.46203753609388E+015" calcext:value-type="float">
            <text:p>1.46203753609388E+015</text:p>
          </table:table-cell>
          <table:table-cell table:formula="of:=[.A797]-[.A796]"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.46203753609504E+015" calcext:value-type="float">
            <text:p>1.46203753609504E+015</text:p>
          </table:table-cell>
          <table:table-cell table:formula="of:=[.A798]-[.A797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609619E+015" calcext:value-type="float">
            <text:p>1.46203753609619E+015</text:p>
          </table:table-cell>
          <table:table-cell table:formula="of:=[.A799]-[.A798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609737E+015" calcext:value-type="float">
            <text:p>1.46203753609737E+015</text:p>
          </table:table-cell>
          <table:table-cell table:formula="of:=[.A800]-[.A799]"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.46203753609856E+015" calcext:value-type="float">
            <text:p>1.46203753609856E+015</text:p>
          </table:table-cell>
          <table:table-cell table:formula="of:=[.A801]-[.A800]"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.46203753609972E+015" calcext:value-type="float">
            <text:p>1.46203753609972E+015</text:p>
          </table:table-cell>
          <table:table-cell table:formula="of:=[.A802]-[.A801]"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.46203753610088E+015" calcext:value-type="float">
            <text:p>1.46203753610088E+015</text:p>
          </table:table-cell>
          <table:table-cell table:formula="of:=[.A803]-[.A802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610203E+015" calcext:value-type="float">
            <text:p>1.46203753610203E+015</text:p>
          </table:table-cell>
          <table:table-cell table:formula="of:=[.A804]-[.A803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610318E+015" calcext:value-type="float">
            <text:p>1.46203753610318E+015</text:p>
          </table:table-cell>
          <table:table-cell table:formula="of:=[.A805]-[.A804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610433E+015" calcext:value-type="float">
            <text:p>1.46203753610433E+015</text:p>
          </table:table-cell>
          <table:table-cell table:formula="of:=[.A806]-[.A805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610548E+015" calcext:value-type="float">
            <text:p>1.46203753610548E+015</text:p>
          </table:table-cell>
          <table:table-cell table:formula="of:=[.A807]-[.A806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610662E+015" calcext:value-type="float">
            <text:p>1.46203753610662E+015</text:p>
          </table:table-cell>
          <table:table-cell table:formula="of:=[.A808]-[.A807]"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.46203753610775E+015" calcext:value-type="float">
            <text:p>1.46203753610775E+015</text:p>
          </table:table-cell>
          <table:table-cell table:formula="of:=[.A809]-[.A808]"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.46203753610888E+015" calcext:value-type="float">
            <text:p>1.46203753610888E+015</text:p>
          </table:table-cell>
          <table:table-cell table:formula="of:=[.A810]-[.A809]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.46203753611002E+015" calcext:value-type="float">
            <text:p>1.46203753611002E+015</text:p>
          </table:table-cell>
          <table:table-cell table:formula="of:=[.A811]-[.A810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11117E+015" calcext:value-type="float">
            <text:p>1.46203753611117E+015</text:p>
          </table:table-cell>
          <table:table-cell table:formula="of:=[.A812]-[.A811]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.46203753611232E+015" calcext:value-type="float">
            <text:p>1.46203753611232E+015</text:p>
          </table:table-cell>
          <table:table-cell table:formula="of:=[.A813]-[.A812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611346E+015" calcext:value-type="float">
            <text:p>1.46203753611346E+015</text:p>
          </table:table-cell>
          <table:table-cell table:formula="of:=[.A814]-[.A813]"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.46203753611464E+015" calcext:value-type="float">
            <text:p>1.46203753611464E+015</text:p>
          </table:table-cell>
          <table:table-cell table:formula="of:=[.A815]-[.A814]"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.46203753611583E+015" calcext:value-type="float">
            <text:p>1.46203753611583E+015</text:p>
          </table:table-cell>
          <table:table-cell table:formula="of:=[.A816]-[.A815]"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.46203753611702E+015" calcext:value-type="float">
            <text:p>1.46203753611702E+015</text:p>
          </table:table-cell>
          <table:table-cell table:formula="of:=[.A817]-[.A816]"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.46203753611819E+015" calcext:value-type="float">
            <text:p>1.46203753611819E+015</text:p>
          </table:table-cell>
          <table:table-cell table:formula="of:=[.A818]-[.A817]"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.46203753611933E+015" calcext:value-type="float">
            <text:p>1.46203753611933E+015</text:p>
          </table:table-cell>
          <table:table-cell table:formula="of:=[.A819]-[.A818]"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.46203753612045E+015" calcext:value-type="float">
            <text:p>1.46203753612045E+015</text:p>
          </table:table-cell>
          <table:table-cell table:formula="of:=[.A820]-[.A819]"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.46203753612161E+015" calcext:value-type="float">
            <text:p>1.46203753612161E+015</text:p>
          </table:table-cell>
          <table:table-cell table:formula="of:=[.A821]-[.A820]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.46203753612276E+015" calcext:value-type="float">
            <text:p>1.46203753612276E+015</text:p>
          </table:table-cell>
          <table:table-cell table:formula="of:=[.A822]-[.A821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612392E+015" calcext:value-type="float">
            <text:p>1.46203753612392E+015</text:p>
          </table:table-cell>
          <table:table-cell table:formula="of:=[.A823]-[.A822]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.46203753612508E+015" calcext:value-type="float">
            <text:p>1.46203753612508E+015</text:p>
          </table:table-cell>
          <table:table-cell table:formula="of:=[.A824]-[.A823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612623E+015" calcext:value-type="float">
            <text:p>1.46203753612623E+015</text:p>
          </table:table-cell>
          <table:table-cell table:formula="of:=[.A825]-[.A824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612739E+015" calcext:value-type="float">
            <text:p>1.46203753612739E+015</text:p>
          </table:table-cell>
          <table:table-cell table:formula="of:=[.A826]-[.A825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612852E+015" calcext:value-type="float">
            <text:p>1.46203753612852E+015</text:p>
          </table:table-cell>
          <table:table-cell table:formula="of:=[.A827]-[.A826]"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.46203753612968E+015" calcext:value-type="float">
            <text:p>1.46203753612968E+015</text:p>
          </table:table-cell>
          <table:table-cell table:formula="of:=[.A828]-[.A827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613083E+015" calcext:value-type="float">
            <text:p>1.46203753613083E+015</text:p>
          </table:table-cell>
          <table:table-cell table:formula="of:=[.A829]-[.A828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613195E+015" calcext:value-type="float">
            <text:p>1.46203753613195E+015</text:p>
          </table:table-cell>
          <table:table-cell table:formula="of:=[.A830]-[.A829]"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.46203753613312E+015" calcext:value-type="float">
            <text:p>1.46203753613312E+015</text:p>
          </table:table-cell>
          <table:table-cell table:formula="of:=[.A831]-[.A830]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.46203753613427E+015" calcext:value-type="float">
            <text:p>1.46203753613427E+015</text:p>
          </table:table-cell>
          <table:table-cell table:formula="of:=[.A832]-[.A831]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.46203753613543E+015" calcext:value-type="float">
            <text:p>1.46203753613543E+015</text:p>
          </table:table-cell>
          <table:table-cell table:formula="of:=[.A833]-[.A832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613658E+015" calcext:value-type="float">
            <text:p>1.46203753613658E+015</text:p>
          </table:table-cell>
          <table:table-cell table:formula="of:=[.A834]-[.A833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613775E+015" calcext:value-type="float">
            <text:p>1.46203753613775E+015</text:p>
          </table:table-cell>
          <table:table-cell table:formula="of:=[.A835]-[.A834]"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.46203753613887E+015" calcext:value-type="float">
            <text:p>1.46203753613887E+015</text:p>
          </table:table-cell>
          <table:table-cell table:formula="of:=[.A836]-[.A835]"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.46203753614001E+015" calcext:value-type="float">
            <text:p>1.46203753614001E+015</text:p>
          </table:table-cell>
          <table:table-cell table:formula="of:=[.A837]-[.A836]"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.46203753614118E+015" calcext:value-type="float">
            <text:p>1.46203753614118E+015</text:p>
          </table:table-cell>
          <table:table-cell table:formula="of:=[.A838]-[.A837]"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.46203753614231E+015" calcext:value-type="float">
            <text:p>1.46203753614231E+015</text:p>
          </table:table-cell>
          <table:table-cell table:formula="of:=[.A839]-[.A838]"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.46203753614343E+015" calcext:value-type="float">
            <text:p>1.46203753614343E+015</text:p>
          </table:table-cell>
          <table:table-cell table:formula="of:=[.A840]-[.A839]"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.46203753614458E+015" calcext:value-type="float">
            <text:p>1.46203753614458E+015</text:p>
          </table:table-cell>
          <table:table-cell table:formula="of:=[.A841]-[.A840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14573E+015" calcext:value-type="float">
            <text:p>1.46203753614573E+015</text:p>
          </table:table-cell>
          <table:table-cell table:formula="of:=[.A842]-[.A841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614687E+015" calcext:value-type="float">
            <text:p>1.46203753614687E+015</text:p>
          </table:table-cell>
          <table:table-cell table:formula="of:=[.A843]-[.A842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14802E+015" calcext:value-type="float">
            <text:p>1.46203753614802E+015</text:p>
          </table:table-cell>
          <table:table-cell table:formula="of:=[.A844]-[.A843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614917E+015" calcext:value-type="float">
            <text:p>1.46203753614917E+015</text:p>
          </table:table-cell>
          <table:table-cell table:formula="of:=[.A845]-[.A844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615032E+015" calcext:value-type="float">
            <text:p>1.46203753615032E+015</text:p>
          </table:table-cell>
          <table:table-cell table:formula="of:=[.A846]-[.A845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615147E+015" calcext:value-type="float">
            <text:p>1.46203753615147E+015</text:p>
          </table:table-cell>
          <table:table-cell table:formula="of:=[.A847]-[.A846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615262E+015" calcext:value-type="float">
            <text:p>1.46203753615262E+015</text:p>
          </table:table-cell>
          <table:table-cell table:formula="of:=[.A848]-[.A847]"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.46203753615384E+015" calcext:value-type="float">
            <text:p>1.46203753615384E+015</text:p>
          </table:table-cell>
          <table:table-cell table:formula="of:=[.A849]-[.A848]"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.46203753615507E+015" calcext:value-type="float">
            <text:p>1.46203753615507E+015</text:p>
          </table:table-cell>
          <table:table-cell table:formula="of:=[.A850]-[.A849]"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1.46203753615621E+015" calcext:value-type="float">
            <text:p>1.46203753615621E+015</text:p>
          </table:table-cell>
          <table:table-cell table:formula="of:=[.A851]-[.A850]"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.46203753615737E+015" calcext:value-type="float">
            <text:p>1.46203753615737E+015</text:p>
          </table:table-cell>
          <table:table-cell table:formula="of:=[.A852]-[.A851]"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.46203753615862E+015" calcext:value-type="float">
            <text:p>1.46203753615862E+015</text:p>
          </table:table-cell>
          <table:table-cell table:formula="of:=[.A853]-[.A852]"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1.46203753615978E+015" calcext:value-type="float">
            <text:p>1.46203753615978E+015</text:p>
          </table:table-cell>
          <table:table-cell table:formula="of:=[.A854]-[.A853]"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.46203753616098E+015" calcext:value-type="float">
            <text:p>1.46203753616098E+015</text:p>
          </table:table-cell>
          <table:table-cell table:formula="of:=[.A855]-[.A854]"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.46203753616216E+015" calcext:value-type="float">
            <text:p>1.46203753616216E+015</text:p>
          </table:table-cell>
          <table:table-cell table:formula="of:=[.A856]-[.A855]"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.46203753616335E+015" calcext:value-type="float">
            <text:p>1.46203753616335E+015</text:p>
          </table:table-cell>
          <table:table-cell table:formula="of:=[.A857]-[.A856]"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.4620375361645E+015" calcext:value-type="float">
            <text:p>1.4620375361645E+015</text:p>
          </table:table-cell>
          <table:table-cell table:formula="of:=[.A858]-[.A857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16568E+015" calcext:value-type="float">
            <text:p>1.46203753616568E+015</text:p>
          </table:table-cell>
          <table:table-cell table:formula="of:=[.A859]-[.A858]"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.46203753616685E+015" calcext:value-type="float">
            <text:p>1.46203753616685E+015</text:p>
          </table:table-cell>
          <table:table-cell table:formula="of:=[.A860]-[.A859]"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.46203753616801E+015" calcext:value-type="float">
            <text:p>1.46203753616801E+015</text:p>
          </table:table-cell>
          <table:table-cell table:formula="of:=[.A861]-[.A860]"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.46203753616917E+015" calcext:value-type="float">
            <text:p>1.46203753616917E+015</text:p>
          </table:table-cell>
          <table:table-cell table:formula="of:=[.A862]-[.A861]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.46203753617033E+015" calcext:value-type="float">
            <text:p>1.46203753617033E+015</text:p>
          </table:table-cell>
          <table:table-cell table:formula="of:=[.A863]-[.A862]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.46203753617149E+015" calcext:value-type="float">
            <text:p>1.46203753617149E+015</text:p>
          </table:table-cell>
          <table:table-cell table:formula="of:=[.A864]-[.A863]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.46203753617265E+015" calcext:value-type="float">
            <text:p>1.46203753617265E+015</text:p>
          </table:table-cell>
          <table:table-cell table:formula="of:=[.A865]-[.A864]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.46203753617384E+015" calcext:value-type="float">
            <text:p>1.46203753617384E+015</text:p>
          </table:table-cell>
          <table:table-cell table:formula="of:=[.A866]-[.A865]"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.46203753617497E+015" calcext:value-type="float">
            <text:p>1.46203753617497E+015</text:p>
          </table:table-cell>
          <table:table-cell table:formula="of:=[.A867]-[.A866]"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.46203753617616E+015" calcext:value-type="float">
            <text:p>1.46203753617616E+015</text:p>
          </table:table-cell>
          <table:table-cell table:formula="of:=[.A868]-[.A867]"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.46203753617734E+015" calcext:value-type="float">
            <text:p>1.46203753617734E+015</text:p>
          </table:table-cell>
          <table:table-cell table:formula="of:=[.A869]-[.A868]"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.4620375361785E+015" calcext:value-type="float">
            <text:p>1.4620375361785E+015</text:p>
          </table:table-cell>
          <table:table-cell table:formula="of:=[.A870]-[.A869]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.46203753617968E+015" calcext:value-type="float">
            <text:p>1.46203753617968E+015</text:p>
          </table:table-cell>
          <table:table-cell table:formula="of:=[.A871]-[.A870]"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.46203753618083E+015" calcext:value-type="float">
            <text:p>1.46203753618083E+015</text:p>
          </table:table-cell>
          <table:table-cell table:formula="of:=[.A872]-[.A871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18197E+015" calcext:value-type="float">
            <text:p>1.46203753618197E+015</text:p>
          </table:table-cell>
          <table:table-cell table:formula="of:=[.A873]-[.A872]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.46203753618314E+015" calcext:value-type="float">
            <text:p>1.46203753618314E+015</text:p>
          </table:table-cell>
          <table:table-cell table:formula="of:=[.A874]-[.A873]"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.46203753618429E+015" calcext:value-type="float">
            <text:p>1.46203753618429E+015</text:p>
          </table:table-cell>
          <table:table-cell table:formula="of:=[.A875]-[.A874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618543E+015" calcext:value-type="float">
            <text:p>1.46203753618543E+015</text:p>
          </table:table-cell>
          <table:table-cell table:formula="of:=[.A876]-[.A875]"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.46203753618659E+015" calcext:value-type="float">
            <text:p>1.46203753618659E+015</text:p>
          </table:table-cell>
          <table:table-cell table:formula="of:=[.A877]-[.A876]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.46203753618774E+015" calcext:value-type="float">
            <text:p>1.46203753618774E+015</text:p>
          </table:table-cell>
          <table:table-cell table:formula="of:=[.A878]-[.A877]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.46203753618889E+015" calcext:value-type="float">
            <text:p>1.46203753618889E+015</text:p>
          </table:table-cell>
          <table:table-cell table:formula="of:=[.A879]-[.A878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619001E+015" calcext:value-type="float">
            <text:p>1.46203753619001E+015</text:p>
          </table:table-cell>
          <table:table-cell table:formula="of:=[.A880]-[.A879]"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.46203753619113E+015" calcext:value-type="float">
            <text:p>1.46203753619113E+015</text:p>
          </table:table-cell>
          <table:table-cell table:formula="of:=[.A881]-[.A880]"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.46203753619231E+015" calcext:value-type="float">
            <text:p>1.46203753619231E+015</text:p>
          </table:table-cell>
          <table:table-cell table:formula="of:=[.A882]-[.A881]"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.46203753619349E+015" calcext:value-type="float">
            <text:p>1.46203753619349E+015</text:p>
          </table:table-cell>
          <table:table-cell table:formula="of:=[.A883]-[.A882]"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.46203753619465E+015" calcext:value-type="float">
            <text:p>1.46203753619465E+015</text:p>
          </table:table-cell>
          <table:table-cell table:formula="of:=[.A884]-[.A883]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.46203753619579E+015" calcext:value-type="float">
            <text:p>1.46203753619579E+015</text:p>
          </table:table-cell>
          <table:table-cell table:formula="of:=[.A885]-[.A884]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.46203753619694E+015" calcext:value-type="float">
            <text:p>1.46203753619694E+015</text:p>
          </table:table-cell>
          <table:table-cell table:formula="of:=[.A886]-[.A885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619809E+015" calcext:value-type="float">
            <text:p>1.46203753619809E+015</text:p>
          </table:table-cell>
          <table:table-cell table:formula="of:=[.A887]-[.A886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619925E+015" calcext:value-type="float">
            <text:p>1.46203753619925E+015</text:p>
          </table:table-cell>
          <table:table-cell table:formula="of:=[.A888]-[.A887]"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.4620375362004E+015" calcext:value-type="float">
            <text:p>1.4620375362004E+015</text:p>
          </table:table-cell>
          <table:table-cell table:formula="of:=[.A889]-[.A888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620154E+015" calcext:value-type="float">
            <text:p>1.46203753620154E+015</text:p>
          </table:table-cell>
          <table:table-cell table:formula="of:=[.A890]-[.A889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620269E+015" calcext:value-type="float">
            <text:p>1.46203753620269E+015</text:p>
          </table:table-cell>
          <table:table-cell table:formula="of:=[.A891]-[.A890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620384E+015" calcext:value-type="float">
            <text:p>1.46203753620384E+015</text:p>
          </table:table-cell>
          <table:table-cell table:formula="of:=[.A892]-[.A891]"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.462037536205E+015" calcext:value-type="float">
            <text:p>1.462037536205E+015</text:p>
          </table:table-cell>
          <table:table-cell table:formula="of:=[.A893]-[.A892]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.46203753620617E+015" calcext:value-type="float">
            <text:p>1.46203753620617E+015</text:p>
          </table:table-cell>
          <table:table-cell table:formula="of:=[.A894]-[.A893]"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.46203753620729E+015" calcext:value-type="float">
            <text:p>1.46203753620729E+015</text:p>
          </table:table-cell>
          <table:table-cell table:formula="of:=[.A895]-[.A894]"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.4620375362084E+015" calcext:value-type="float">
            <text:p>1.4620375362084E+015</text:p>
          </table:table-cell>
          <table:table-cell table:formula="of:=[.A896]-[.A895]"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.46203753620954E+015" calcext:value-type="float">
            <text:p>1.46203753620954E+015</text:p>
          </table:table-cell>
          <table:table-cell table:formula="of:=[.A897]-[.A896]"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.46203753621066E+015" calcext:value-type="float">
            <text:p>1.46203753621066E+015</text:p>
          </table:table-cell>
          <table:table-cell table:formula="of:=[.A898]-[.A897]"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.46203753621178E+015" calcext:value-type="float">
            <text:p>1.46203753621178E+015</text:p>
          </table:table-cell>
          <table:table-cell table:formula="of:=[.A899]-[.A898]"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.46203753621291E+015" calcext:value-type="float">
            <text:p>1.46203753621291E+015</text:p>
          </table:table-cell>
          <table:table-cell table:formula="of:=[.A900]-[.A899]"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.46203753621403E+015" calcext:value-type="float">
            <text:p>1.46203753621403E+015</text:p>
          </table:table-cell>
          <table:table-cell table:formula="of:=[.A901]-[.A900]"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.46203753621522E+015" calcext:value-type="float">
            <text:p>1.46203753621522E+015</text:p>
          </table:table-cell>
          <table:table-cell table:formula="of:=[.A902]-[.A901]"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.46203753621639E+015" calcext:value-type="float">
            <text:p>1.46203753621639E+015</text:p>
          </table:table-cell>
          <table:table-cell table:formula="of:=[.A903]-[.A902]"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.46203753621756E+015" calcext:value-type="float">
            <text:p>1.46203753621756E+015</text:p>
          </table:table-cell>
          <table:table-cell table:formula="of:=[.A904]-[.A903]"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.46203753621871E+015" calcext:value-type="float">
            <text:p>1.46203753621871E+015</text:p>
          </table:table-cell>
          <table:table-cell table:formula="of:=[.A905]-[.A904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621986E+015" calcext:value-type="float">
            <text:p>1.46203753621986E+015</text:p>
          </table:table-cell>
          <table:table-cell table:formula="of:=[.A906]-[.A905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22101E+015" calcext:value-type="float">
            <text:p>1.46203753622101E+015</text:p>
          </table:table-cell>
          <table:table-cell table:formula="of:=[.A907]-[.A906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622216E+015" calcext:value-type="float">
            <text:p>1.46203753622216E+015</text:p>
          </table:table-cell>
          <table:table-cell table:formula="of:=[.A908]-[.A907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22328E+015" calcext:value-type="float">
            <text:p>1.46203753622328E+015</text:p>
          </table:table-cell>
          <table:table-cell table:formula="of:=[.A909]-[.A908]"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.46203753622442E+015" calcext:value-type="float">
            <text:p>1.46203753622442E+015</text:p>
          </table:table-cell>
          <table:table-cell table:formula="of:=[.A910]-[.A909]"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.46203753622554E+015" calcext:value-type="float">
            <text:p>1.46203753622554E+015</text:p>
          </table:table-cell>
          <table:table-cell table:formula="of:=[.A911]-[.A910]"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.46203753622667E+015" calcext:value-type="float">
            <text:p>1.46203753622667E+015</text:p>
          </table:table-cell>
          <table:table-cell table:formula="of:=[.A912]-[.A911]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.46203753622781E+015" calcext:value-type="float">
            <text:p>1.46203753622781E+015</text:p>
          </table:table-cell>
          <table:table-cell table:formula="of:=[.A913]-[.A912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622896E+015" calcext:value-type="float">
            <text:p>1.46203753622896E+015</text:p>
          </table:table-cell>
          <table:table-cell table:formula="of:=[.A914]-[.A913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623011E+015" calcext:value-type="float">
            <text:p>1.46203753623011E+015</text:p>
          </table:table-cell>
          <table:table-cell table:formula="of:=[.A915]-[.A914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623127E+015" calcext:value-type="float">
            <text:p>1.46203753623127E+015</text:p>
          </table:table-cell>
          <table:table-cell table:formula="of:=[.A916]-[.A915]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.46203753623242E+015" calcext:value-type="float">
            <text:p>1.46203753623242E+015</text:p>
          </table:table-cell>
          <table:table-cell table:formula="of:=[.A917]-[.A916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23356E+015" calcext:value-type="float">
            <text:p>1.46203753623356E+015</text:p>
          </table:table-cell>
          <table:table-cell table:formula="of:=[.A918]-[.A917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623472E+015" calcext:value-type="float">
            <text:p>1.46203753623472E+015</text:p>
          </table:table-cell>
          <table:table-cell table:formula="of:=[.A919]-[.A918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623586E+015" calcext:value-type="float">
            <text:p>1.46203753623586E+015</text:p>
          </table:table-cell>
          <table:table-cell table:formula="of:=[.A920]-[.A919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623701E+015" calcext:value-type="float">
            <text:p>1.46203753623701E+015</text:p>
          </table:table-cell>
          <table:table-cell table:formula="of:=[.A921]-[.A920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23816E+015" calcext:value-type="float">
            <text:p>1.46203753623816E+015</text:p>
          </table:table-cell>
          <table:table-cell table:formula="of:=[.A922]-[.A921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23931E+015" calcext:value-type="float">
            <text:p>1.46203753623931E+015</text:p>
          </table:table-cell>
          <table:table-cell table:formula="of:=[.A923]-[.A922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624045E+015" calcext:value-type="float">
            <text:p>1.46203753624045E+015</text:p>
          </table:table-cell>
          <table:table-cell table:formula="of:=[.A924]-[.A923]"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.46203753624159E+015" calcext:value-type="float">
            <text:p>1.46203753624159E+015</text:p>
          </table:table-cell>
          <table:table-cell table:formula="of:=[.A925]-[.A924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624272E+015" calcext:value-type="float">
            <text:p>1.46203753624272E+015</text:p>
          </table:table-cell>
          <table:table-cell table:formula="of:=[.A926]-[.A925]"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.46203753624385E+015" calcext:value-type="float">
            <text:p>1.46203753624385E+015</text:p>
          </table:table-cell>
          <table:table-cell table:formula="of:=[.A927]-[.A926]"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.46203753624498E+015" calcext:value-type="float">
            <text:p>1.46203753624498E+015</text:p>
          </table:table-cell>
          <table:table-cell table:formula="of:=[.A928]-[.A927]"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.46203753624612E+015" calcext:value-type="float">
            <text:p>1.46203753624612E+015</text:p>
          </table:table-cell>
          <table:table-cell table:formula="of:=[.A929]-[.A928]"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.46203753624731E+015" calcext:value-type="float">
            <text:p>1.46203753624731E+015</text:p>
          </table:table-cell>
          <table:table-cell table:formula="of:=[.A930]-[.A929]"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.46203753624847E+015" calcext:value-type="float">
            <text:p>1.46203753624847E+015</text:p>
          </table:table-cell>
          <table:table-cell table:formula="of:=[.A931]-[.A930]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.46203753624963E+015" calcext:value-type="float">
            <text:p>1.46203753624963E+015</text:p>
          </table:table-cell>
          <table:table-cell table:formula="of:=[.A932]-[.A931]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.46203753625075E+015" calcext:value-type="float">
            <text:p>1.46203753625075E+015</text:p>
          </table:table-cell>
          <table:table-cell table:formula="of:=[.A933]-[.A932]"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.4620375362519E+015" calcext:value-type="float">
            <text:p>1.4620375362519E+015</text:p>
          </table:table-cell>
          <table:table-cell table:formula="of:=[.A934]-[.A933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625305E+015" calcext:value-type="float">
            <text:p>1.46203753625305E+015</text:p>
          </table:table-cell>
          <table:table-cell table:formula="of:=[.A935]-[.A934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2542E+015" calcext:value-type="float">
            <text:p>1.4620375362542E+015</text:p>
          </table:table-cell>
          <table:table-cell table:formula="of:=[.A936]-[.A935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.46203753625532E+015" calcext:value-type="float">
            <text:p>1.46203753625532E+015</text:p>
          </table:table-cell>
          <table:table-cell table:formula="of:=[.A937]-[.A936]"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.46203753625645E+015" calcext:value-type="float">
            <text:p>1.46203753625645E+015</text:p>
          </table:table-cell>
          <table:table-cell table:formula="of:=[.A938]-[.A937]"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.46203753625756E+015" calcext:value-type="float">
            <text:p>1.46203753625756E+015</text:p>
          </table:table-cell>
          <table:table-cell table:formula="of:=[.A939]-[.A938]"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.46203753625875E+015" calcext:value-type="float">
            <text:p>1.46203753625875E+015</text:p>
          </table:table-cell>
          <table:table-cell table:formula="of:=[.A940]-[.A939]"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.46203753625993E+015" calcext:value-type="float">
            <text:p>1.46203753625993E+015</text:p>
          </table:table-cell>
          <table:table-cell table:formula="of:=[.A941]-[.A94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.46203753626109E+015" calcext:value-type="float">
            <text:p>1.46203753626109E+015</text:p>
          </table:table-cell>
          <table:table-cell table:formula="of:=[.A942]-[.A941]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.46203753626224E+015" calcext:value-type="float">
            <text:p>1.46203753626224E+015</text:p>
          </table:table-cell>
          <table:table-cell table:formula="of:=[.A943]-[.A942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626339E+015" calcext:value-type="float">
            <text:p>1.46203753626339E+015</text:p>
          </table:table-cell>
          <table:table-cell table:formula="of:=[.A944]-[.A943]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.46203753626455E+015" calcext:value-type="float">
            <text:p>1.46203753626455E+015</text:p>
          </table:table-cell>
          <table:table-cell table:formula="of:=[.A945]-[.A944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62657E+015" calcext:value-type="float">
            <text:p>1.4620375362657E+015</text:p>
          </table:table-cell>
          <table:table-cell table:formula="of:=[.A946]-[.A945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626685E+015" calcext:value-type="float">
            <text:p>1.46203753626685E+015</text:p>
          </table:table-cell>
          <table:table-cell table:formula="of:=[.A947]-[.A946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.462037536268E+015" calcext:value-type="float">
            <text:p>1.462037536268E+015</text:p>
          </table:table-cell>
          <table:table-cell table:formula="of:=[.A948]-[.A947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626916E+015" calcext:value-type="float">
            <text:p>1.46203753626916E+015</text:p>
          </table:table-cell>
          <table:table-cell table:formula="of:=[.A949]-[.A948]"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.46203753627029E+015" calcext:value-type="float">
            <text:p>1.46203753627029E+015</text:p>
          </table:table-cell>
          <table:table-cell table:formula="of:=[.A950]-[.A949]"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.46203753627141E+015" calcext:value-type="float">
            <text:p>1.46203753627141E+015</text:p>
          </table:table-cell>
          <table:table-cell table:formula="of:=[.A951]-[.A950]"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.46203753627254E+015" calcext:value-type="float">
            <text:p>1.46203753627254E+015</text:p>
          </table:table-cell>
          <table:table-cell table:formula="of:=[.A952]-[.A951]"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.46203753627392E+015" calcext:value-type="float">
            <text:p>1.46203753627392E+015</text:p>
          </table:table-cell>
          <table:table-cell table:formula="of:=[.A953]-[.A952]"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1.46203753627504E+015" calcext:value-type="float">
            <text:p>1.46203753627504E+015</text:p>
          </table:table-cell>
          <table:table-cell table:formula="of:=[.A954]-[.A953]"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.4620375362762E+015" calcext:value-type="float">
            <text:p>1.4620375362762E+015</text:p>
          </table:table-cell>
          <table:table-cell table:formula="of:=[.A955]-[.A954]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.46203753627734E+015" calcext:value-type="float">
            <text:p>1.46203753627734E+015</text:p>
          </table:table-cell>
          <table:table-cell table:formula="of:=[.A956]-[.A955]"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.46203753627848E+015" calcext:value-type="float">
            <text:p>1.46203753627848E+015</text:p>
          </table:table-cell>
          <table:table-cell table:formula="of:=[.A957]-[.A956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627967E+015" calcext:value-type="float">
            <text:p>1.46203753627967E+015</text:p>
          </table:table-cell>
          <table:table-cell table:formula="of:=[.A958]-[.A95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.46203753628077E+015" calcext:value-type="float">
            <text:p>1.46203753628077E+015</text:p>
          </table:table-cell>
          <table:table-cell table:formula="of:=[.A959]-[.A958]"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.46203753628191E+015" calcext:value-type="float">
            <text:p>1.46203753628191E+015</text:p>
          </table:table-cell>
          <table:table-cell table:formula="of:=[.A960]-[.A959]"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.46203753628309E+015" calcext:value-type="float">
            <text:p>1.46203753628309E+015</text:p>
          </table:table-cell>
          <table:table-cell table:formula="of:=[.A961]-[.A960]"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1.46203753628425E+015" calcext:value-type="float">
            <text:p>1.46203753628425E+015</text:p>
          </table:table-cell>
          <table:table-cell table:formula="of:=[.A962]-[.A961]"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.46203753628541E+015" calcext:value-type="float">
            <text:p>1.46203753628541E+015</text:p>
          </table:table-cell>
          <table:table-cell table:formula="of:=[.A963]-[.A962]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.46203753628657E+015" calcext:value-type="float">
            <text:p>1.46203753628657E+015</text:p>
          </table:table-cell>
          <table:table-cell table:formula="of:=[.A964]-[.A963]"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.46203753628774E+015" calcext:value-type="float">
            <text:p>1.46203753628774E+015</text:p>
          </table:table-cell>
          <table:table-cell table:formula="of:=[.A965]-[.A964]"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.46203753628889E+015" calcext:value-type="float">
            <text:p>1.46203753628889E+015</text:p>
          </table:table-cell>
          <table:table-cell table:formula="of:=[.A966]-[.A965]"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.46203753629003E+015" calcext:value-type="float">
            <text:p>1.46203753629003E+015</text:p>
          </table:table-cell>
          <table:table-cell table:formula="of:=[.A967]-[.A966]"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.46203753629121E+015" calcext:value-type="float">
            <text:p>1.46203753629121E+015</text:p>
          </table:table-cell>
          <table:table-cell table:formula="of:=[.A968]-[.A967]"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.46203753629237E+015" calcext:value-type="float">
            <text:p>1.46203753629237E+015</text:p>
          </table:table-cell>
          <table:table-cell table:formula="of:=[.A969]-[.A968]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.46203753629352E+015" calcext:value-type="float">
            <text:p>1.46203753629352E+015</text:p>
          </table:table-cell>
          <table:table-cell table:formula="of:=[.A970]-[.A969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629467E+015" calcext:value-type="float">
            <text:p>1.46203753629467E+015</text:p>
          </table:table-cell>
          <table:table-cell table:formula="of:=[.A971]-[.A970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629582E+015" calcext:value-type="float">
            <text:p>1.46203753629582E+015</text:p>
          </table:table-cell>
          <table:table-cell table:formula="of:=[.A972]-[.A971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629697E+015" calcext:value-type="float">
            <text:p>1.46203753629697E+015</text:p>
          </table:table-cell>
          <table:table-cell table:formula="of:=[.A973]-[.A972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29812E+015" calcext:value-type="float">
            <text:p>1.46203753629812E+015</text:p>
          </table:table-cell>
          <table:table-cell table:formula="of:=[.A974]-[.A973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629927E+015" calcext:value-type="float">
            <text:p>1.46203753629927E+015</text:p>
          </table:table-cell>
          <table:table-cell table:formula="of:=[.A975]-[.A974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630042E+015" calcext:value-type="float">
            <text:p>1.46203753630042E+015</text:p>
          </table:table-cell>
          <table:table-cell table:formula="of:=[.A976]-[.A975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30157E+015" calcext:value-type="float">
            <text:p>1.46203753630157E+015</text:p>
          </table:table-cell>
          <table:table-cell table:formula="of:=[.A977]-[.A976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630269E+015" calcext:value-type="float">
            <text:p>1.46203753630269E+015</text:p>
          </table:table-cell>
          <table:table-cell table:formula="of:=[.A978]-[.A977]"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.46203753630381E+015" calcext:value-type="float">
            <text:p>1.46203753630381E+015</text:p>
          </table:table-cell>
          <table:table-cell table:formula="of:=[.A979]-[.A978]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.46203753630493E+015" calcext:value-type="float">
            <text:p>1.46203753630493E+015</text:p>
          </table:table-cell>
          <table:table-cell table:formula="of:=[.A980]-[.A979]"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.46203753630604E+015" calcext:value-type="float">
            <text:p>1.46203753630604E+015</text:p>
          </table:table-cell>
          <table:table-cell table:formula="of:=[.A981]-[.A980]"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.46203753630723E+015" calcext:value-type="float">
            <text:p>1.46203753630723E+015</text:p>
          </table:table-cell>
          <table:table-cell table:formula="of:=[.A982]-[.A981]"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.46203753630837E+015" calcext:value-type="float">
            <text:p>1.46203753630837E+015</text:p>
          </table:table-cell>
          <table:table-cell table:formula="of:=[.A983]-[.A982]"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.46203753630954E+015" calcext:value-type="float">
            <text:p>1.46203753630954E+015</text:p>
          </table:table-cell>
          <table:table-cell table:formula="of:=[.A984]-[.A983]"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.46203753631073E+015" calcext:value-type="float">
            <text:p>1.46203753631073E+015</text:p>
          </table:table-cell>
          <table:table-cell table:formula="of:=[.A985]-[.A984]"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.46203753631188E+015" calcext:value-type="float">
            <text:p>1.46203753631188E+015</text:p>
          </table:table-cell>
          <table:table-cell table:formula="of:=[.A986]-[.A985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631303E+015" calcext:value-type="float">
            <text:p>1.46203753631303E+015</text:p>
          </table:table-cell>
          <table:table-cell table:formula="of:=[.A987]-[.A986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631418E+015" calcext:value-type="float">
            <text:p>1.46203753631418E+015</text:p>
          </table:table-cell>
          <table:table-cell table:formula="of:=[.A988]-[.A987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31534E+015" calcext:value-type="float">
            <text:p>1.46203753631534E+015</text:p>
          </table:table-cell>
          <table:table-cell table:formula="of:=[.A989]-[.A988]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.46203753631649E+015" calcext:value-type="float">
            <text:p>1.46203753631649E+015</text:p>
          </table:table-cell>
          <table:table-cell table:formula="of:=[.A990]-[.A989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631764E+015" calcext:value-type="float">
            <text:p>1.46203753631764E+015</text:p>
          </table:table-cell>
          <table:table-cell table:formula="of:=[.A991]-[.A990]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.46203753631879E+015" calcext:value-type="float">
            <text:p>1.46203753631879E+015</text:p>
          </table:table-cell>
          <table:table-cell table:formula="of:=[.A992]-[.A991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631993E+015" calcext:value-type="float">
            <text:p>1.46203753631993E+015</text:p>
          </table:table-cell>
          <table:table-cell table:formula="of:=[.A993]-[.A992]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.46203753632108E+015" calcext:value-type="float">
            <text:p>1.46203753632108E+015</text:p>
          </table:table-cell>
          <table:table-cell table:formula="of:=[.A994]-[.A993]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.46203753632223E+015" calcext:value-type="float">
            <text:p>1.46203753632223E+015</text:p>
          </table:table-cell>
          <table:table-cell table:formula="of:=[.A995]-[.A994]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.46203753632331E+015" calcext:value-type="float">
            <text:p>1.46203753632331E+015</text:p>
          </table:table-cell>
          <table:table-cell table:formula="of:=[.A996]-[.A995]"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.46203753632447E+015" calcext:value-type="float">
            <text:p>1.46203753632447E+015</text:p>
          </table:table-cell>
          <table:table-cell table:formula="of:=[.A997]-[.A996]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.46203753632559E+015" calcext:value-type="float">
            <text:p>1.46203753632559E+015</text:p>
          </table:table-cell>
          <table:table-cell table:formula="of:=[.A998]-[.A997]"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.46203753632673E+015" calcext:value-type="float">
            <text:p>1.46203753632673E+015</text:p>
          </table:table-cell>
          <table:table-cell table:formula="of:=[.A999]-[.A998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632788E+015" calcext:value-type="float">
            <text:p>1.46203753632788E+015</text:p>
          </table:table-cell>
          <table:table-cell table:formula="of:=[.A1000]-[.A999]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.46203753632903E+015" calcext:value-type="float">
            <text:p>1.46203753632903E+015</text:p>
          </table:table-cell>
          <table:table-cell table:formula="of:=[.A1001]-[.A1000]" office:value-type="float" office:value="1148" calcext:value-type="float">
            <text:p>1148</text:p>
          </table:table-cell>
        </table:table-row>
      </table:table>
      <table:table table:name="Sheet1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20:25:38.501927936</meta:creation-date>
    <dc:date>2016-04-30T20:38:31.644209703</dc:date>
    <meta:editing-duration>PT12M53S</meta:editing-duration>
    <meta:editing-cycles>2</meta:editing-cycles>
    <meta:generator>LibreOffice/5.0.5.2$Linux_X86_64 LibreOffice_project/00m0$Build-2</meta:generator>
    <meta:document-statistic meta:table-count="3" meta:cell-count="40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029cm" svg:height="9.536cm" xlink:href=".." xlink:type="simple" chart:class="chart:bar" chart:style-name="ch1">
        <chart:legend chart:legend-position="end" svg:x="34.766cm" svg:y="4.469cm" style:legend-expansion="high" chart:style-name="ch2"/>
        <chart:plot-area chart:style-name="ch3" table:cell-range-address="myfile.B2:myfile.B1001" svg:x="0.74cm" svg:y="0.19cm" svg:width="33.286cm" svg:height="9.156cm">
          <chartooo:coordinate-region svg:x="1.732cm" svg:y="0.19cm" svg:width="32.294cm" svg:height="8.0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yfile.B2:myfile.B1001" chart:class="chart:ba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7">
                <text:p>177</text:p>
                <draw:g>
                  <svg:desc>myfile.B2:myfile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898cm" svg:height="7.917cm" xlink:href=".." xlink:type="simple" chart:class="chart:bar" chart:style-name="ch1">
        <chart:legend chart:legend-position="end" svg:x="24.635cm" svg:y="3.659cm" style:legend-expansion="high" chart:style-name="ch2"/>
        <chart:plot-area chart:style-name="ch3" table:cell-range-address="myfile_2.B2:myfile_2.B1001" svg:x="0.537cm" svg:y="0.158cm" svg:width="23.561cm" svg:height="7.601cm">
          <chartooo:coordinate-region svg:x="1.529cm" svg:y="0.158cm" svg:width="22.569cm" svg:height="6.4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yfile_2.B2:myfile_2.B1001" chart:class="chart:ba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9">
                <text:p>1189</text:p>
                <draw:g>
                  <svg:desc>myfile_2.B2:myfile_2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48">
                <text:p>11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